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11.81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2.889cm"/>
    </style:style>
    <style:style style:name="co6" style:family="table-column">
      <style:table-column-properties fo:break-before="auto" style:column-width="8.396cm"/>
    </style:style>
    <style:style style:name="co7" style:family="table-column">
      <style:table-column-properties fo:break-before="auto" style:column-width="6.1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emcoContact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Extended tex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olang map 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edical: </text:p>
          </table:table-cell>
          <table:table-cell table:number-columns-repeated="3"/>
          <table:table-cell table:formula="of:=IF([.B2] &gt; &quot;&quot;;[.A2]&amp;&quot;:{&quot;&amp;[.D2]&amp;&quot;,&quot;&quot;&quot;&amp;[.B2]&amp;&quot;&quot;&quot;},&quot;;&quot;// &quot; &amp;[.A2])" office:value-type="string" office:string-value="// Medical: " calcext:value-type="string">
            <text:p>// Medical: 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Emerg-Personal Emergency-# </text:p>
          </table:table-cell>
          <table:table-cell office:value-type="float" office:value="1" calcext:value-type="float">
            <text:p>1</text:p>
          </table:table-cell>
          <table:table-cell table:formula="of:=IF([.B3] &gt; &quot;&quot;;[.A3]&amp;&quot;:{&quot;&amp;[.D3]&amp;&quot;,&quot;&quot;&quot;&amp;[.B3]&amp;&quot;&quot;&quot;},&quot;;&quot;// &quot; &amp;[.A3])" office:value-type="string" office:string-value="100:{1,&quot;Medical &quot;}," calcext:value-type="string">
            <text:p>100:{1,"Medical "},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ndant Transmitter </text:p>
          </table:table-cell>
          <table:table-cell office:value-type="string" calcext:value-type="string">
            <text:p>Emerg-Personal Emergency-# </text:p>
          </table:table-cell>
          <table:table-cell office:value-type="float" office:value="1" calcext:value-type="float">
            <text:p>1</text:p>
          </table:table-cell>
          <table:table-cell table:formula="of:=IF([.B4] &gt; &quot;&quot;;[.A4]&amp;&quot;:{&quot;&amp;[.D4]&amp;&quot;,&quot;&quot;&quot;&amp;[.B4]&amp;&quot;&quot;&quot;},&quot;;&quot;// &quot; &amp;[.A4])" office:value-type="string" office:string-value="101:{1,&quot;Pendant Transmitter &quot;}," calcext:value-type="string">
            <text:p>101:{1,"Pendant Transmitter "},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il to report in </text:p>
          </table:table-cell>
          <table:table-cell office:value-type="string" calcext:value-type="string">
            <text:p>Emerg-Fail to check in-# </text:p>
          </table:table-cell>
          <table:table-cell office:value-type="float" office:value="1" calcext:value-type="float">
            <text:p>1</text:p>
          </table:table-cell>
          <table:table-cell table:formula="of:=IF([.B5] &gt; &quot;&quot;;[.A5]&amp;&quot;:{&quot;&amp;[.D5]&amp;&quot;,&quot;&quot;&quot;&amp;[.B5]&amp;&quot;&quot;&quot;},&quot;;&quot;// &quot; &amp;[.A5])" office:value-type="string" office:string-value="102:{1,&quot;Fail to report in &quot;}," calcext:value-type="string">
            <text:p>102:{1,"Fail to report in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ALARMS: </text:p>
          </table:table-cell>
          <table:table-cell table:number-columns-repeated="3"/>
          <table:table-cell table:formula="of:=IF([.B6] &gt; &quot;&quot;;[.A6]&amp;&quot;:{&quot;&amp;[.D6]&amp;&quot;,&quot;&quot;&quot;&amp;[.B6]&amp;&quot;&quot;&quot;},&quot;;&quot;// &quot; &amp;[.A6])" office:value-type="string" office:string-value="// FIRE ALARMS: " calcext:value-type="string">
            <text:p>// FIRE ALARMS: 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Fire-Fire Alarm-# </text:p>
          </table:table-cell>
          <table:table-cell office:value-type="float" office:value="1" calcext:value-type="float">
            <text:p>1</text:p>
          </table:table-cell>
          <table:table-cell table:formula="of:=IF([.B7] &gt; &quot;&quot;;[.A7]&amp;&quot;:{&quot;&amp;[.D7]&amp;&quot;,&quot;&quot;&quot;&amp;[.B7]&amp;&quot;&quot;&quot;},&quot;;&quot;// &quot; &amp;[.A7])" office:value-type="string" office:string-value="110:{1,&quot;FIRE &quot;}," calcext:value-type="string">
            <text:p>110:{1,"FIRE "},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MOKE <text:s/>w/VERIFICATION </text:p>
          </table:table-cell>
          <table:table-cell office:value-type="string" calcext:value-type="string">
            <text:p>Fire-Fire Alarm-# </text:p>
          </table:table-cell>
          <table:table-cell office:value-type="float" office:value="1" calcext:value-type="float">
            <text:p>1</text:p>
          </table:table-cell>
          <table:table-cell table:formula="of:=IF([.B8] &gt; &quot;&quot;;[.A8]&amp;&quot;:{&quot;&amp;[.D8]&amp;&quot;,&quot;&quot;&quot;&amp;[.B8]&amp;&quot;&quot;&quot;},&quot;;&quot;// &quot; &amp;[.A8])" office:value-type="string" office:string-value="111:{1,&quot;SMOKE  w/VERIFICATION &quot;}," calcext:value-type="string">
            <text:p>111:{1,"SMOKE <text:s/>w/VERIFICATION "},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mbustion </text:p>
          </table:table-cell>
          <table:table-cell office:value-type="string" calcext:value-type="string">
            <text:p>Fire-Combustion-# </text:p>
          </table:table-cell>
          <table:table-cell office:value-type="float" office:value="1" calcext:value-type="float">
            <text:p>1</text:p>
          </table:table-cell>
          <table:table-cell table:formula="of:=IF([.B9] &gt; &quot;&quot;;[.A9]&amp;&quot;:{&quot;&amp;[.D9]&amp;&quot;,&quot;&quot;&quot;&amp;[.B9]&amp;&quot;&quot;&quot;},&quot;;&quot;// &quot; &amp;[.A9])" office:value-type="string" office:string-value="112:{1,&quot;Combustion &quot;}," calcext:value-type="string">
            <text:p>112:{1,"Combustion "},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TERFLOW </text:p>
          </table:table-cell>
          <table:table-cell office:value-type="string" calcext:value-type="string">
            <text:p>Fire-Water Flow -# </text:p>
          </table:table-cell>
          <table:table-cell office:value-type="float" office:value="1" calcext:value-type="float">
            <text:p>1</text:p>
          </table:table-cell>
          <table:table-cell table:formula="of:=IF([.B10] &gt; &quot;&quot;;[.A10]&amp;&quot;:{&quot;&amp;[.D10]&amp;&quot;,&quot;&quot;&quot;&amp;[.B10]&amp;&quot;&quot;&quot;},&quot;;&quot;// &quot; &amp;[.A10])" office:value-type="string" office:string-value="113:{1,&quot;WATERFLOW &quot;}," calcext:value-type="string">
            <text:p>113:{1,"WATERFLOW "},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eat </text:p>
          </table:table-cell>
          <table:table-cell office:value-type="string" calcext:value-type="string">
            <text:p>Fire-Heat Sensor-# </text:p>
          </table:table-cell>
          <table:table-cell office:value-type="float" office:value="1" calcext:value-type="float">
            <text:p>1</text:p>
          </table:table-cell>
          <table:table-cell table:formula="of:=IF([.B11] &gt; &quot;&quot;;[.A11]&amp;&quot;:{&quot;&amp;[.D11]&amp;&quot;,&quot;&quot;&quot;&amp;[.B11]&amp;&quot;&quot;&quot;},&quot;;&quot;// &quot; &amp;[.A11])" office:value-type="string" office:string-value="114:{1,&quot;Heat &quot;}," calcext:value-type="string">
            <text:p>114:{1,"Heat "},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ull Station </text:p>
          </table:table-cell>
          <table:table-cell office:value-type="string" calcext:value-type="string">
            <text:p>Fire-Pull Station-# </text:p>
          </table:table-cell>
          <table:table-cell office:value-type="float" office:value="1" calcext:value-type="float">
            <text:p>1</text:p>
          </table:table-cell>
          <table:table-cell table:formula="of:=IF([.B12] &gt; &quot;&quot;;[.A12]&amp;&quot;:{&quot;&amp;[.D12]&amp;&quot;,&quot;&quot;&quot;&amp;[.B12]&amp;&quot;&quot;&quot;},&quot;;&quot;// &quot; &amp;[.A12])" office:value-type="string" office:string-value="115:{1,&quot;Pull Station &quot;}," calcext:value-type="string">
            <text:p>115:{1,"Pull Station "},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uct </text:p>
          </table:table-cell>
          <table:table-cell office:value-type="string" calcext:value-type="string">
            <text:p>Fire-Duct Sensor-# </text:p>
          </table:table-cell>
          <table:table-cell office:value-type="float" office:value="1" calcext:value-type="float">
            <text:p>1</text:p>
          </table:table-cell>
          <table:table-cell table:formula="of:=IF([.B13] &gt; &quot;&quot;;[.A13]&amp;&quot;:{&quot;&amp;[.D13]&amp;&quot;,&quot;&quot;&quot;&amp;[.B13]&amp;&quot;&quot;&quot;},&quot;;&quot;// &quot; &amp;[.A13])" office:value-type="string" office:string-value="116:{1,&quot;Duct &quot;}," calcext:value-type="string">
            <text:p>116:{1,"Duct "},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ame </text:p>
          </table:table-cell>
          <table:table-cell office:value-type="string" calcext:value-type="string">
            <text:p>Fire-Flame Sensor-# </text:p>
          </table:table-cell>
          <table:table-cell office:value-type="float" office:value="1" calcext:value-type="float">
            <text:p>1</text:p>
          </table:table-cell>
          <table:table-cell table:formula="of:=IF([.B14] &gt; &quot;&quot;;[.A14]&amp;&quot;:{&quot;&amp;[.D14]&amp;&quot;,&quot;&quot;&quot;&amp;[.B14]&amp;&quot;&quot;&quot;},&quot;;&quot;// &quot; &amp;[.A14])" office:value-type="string" office:string-value="117:{1,&quot;Flame &quot;}," calcext:value-type="string">
            <text:p>117:{1,"Flame "},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ear Alarm </text:p>
          </table:table-cell>
          <table:table-cell office:value-type="string" calcext:value-type="string">
            <text:p>Fire-Near Alarm -# </text:p>
          </table:table-cell>
          <table:table-cell office:value-type="float" office:value="1" calcext:value-type="float">
            <text:p>1</text:p>
          </table:table-cell>
          <table:table-cell table:formula="of:=IF([.B15] &gt; &quot;&quot;;[.A15]&amp;&quot;:{&quot;&amp;[.D15]&amp;&quot;,&quot;&quot;&quot;&amp;[.B15]&amp;&quot;&quot;&quot;},&quot;;&quot;// &quot; &amp;[.A15])" office:value-type="string" office:string-value="118:{1,&quot;Near Alarm &quot;}," calcext:value-type="string">
            <text:p>118:{1,"Near Alarm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IC ALARMS: </text:p>
          </table:table-cell>
          <table:table-cell table:number-columns-repeated="3"/>
          <table:table-cell table:formula="of:=IF([.B16] &gt; &quot;&quot;;[.A16]&amp;&quot;:{&quot;&amp;[.D16]&amp;&quot;,&quot;&quot;&quot;&amp;[.B16]&amp;&quot;&quot;&quot;},&quot;;&quot;// &quot; &amp;[.A16])" office:value-type="string" office:string-value="// PANIC ALARMS: " calcext:value-type="string">
            <text:p>// PANIC ALARMS: 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nic Alarm </text:p>
          </table:table-cell>
          <table:table-cell office:value-type="string" calcext:value-type="string">
            <text:p>Panic-Panic-# </text:p>
          </table:table-cell>
          <table:table-cell office:value-type="float" office:value="1" calcext:value-type="float">
            <text:p>1</text:p>
          </table:table-cell>
          <table:table-cell table:formula="of:=IF([.B17] &gt; &quot;&quot;;[.A17]&amp;&quot;:{&quot;&amp;[.D17]&amp;&quot;,&quot;&quot;&quot;&amp;[.B17]&amp;&quot;&quot;&quot;},&quot;;&quot;// &quot; &amp;[.A17])" office:value-type="string" office:string-value="120:{1,&quot;Panic Alarm &quot;}," calcext:value-type="string">
            <text:p>120:{1,"Panic Alarm "},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URESS </text:p>
          </table:table-cell>
          <table:table-cell office:value-type="string" calcext:value-type="string">
            <text:p>Panic-Duress- User 000, or duress zone number on low end panels </text:p>
          </table:table-cell>
          <table:table-cell office:value-type="float" office:value="1" calcext:value-type="float">
            <text:p>1</text:p>
          </table:table-cell>
          <table:table-cell table:formula="of:=IF([.B18] &gt; &quot;&quot;;[.A18]&amp;&quot;:{&quot;&amp;[.D18]&amp;&quot;,&quot;&quot;&quot;&amp;[.B18]&amp;&quot;&quot;&quot;},&quot;;&quot;// &quot; &amp;[.A18])" office:value-type="string" office:string-value="121:{1,&quot;DURESS &quot;}," calcext:value-type="string">
            <text:p>121:{1,"DURESS "},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ILENT </text:p>
          </table:table-cell>
          <table:table-cell office:value-type="string" calcext:value-type="string">
            <text:p>Panic-Silent Panic-# </text:p>
          </table:table-cell>
          <table:table-cell office:value-type="float" office:value="1" calcext:value-type="float">
            <text:p>1</text:p>
          </table:table-cell>
          <table:table-cell table:formula="of:=IF([.B19] &gt; &quot;&quot;;[.A19]&amp;&quot;:{&quot;&amp;[.D19]&amp;&quot;,&quot;&quot;&quot;&amp;[.B19]&amp;&quot;&quot;&quot;},&quot;;&quot;// &quot; &amp;[.A19])" office:value-type="string" office:string-value="122:{1,&quot;SILENT &quot;}," calcext:value-type="string">
            <text:p>122:{1,"SILENT "},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UDIBLE </text:p>
          </table:table-cell>
          <table:table-cell office:value-type="string" calcext:value-type="string">
            <text:p>Panic-Audible Panic-# </text:p>
          </table:table-cell>
          <table:table-cell office:value-type="float" office:value="1" calcext:value-type="float">
            <text:p>1</text:p>
          </table:table-cell>
          <table:table-cell table:formula="of:=IF([.B20] &gt; &quot;&quot;;[.A20]&amp;&quot;:{&quot;&amp;[.D20]&amp;&quot;,&quot;&quot;&quot;&amp;[.B20]&amp;&quot;&quot;&quot;},&quot;;&quot;// &quot; &amp;[.A20])" office:value-type="string" office:string-value="123:{1,&quot;AUDIBLE &quot;}," calcext:value-type="string">
            <text:p>123:{1,"AUDIBLE "},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uress-Access Granted </text:p>
          </table:table-cell>
          <table:table-cell office:value-type="string" calcext:value-type="string">
            <text:p>Panic-Duress Access Grant-# </text:p>
          </table:table-cell>
          <table:table-cell office:value-type="float" office:value="1" calcext:value-type="float">
            <text:p>1</text:p>
          </table:table-cell>
          <table:table-cell table:formula="of:=IF([.B21] &gt; &quot;&quot;;[.A21]&amp;&quot;:{&quot;&amp;[.D21]&amp;&quot;,&quot;&quot;&quot;&amp;[.B21]&amp;&quot;&quot;&quot;},&quot;;&quot;// &quot; &amp;[.A21])" office:value-type="string" office:string-value="124:{1,&quot;Duress-Access Granted &quot;}," calcext:value-type="string">
            <text:p>124:{1,"Duress-Access Granted "},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uress-Egress Granted </text:p>
          </table:table-cell>
          <table:table-cell office:value-type="string" calcext:value-type="string">
            <text:p>Panic-Duress Egress Grant-# </text:p>
          </table:table-cell>
          <table:table-cell office:value-type="float" office:value="1" calcext:value-type="float">
            <text:p>1</text:p>
          </table:table-cell>
          <table:table-cell table:formula="of:=IF([.B22] &gt; &quot;&quot;;[.A22]&amp;&quot;:{&quot;&amp;[.D22]&amp;&quot;,&quot;&quot;&quot;&amp;[.B22]&amp;&quot;&quot;&quot;},&quot;;&quot;// &quot; &amp;[.A22])" office:value-type="string" office:string-value="125:{1,&quot;Duress-Egress Granted &quot;}," calcext:value-type="string">
            <text:p>125:{1,"Duress-Egress Granted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GLAR ALARMS: </text:p>
          </table:table-cell>
          <table:table-cell table:number-columns-repeated="3"/>
          <table:table-cell table:formula="of:=IF([.B23] &gt; &quot;&quot;;[.A23]&amp;&quot;:{&quot;&amp;[.D23]&amp;&quot;,&quot;&quot;&quot;&amp;[.B23]&amp;&quot;&quot;&quot;},&quot;;&quot;// &quot; &amp;[.A23])" office:value-type="string" office:string-value="// BURGLAR ALARMS: " calcext:value-type="string">
            <text:p>// BURGLAR ALARMS: 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rglary </text:p>
          </table:table-cell>
          <table:table-cell office:value-type="string" calcext:value-type="string">
            <text:p>Burg-Burglary-# </text:p>
          </table:table-cell>
          <table:table-cell office:value-type="float" office:value="1" calcext:value-type="float">
            <text:p>1</text:p>
          </table:table-cell>
          <table:table-cell table:formula="of:=IF([.B24] &gt; &quot;&quot;;[.A24]&amp;&quot;:{&quot;&amp;[.D24]&amp;&quot;,&quot;&quot;&quot;&amp;[.B24]&amp;&quot;&quot;&quot;},&quot;;&quot;// &quot; &amp;[.A24])" office:value-type="string" office:string-value="130:{1,&quot;Burglary &quot;}," calcext:value-type="string">
            <text:p>130:{1,"Burglary "},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RIMETER </text:p>
          </table:table-cell>
          <table:table-cell office:value-type="string" calcext:value-type="string">
            <text:p>Burg-Perimeter-# </text:p>
          </table:table-cell>
          <table:table-cell office:value-type="float" office:value="1" calcext:value-type="float">
            <text:p>1</text:p>
          </table:table-cell>
          <table:table-cell table:formula="of:=IF([.B25] &gt; &quot;&quot;;[.A25]&amp;&quot;:{&quot;&amp;[.D25]&amp;&quot;,&quot;&quot;&quot;&amp;[.B25]&amp;&quot;&quot;&quot;},&quot;;&quot;// &quot; &amp;[.A25])" office:value-type="string" office:string-value="131:{1,&quot;PERIMETER &quot;}," calcext:value-type="string">
            <text:p>131:{1,"PERIMETER "},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Burg-Interior-# </text:p>
          </table:table-cell>
          <table:table-cell office:value-type="float" office:value="1" calcext:value-type="float">
            <text:p>1</text:p>
          </table:table-cell>
          <table:table-cell table:formula="of:=IF([.B26] &gt; &quot;&quot;;[.A26]&amp;&quot;:{&quot;&amp;[.D26]&amp;&quot;,&quot;&quot;&quot;&amp;[.B26]&amp;&quot;&quot;&quot;},&quot;;&quot;// &quot; &amp;[.A26])" office:value-type="string" office:string-value="132:{1,&quot;INTERIOR &quot;}," calcext:value-type="string">
            <text:p>132:{1,"INTERIOR "},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4 HR BURG (AUX) </text:p>
          </table:table-cell>
          <table:table-cell office:value-type="string" calcext:value-type="string">
            <text:p>Burg-24 Hour-# </text:p>
          </table:table-cell>
          <table:table-cell office:value-type="float" office:value="1" calcext:value-type="float">
            <text:p>1</text:p>
          </table:table-cell>
          <table:table-cell table:formula="of:=IF([.B27] &gt; &quot;&quot;;[.A27]&amp;&quot;:{&quot;&amp;[.D27]&amp;&quot;,&quot;&quot;&quot;&amp;[.B27]&amp;&quot;&quot;&quot;},&quot;;&quot;// &quot; &amp;[.A27])" office:value-type="string" office:string-value="133:{1,&quot;24 HR BURG (AUX) &quot;}," calcext:value-type="string">
            <text:p>133:{1,"24 HR BURG (AUX) "},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Y/EXIT </text:p>
          </table:table-cell>
          <table:table-cell office:value-type="string" calcext:value-type="string">
            <text:p>Burg-Entry/Exit-# </text:p>
          </table:table-cell>
          <table:table-cell office:value-type="float" office:value="1" calcext:value-type="float">
            <text:p>1</text:p>
          </table:table-cell>
          <table:table-cell table:formula="of:=IF([.B28] &gt; &quot;&quot;;[.A28]&amp;&quot;:{&quot;&amp;[.D28]&amp;&quot;,&quot;&quot;&quot;&amp;[.B28]&amp;&quot;&quot;&quot;},&quot;;&quot;// &quot; &amp;[.A28])" office:value-type="string" office:string-value="134:{1,&quot;ENTRY/EXIT &quot;}," calcext:value-type="string">
            <text:p>134:{1,"ENTRY/EXIT "},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Y/NIGHT </text:p>
          </table:table-cell>
          <table:table-cell office:value-type="string" calcext:value-type="string">
            <text:p>Burg-Day/Night-# </text:p>
          </table:table-cell>
          <table:table-cell office:value-type="float" office:value="1" calcext:value-type="float">
            <text:p>1</text:p>
          </table:table-cell>
          <table:table-cell table:formula="of:=IF([.B29] &gt; &quot;&quot;;[.A29]&amp;&quot;:{&quot;&amp;[.D29]&amp;&quot;,&quot;&quot;&quot;&amp;[.B29]&amp;&quot;&quot;&quot;},&quot;;&quot;// &quot; &amp;[.A29])" office:value-type="string" office:string-value="135:{1,&quot;DAY/NIGHT &quot;}," calcext:value-type="string">
            <text:p>135:{1,"DAY/NIGHT "},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door </text:p>
          </table:table-cell>
          <table:table-cell office:value-type="string" calcext:value-type="string">
            <text:p>Burg-Outdoor-# </text:p>
          </table:table-cell>
          <table:table-cell office:value-type="float" office:value="1" calcext:value-type="float">
            <text:p>1</text:p>
          </table:table-cell>
          <table:table-cell table:formula="of:=IF([.B30] &gt; &quot;&quot;;[.A30]&amp;&quot;:{&quot;&amp;[.D30]&amp;&quot;,&quot;&quot;&quot;&amp;[.B30]&amp;&quot;&quot;&quot;},&quot;;&quot;// &quot; &amp;[.A30])" office:value-type="string" office:string-value="136:{1,&quot;Outdoor &quot;}," calcext:value-type="string">
            <text:p>136:{1,"Outdoor "},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MPER </text:p>
          </table:table-cell>
          <table:table-cell office:value-type="string" calcext:value-type="string">
            <text:p>Burg-Tamper-# </text:p>
          </table:table-cell>
          <table:table-cell office:value-type="float" office:value="2" calcext:value-type="float">
            <text:p>2</text:p>
          </table:table-cell>
          <table:table-cell table:formula="of:=IF([.B31] &gt; &quot;&quot;;[.A31]&amp;&quot;:{&quot;&amp;[.D31]&amp;&quot;,&quot;&quot;&quot;&amp;[.B31]&amp;&quot;&quot;&quot;},&quot;;&quot;// &quot; &amp;[.A31])" office:value-type="string" office:string-value="137:{2,&quot;TAMPER &quot;}," calcext:value-type="string">
            <text:p>137:{2,"TAMPER "},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ar Alarm </text:p>
          </table:table-cell>
          <table:table-cell office:value-type="string" calcext:value-type="string">
            <text:p>Burg-Near Alarm-# </text:p>
          </table:table-cell>
          <table:table-cell office:value-type="float" office:value="2" calcext:value-type="float">
            <text:p>2</text:p>
          </table:table-cell>
          <table:table-cell table:formula="of:=IF([.B32] &gt; &quot;&quot;;[.A32]&amp;&quot;:{&quot;&amp;[.D32]&amp;&quot;,&quot;&quot;&quot;&amp;[.B32]&amp;&quot;&quot;&quot;},&quot;;&quot;// &quot; &amp;[.A32])" office:value-type="string" office:string-value="138:{2,&quot;Near Alarm &quot;}," calcext:value-type="string">
            <text:p>138:{2,"Near Alarm "},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ntrusion Verifier </text:p>
          </table:table-cell>
          <table:table-cell office:value-type="string" calcext:value-type="string">
            <text:p>Burg-Intrusion Verifier-# </text:p>
          </table:table-cell>
          <table:table-cell office:value-type="float" office:value="2" calcext:value-type="float">
            <text:p>2</text:p>
          </table:table-cell>
          <table:table-cell table:formula="of:=IF([.B33] &gt; &quot;&quot;;[.A33]&amp;&quot;:{&quot;&amp;[.D33]&amp;&quot;,&quot;&quot;&quot;&amp;[.B33]&amp;&quot;&quot;&quot;},&quot;;&quot;// &quot; &amp;[.A33])" office:value-type="string" office:string-value="139:{2,&quot;Intrusion Verifier &quot;}," calcext:value-type="string">
            <text:p>139:{2,"Intrusion Verifier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L ALARMS: </text:p>
          </table:table-cell>
          <table:table-cell table:number-columns-repeated="3"/>
          <table:table-cell table:formula="of:=IF([.B34] &gt; &quot;&quot;;[.A34]&amp;&quot;:{&quot;&amp;[.D34]&amp;&quot;,&quot;&quot;&quot;&amp;[.B34]&amp;&quot;&quot;&quot;},&quot;;&quot;// &quot; &amp;[.A34])" office:value-type="string" office:string-value="// GENERAL ALARMS: " calcext:value-type="string">
            <text:p>// GENERAL ALARMS: 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eneral Alarm </text:p>
          </table:table-cell>
          <table:table-cell office:value-type="string" calcext:value-type="string">
            <text:p>Alarm-General Alarm-# </text:p>
          </table:table-cell>
          <table:table-cell office:value-type="float" office:value="1" calcext:value-type="float">
            <text:p>1</text:p>
          </table:table-cell>
          <table:table-cell table:formula="of:=IF([.B35] &gt; &quot;&quot;;[.A35]&amp;&quot;:{&quot;&amp;[.D35]&amp;&quot;,&quot;&quot;&quot;&amp;[.B35]&amp;&quot;&quot;&quot;},&quot;;&quot;// &quot; &amp;[.A35])" office:value-type="string" office:string-value="140:{1,&quot;General Alarm &quot;}," calcext:value-type="string">
            <text:p>140:{1,"General Alarm "},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lling Loop Open </text:p>
          </table:table-cell>
          <table:table-cell office:value-type="string" calcext:value-type="string">
            <text:p>Alarm-Polling Loop Open </text:p>
          </table:table-cell>
          <table:table-cell office:value-type="float" office:value="2" calcext:value-type="float">
            <text:p>2</text:p>
          </table:table-cell>
          <table:table-cell table:formula="of:=IF([.B36] &gt; &quot;&quot;;[.A36]&amp;&quot;:{&quot;&amp;[.D36]&amp;&quot;,&quot;&quot;&quot;&amp;[.B36]&amp;&quot;&quot;&quot;},&quot;;&quot;// &quot; &amp;[.A36])" office:value-type="string" office:string-value="141:{2,&quot;Polling Loop Open &quot;}," calcext:value-type="string">
            <text:p>141:{2,"Polling Loop Open "},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LLING LOOP SHORT (AL) </text:p>
          </table:table-cell>
          <table:table-cell office:value-type="string" calcext:value-type="string">
            <text:p>Alarm-Polling Loop Short </text:p>
          </table:table-cell>
          <table:table-cell office:value-type="float" office:value="2" calcext:value-type="float">
            <text:p>2</text:p>
          </table:table-cell>
          <table:table-cell table:formula="of:=IF([.B37] &gt; &quot;&quot;;[.A37]&amp;&quot;:{&quot;&amp;[.D37]&amp;&quot;,&quot;&quot;&quot;&amp;[.B37]&amp;&quot;&quot;&quot;},&quot;;&quot;// &quot; &amp;[.A37])" office:value-type="string" office:string-value="142:{2,&quot;POLLING LOOP SHORT (AL) &quot;}," calcext:value-type="string">
            <text:p>142:{2,"POLLING LOOP SHORT (AL) "},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XPANSION MOD FAILURE </text:p>
          </table:table-cell>
          <table:table-cell office:value-type="string" calcext:value-type="string">
            <text:p>Alarm-Exp. Module Tamper-# </text:p>
          </table:table-cell>
          <table:table-cell office:value-type="float" office:value="2" calcext:value-type="float">
            <text:p>2</text:p>
          </table:table-cell>
          <table:table-cell table:formula="of:=IF([.B38] &gt; &quot;&quot;;[.A38]&amp;&quot;:{&quot;&amp;[.D38]&amp;&quot;,&quot;&quot;&quot;&amp;[.B38]&amp;&quot;&quot;&quot;},&quot;;&quot;// &quot; &amp;[.A38])" office:value-type="string" office:string-value="143:{2,&quot;EXPANSION MOD FAILURE &quot;}," calcext:value-type="string">
            <text:p>143:{2,"EXPANSION MOD FAILURE "},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nsor Tamper </text:p>
          </table:table-cell>
          <table:table-cell office:value-type="string" calcext:value-type="string">
            <text:p>Alarm-Sensor Tamper-# </text:p>
          </table:table-cell>
          <table:table-cell office:value-type="float" office:value="2" calcext:value-type="float">
            <text:p>2</text:p>
          </table:table-cell>
          <table:table-cell table:formula="of:=IF([.B39] &gt; &quot;&quot;;[.A39]&amp;&quot;:{&quot;&amp;[.D39]&amp;&quot;,&quot;&quot;&quot;&amp;[.B39]&amp;&quot;&quot;&quot;},&quot;;&quot;// &quot; &amp;[.A39])" office:value-type="string" office:string-value="144:{2,&quot;Sensor Tamper &quot;}," calcext:value-type="string">
            <text:p>144:{2,"Sensor Tamper "},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pansion Module Tamper </text:p>
          </table:table-cell>
          <table:table-cell office:value-type="string" calcext:value-type="string">
            <text:p>Alarm-Exp. Module Tamper-# </text:p>
          </table:table-cell>
          <table:table-cell office:value-type="float" office:value="2" calcext:value-type="float">
            <text:p>2</text:p>
          </table:table-cell>
          <table:table-cell table:formula="of:=IF([.B40] &gt; &quot;&quot;;[.A40]&amp;&quot;:{&quot;&amp;[.D40]&amp;&quot;,&quot;&quot;&quot;&amp;[.B40]&amp;&quot;&quot;&quot;},&quot;;&quot;// &quot; &amp;[.A40])" office:value-type="string" office:string-value="145:{2,&quot;Expansion Module Tamper &quot;}," calcext:value-type="string">
            <text:p>145:{2,"Expansion Module Tamper "},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ILENT BURG </text:p>
          </table:table-cell>
          <table:table-cell office:value-type="string" calcext:value-type="string">
            <text:p>Burg-Silent Burglary-# </text:p>
          </table:table-cell>
          <table:table-cell office:value-type="float" office:value="1" calcext:value-type="float">
            <text:p>1</text:p>
          </table:table-cell>
          <table:table-cell table:formula="of:=IF([.B41] &gt; &quot;&quot;;[.A41]&amp;&quot;:{&quot;&amp;[.D41]&amp;&quot;,&quot;&quot;&quot;&amp;[.B41]&amp;&quot;&quot;&quot;},&quot;;&quot;// &quot; &amp;[.A41])" office:value-type="string" office:string-value="146:{1,&quot;SILENT BURG &quot;}," calcext:value-type="string">
            <text:p>146:{1,"SILENT BURG "},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nsor Supervision </text:p>
          </table:table-cell>
          <table:table-cell office:value-type="string" calcext:value-type="string">
            <text:p>Trouble – Sensor Super. -# </text:p>
          </table:table-cell>
          <table:table-cell office:value-type="float" office:value="2" calcext:value-type="float">
            <text:p>2</text:p>
          </table:table-cell>
          <table:table-cell table:formula="of:=IF([.B42] &gt; &quot;&quot;;[.A42]&amp;&quot;:{&quot;&amp;[.D42]&amp;&quot;,&quot;&quot;&quot;&amp;[.B42]&amp;&quot;&quot;&quot;},&quot;;&quot;// &quot; &amp;[.A42])" office:value-type="string" office:string-value="147:{2,&quot;Sensor Supervision &quot;}," calcext:value-type="string">
            <text:p>147:{2,"Sensor Supervision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 HOUR NON-BURGLARY: </text:p>
          </table:table-cell>
          <table:table-cell table:number-columns-repeated="3"/>
          <table:table-cell table:formula="of:=IF([.B43] &gt; &quot;&quot;;[.A43]&amp;&quot;:{&quot;&amp;[.D43]&amp;&quot;,&quot;&quot;&quot;&amp;[.B43]&amp;&quot;&quot;&quot;},&quot;;&quot;// &quot; &amp;[.A43])" office:value-type="string" office:string-value="// 24 HOUR NON-BURGLARY: " calcext:value-type="string">
            <text:p>// 24 HOUR NON-BURGLARY: 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4 HOUR (AUXILIARY) </text:p>
          </table:table-cell>
          <table:table-cell office:value-type="string" calcext:value-type="string">
            <text:p>Alarm-24 Hr. Non-Burg-# </text:p>
          </table:table-cell>
          <table:table-cell office:value-type="float" office:value="1" calcext:value-type="float">
            <text:p>1</text:p>
          </table:table-cell>
          <table:table-cell table:formula="of:=IF([.B44] &gt; &quot;&quot;;[.A44]&amp;&quot;:{&quot;&amp;[.D44]&amp;&quot;,&quot;&quot;&quot;&amp;[.B44]&amp;&quot;&quot;&quot;},&quot;;&quot;// &quot; &amp;[.A44])" office:value-type="string" office:string-value="150:{1,&quot;24 HOUR (AUXILIARY) &quot;}," calcext:value-type="string">
            <text:p>150:{1,"24 HOUR (AUXILIARY) "},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s Detected </text:p>
          </table:table-cell>
          <table:table-cell office:value-type="string" calcext:value-type="string">
            <text:p>Alarm-Gas Detected-# </text:p>
          </table:table-cell>
          <table:table-cell office:value-type="float" office:value="2" calcext:value-type="float">
            <text:p>2</text:p>
          </table:table-cell>
          <table:table-cell table:formula="of:=IF([.B45] &gt; &quot;&quot;;[.A45]&amp;&quot;:{&quot;&amp;[.D45]&amp;&quot;,&quot;&quot;&quot;&amp;[.B45]&amp;&quot;&quot;&quot;},&quot;;&quot;// &quot; &amp;[.A45])" office:value-type="string" office:string-value="151:{2,&quot;Gas Detected &quot;}," calcext:value-type="string">
            <text:p>151:{2,"Gas Detected "},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frigeration </text:p>
          </table:table-cell>
          <table:table-cell office:value-type="string" calcext:value-type="string">
            <text:p>Alarm-Refrigeration-# </text:p>
          </table:table-cell>
          <table:table-cell office:value-type="float" office:value="2" calcext:value-type="float">
            <text:p>2</text:p>
          </table:table-cell>
          <table:table-cell table:formula="of:=IF([.B46] &gt; &quot;&quot;;[.A46]&amp;&quot;:{&quot;&amp;[.D46]&amp;&quot;,&quot;&quot;&quot;&amp;[.B46]&amp;&quot;&quot;&quot;},&quot;;&quot;// &quot; &amp;[.A46])" office:value-type="string" office:string-value="152:{2,&quot;Refrigeration &quot;}," calcext:value-type="string">
            <text:p>152:{2,"Refrigeration "},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oss of Heat </text:p>
          </table:table-cell>
          <table:table-cell office:value-type="string" calcext:value-type="string">
            <text:p>Alarm-Heating System-# </text:p>
          </table:table-cell>
          <table:table-cell office:value-type="float" office:value="2" calcext:value-type="float">
            <text:p>2</text:p>
          </table:table-cell>
          <table:table-cell table:formula="of:=IF([.B47] &gt; &quot;&quot;;[.A47]&amp;&quot;:{&quot;&amp;[.D47]&amp;&quot;,&quot;&quot;&quot;&amp;[.B47]&amp;&quot;&quot;&quot;},&quot;;&quot;// &quot; &amp;[.A47])" office:value-type="string" office:string-value="153:{2,&quot;Loss of Heat &quot;}," calcext:value-type="string">
            <text:p>153:{2,"Loss of Heat "},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ater Leakage </text:p>
          </table:table-cell>
          <table:table-cell office:value-type="string" calcext:value-type="string">
            <text:p>Alarm-Water Leakage-# </text:p>
          </table:table-cell>
          <table:table-cell office:value-type="float" office:value="2" calcext:value-type="float">
            <text:p>2</text:p>
          </table:table-cell>
          <table:table-cell table:formula="of:=IF([.B48] &gt; &quot;&quot;;[.A48]&amp;&quot;:{&quot;&amp;[.D48]&amp;&quot;,&quot;&quot;&quot;&amp;[.B48]&amp;&quot;&quot;&quot;},&quot;;&quot;// &quot; &amp;[.A48])" office:value-type="string" office:string-value="154:{2,&quot;Water Leakage &quot;}," calcext:value-type="string">
            <text:p>154:{2,"Water Leakage "},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il Break </text:p>
          </table:table-cell>
          <table:table-cell office:value-type="string" calcext:value-type="string">
            <text:p>Trouble-Foil Break-# </text:p>
          </table:table-cell>
          <table:table-cell office:value-type="float" office:value="2" calcext:value-type="float">
            <text:p>2</text:p>
          </table:table-cell>
          <table:table-cell table:formula="of:=IF([.B49] &gt; &quot;&quot;;[.A49]&amp;&quot;:{&quot;&amp;[.D49]&amp;&quot;,&quot;&quot;&quot;&amp;[.B49]&amp;&quot;&quot;&quot;},&quot;;&quot;// &quot; &amp;[.A49])" office:value-type="string" office:string-value="155:{2,&quot;Foil Break &quot;}," calcext:value-type="string">
            <text:p>155:{2,"Foil Break "},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ay Trouble </text:p>
          </table:table-cell>
          <table:table-cell office:value-type="string" calcext:value-type="string">
            <text:p>Trouble-Day Zone-# </text:p>
          </table:table-cell>
          <table:table-cell office:value-type="float" office:value="2" calcext:value-type="float">
            <text:p>2</text:p>
          </table:table-cell>
          <table:table-cell table:formula="of:=IF([.B50] &gt; &quot;&quot;;[.A50]&amp;&quot;:{&quot;&amp;[.D50]&amp;&quot;,&quot;&quot;&quot;&amp;[.B50]&amp;&quot;&quot;&quot;},&quot;;&quot;// &quot; &amp;[.A50])" office:value-type="string" office:string-value="156:{2,&quot;Day Trouble &quot;}," calcext:value-type="string">
            <text:p>156:{2,"Day Trouble "},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ow Bottled Gas Level </text:p>
          </table:table-cell>
          <table:table-cell office:value-type="string" calcext:value-type="string">
            <text:p>Alarm-Low Gas Level-# </text:p>
          </table:table-cell>
          <table:table-cell office:value-type="float" office:value="2" calcext:value-type="float">
            <text:p>2</text:p>
          </table:table-cell>
          <table:table-cell table:formula="of:=IF([.B51] &gt; &quot;&quot;;[.A51]&amp;&quot;:{&quot;&amp;[.D51]&amp;&quot;,&quot;&quot;&quot;&amp;[.B51]&amp;&quot;&quot;&quot;},&quot;;&quot;// &quot; &amp;[.A51])" office:value-type="string" office:string-value="157:{2,&quot;Low Bottled Gas Level &quot;}," calcext:value-type="string">
            <text:p>157:{2,"Low Bottled Gas Level "},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igh Temp </text:p>
          </table:table-cell>
          <table:table-cell office:value-type="string" calcext:value-type="string">
            <text:p>Alarm-High Temperature-# </text:p>
          </table:table-cell>
          <table:table-cell office:value-type="float" office:value="2" calcext:value-type="float">
            <text:p>2</text:p>
          </table:table-cell>
          <table:table-cell table:formula="of:=IF([.B52] &gt; &quot;&quot;;[.A52]&amp;&quot;:{&quot;&amp;[.D52]&amp;&quot;,&quot;&quot;&quot;&amp;[.B52]&amp;&quot;&quot;&quot;},&quot;;&quot;// &quot; &amp;[.A52])" office:value-type="string" office:string-value="158:{2,&quot;High Temp &quot;}," calcext:value-type="string">
            <text:p>158:{2,"High Temp "},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ow Temp </text:p>
          </table:table-cell>
          <table:table-cell office:value-type="string" calcext:value-type="string">
            <text:p>Alarm-Low Temperature-# </text:p>
          </table:table-cell>
          <table:table-cell office:value-type="float" office:value="2" calcext:value-type="float">
            <text:p>2</text:p>
          </table:table-cell>
          <table:table-cell table:formula="of:=IF([.B53] &gt; &quot;&quot;;[.A53]&amp;&quot;:{&quot;&amp;[.D53]&amp;&quot;,&quot;&quot;&quot;&amp;[.B53]&amp;&quot;&quot;&quot;},&quot;;&quot;// &quot; &amp;[.A53])" office:value-type="string" office:string-value="159:{2,&quot;Low Temp &quot;}," calcext:value-type="string">
            <text:p>159:{2,"Low Temp "},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ss of Air Flow </text:p>
          </table:table-cell>
          <table:table-cell office:value-type="string" calcext:value-type="string">
            <text:p>Alarm-Air Flow-# </text:p>
          </table:table-cell>
          <table:table-cell office:value-type="float" office:value="2" calcext:value-type="float">
            <text:p>2</text:p>
          </table:table-cell>
          <table:table-cell table:formula="of:=IF([.B54] &gt; &quot;&quot;;[.A54]&amp;&quot;:{&quot;&amp;[.D54]&amp;&quot;,&quot;&quot;&quot;&amp;[.B54]&amp;&quot;&quot;&quot;},&quot;;&quot;// &quot; &amp;[.A54])" office:value-type="string" office:string-value="161:{2,&quot;Loss of Air Flow &quot;}," calcext:value-type="string">
            <text:p>161:{2,"Loss of Air Flow "},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rbon Monoxide Detected </text:p>
          </table:table-cell>
          <table:table-cell office:value-type="string" calcext:value-type="string">
            <text:p>Alarm-Carbon Monoxide-# </text:p>
          </table:table-cell>
          <table:table-cell office:value-type="float" office:value="2" calcext:value-type="float">
            <text:p>2</text:p>
          </table:table-cell>
          <table:table-cell table:formula="of:=IF([.B55] &gt; &quot;&quot;;[.A55]&amp;&quot;:{&quot;&amp;[.D55]&amp;&quot;,&quot;&quot;&quot;&amp;[.B55]&amp;&quot;&quot;&quot;},&quot;;&quot;// &quot; &amp;[.A55])" office:value-type="string" office:string-value="162:{2,&quot;Carbon Monoxide Detected &quot;}," calcext:value-type="string">
            <text:p>162:{2,"Carbon Monoxide Detected "},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nk Level </text:p>
          </table:table-cell>
          <table:table-cell office:value-type="string" calcext:value-type="string">
            <text:p>Trouble-Tank Level-# </text:p>
          </table:table-cell>
          <table:table-cell office:value-type="float" office:value="2" calcext:value-type="float">
            <text:p>2</text:p>
          </table:table-cell>
          <table:table-cell table:formula="of:=IF([.B56] &gt; &quot;&quot;;[.A56]&amp;&quot;:{&quot;&amp;[.D56]&amp;&quot;,&quot;&quot;&quot;&amp;[.B56]&amp;&quot;&quot;&quot;},&quot;;&quot;// &quot; &amp;[.A56])" office:value-type="string" office:string-value="163:{2,&quot;Tank Level &quot;}," calcext:value-type="string">
            <text:p>163:{2,"Tank Level "},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igh Humidity </text:p>
          </table:table-cell>
          <table:table-cell office:value-type="string" calcext:value-type="string">
            <text:p>Trouble-High Humidity-# </text:p>
          </table:table-cell>
          <table:table-cell office:value-type="float" office:value="2" calcext:value-type="float">
            <text:p>2</text:p>
          </table:table-cell>
          <table:table-cell table:formula="of:=IF([.B57] &gt; &quot;&quot;;[.A57]&amp;&quot;:{&quot;&amp;[.D57]&amp;&quot;,&quot;&quot;&quot;&amp;[.B57]&amp;&quot;&quot;&quot;},&quot;;&quot;// &quot; &amp;[.A57])" office:value-type="string" office:string-value="168:{2,&quot;High Humidity &quot;}," calcext:value-type="string">
            <text:p>168:{2,"High Humidity "},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ow Humidity </text:p>
          </table:table-cell>
          <table:table-cell office:value-type="string" calcext:value-type="string">
            <text:p>Trouble-Low Humidity-# </text:p>
          </table:table-cell>
          <table:table-cell office:value-type="float" office:value="2" calcext:value-type="float">
            <text:p>2</text:p>
          </table:table-cell>
          <table:table-cell table:formula="of:=IF([.B58] &gt; &quot;&quot;;[.A58]&amp;&quot;:{&quot;&amp;[.D58]&amp;&quot;,&quot;&quot;&quot;&amp;[.B58]&amp;&quot;&quot;&quot;},&quot;;&quot;// &quot; &amp;[.A58])" office:value-type="string" office:string-value="169:{2,&quot;Low Humidity &quot;}," calcext:value-type="string">
            <text:p>169:{2,"Low Humidity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SUPERVISORY: </text:p>
          </table:table-cell>
          <table:table-cell table:number-columns-repeated="3"/>
          <table:table-cell table:formula="of:=IF([.B59] &gt; &quot;&quot;;[.A59]&amp;&quot;:{&quot;&amp;[.D59]&amp;&quot;,&quot;&quot;&quot;&amp;[.B59]&amp;&quot;&quot;&quot;},&quot;;&quot;// &quot; &amp;[.A59])" office:value-type="string" office:string-value="// FIRE SUPERVISORY: " calcext:value-type="string">
            <text:p>// FIRE SUPERVISORY: 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IRE SUPERVISORY </text:p>
          </table:table-cell>
          <table:table-cell office:value-type="string" calcext:value-type="string">
            <text:p>Super.-Fire Supervisory-# </text:p>
          </table:table-cell>
          <table:table-cell office:value-type="float" office:value="2" calcext:value-type="float">
            <text:p>2</text:p>
          </table:table-cell>
          <table:table-cell table:formula="of:=IF([.B60] &gt; &quot;&quot;;[.A60]&amp;&quot;:{&quot;&amp;[.D60]&amp;&quot;,&quot;&quot;&quot;&amp;[.B60]&amp;&quot;&quot;&quot;},&quot;;&quot;// &quot; &amp;[.A60])" office:value-type="string" office:string-value="200:{2,&quot;FIRE SUPERVISORY &quot;}," calcext:value-type="string">
            <text:p>200:{2,"FIRE SUPERVISORY "},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ow Water Pressure </text:p>
          </table:table-cell>
          <table:table-cell office:value-type="string" calcext:value-type="string">
            <text:p>Super-Low Water Pressure-# </text:p>
          </table:table-cell>
          <table:table-cell office:value-type="float" office:value="2" calcext:value-type="float">
            <text:p>2</text:p>
          </table:table-cell>
          <table:table-cell table:formula="of:=IF([.B61] &gt; &quot;&quot;;[.A61]&amp;&quot;:{&quot;&amp;[.D61]&amp;&quot;,&quot;&quot;&quot;&amp;[.B61]&amp;&quot;&quot;&quot;},&quot;;&quot;// &quot; &amp;[.A61])" office:value-type="string" office:string-value="201:{2,&quot;Low Water Pressure &quot;}," calcext:value-type="string">
            <text:p>201:{2,"Low Water Pressure "},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ow CO2 </text:p>
          </table:table-cell>
          <table:table-cell office:value-type="string" calcext:value-type="string">
            <text:p>Super.-Low CO2-# </text:p>
          </table:table-cell>
          <table:table-cell office:value-type="float" office:value="2" calcext:value-type="float">
            <text:p>2</text:p>
          </table:table-cell>
          <table:table-cell table:formula="of:=IF([.B62] &gt; &quot;&quot;;[.A62]&amp;&quot;:{&quot;&amp;[.D62]&amp;&quot;,&quot;&quot;&quot;&amp;[.B62]&amp;&quot;&quot;&quot;},&quot;;&quot;// &quot; &amp;[.A62])" office:value-type="string" office:string-value="202:{2,&quot;Low CO2 &quot;}," calcext:value-type="string">
            <text:p>202:{2,"Low CO2 "},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te Valve Sensor </text:p>
          </table:table-cell>
          <table:table-cell office:value-type="string" calcext:value-type="string">
            <text:p>Super.-Gate Valve-# </text:p>
          </table:table-cell>
          <table:table-cell office:value-type="float" office:value="2" calcext:value-type="float">
            <text:p>2</text:p>
          </table:table-cell>
          <table:table-cell table:formula="of:=IF([.B63] &gt; &quot;&quot;;[.A63]&amp;&quot;:{&quot;&amp;[.D63]&amp;&quot;,&quot;&quot;&quot;&amp;[.B63]&amp;&quot;&quot;&quot;},&quot;;&quot;// &quot; &amp;[.A63])" office:value-type="string" office:string-value="203:{2,&quot;Gate Valve Sensor &quot;}," calcext:value-type="string">
            <text:p>203:{2,"Gate Valve Sensor "},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ow Water Level </text:p>
          </table:table-cell>
          <table:table-cell office:value-type="string" calcext:value-type="string">
            <text:p>Super.-Low Water Level-# </text:p>
          </table:table-cell>
          <table:table-cell office:value-type="float" office:value="2" calcext:value-type="float">
            <text:p>2</text:p>
          </table:table-cell>
          <table:table-cell table:formula="of:=IF([.B64] &gt; &quot;&quot;;[.A64]&amp;&quot;:{&quot;&amp;[.D64]&amp;&quot;,&quot;&quot;&quot;&amp;[.B64]&amp;&quot;&quot;&quot;},&quot;;&quot;// &quot; &amp;[.A64])" office:value-type="string" office:string-value="204:{2,&quot;Low Water Level &quot;}," calcext:value-type="string">
            <text:p>204:{2,"Low Water Level "},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ump Activated </text:p>
          </table:table-cell>
          <table:table-cell office:value-type="string" calcext:value-type="string">
            <text:p>Super.-Pump Activation-# </text:p>
          </table:table-cell>
          <table:table-cell office:value-type="float" office:value="2" calcext:value-type="float">
            <text:p>2</text:p>
          </table:table-cell>
          <table:table-cell table:formula="of:=IF([.B65] &gt; &quot;&quot;;[.A65]&amp;&quot;:{&quot;&amp;[.D65]&amp;&quot;,&quot;&quot;&quot;&amp;[.B65]&amp;&quot;&quot;&quot;},&quot;;&quot;// &quot; &amp;[.A65])" office:value-type="string" office:string-value="205:{2,&quot;Pump Activated &quot;}," calcext:value-type="string">
            <text:p>205:{2,"Pump Activated "},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ump Failure </text:p>
          </table:table-cell>
          <table:table-cell office:value-type="string" calcext:value-type="string">
            <text:p>Super.-Pump Failure-# </text:p>
          </table:table-cell>
          <table:table-cell office:value-type="float" office:value="2" calcext:value-type="float">
            <text:p>2</text:p>
          </table:table-cell>
          <table:table-cell table:formula="of:=IF([.B66] &gt; &quot;&quot;;[.A66]&amp;&quot;:{&quot;&amp;[.D66]&amp;&quot;,&quot;&quot;&quot;&amp;[.B66]&amp;&quot;&quot;&quot;},&quot;;&quot;// &quot; &amp;[.A66])" office:value-type="string" office:string-value="206:{2,&quot;Pump Failure &quot;}," calcext:value-type="string">
            <text:p>206:{2,"Pump Failure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STEM TROUBLES: </text:p>
          </table:table-cell>
          <table:table-cell table:number-columns-repeated="3"/>
          <table:table-cell table:formula="of:=IF([.B67] &gt; &quot;&quot;;[.A67]&amp;&quot;:{&quot;&amp;[.D67]&amp;&quot;,&quot;&quot;&quot;&amp;[.B67]&amp;&quot;&quot;&quot;},&quot;;&quot;// &quot; &amp;[.A67])" office:value-type="string" office:string-value="// SYSTEM TROUBLES: " calcext:value-type="string">
            <text:p>// SYSTEM TROUBLES: 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ystem Trouble </text:p>
          </table:table-cell>
          <table:table-cell office:value-type="string" calcext:value-type="string">
            <text:p>Trouble-System Trouble </text:p>
          </table:table-cell>
          <table:table-cell office:value-type="float" office:value="3" calcext:value-type="float">
            <text:p>3</text:p>
          </table:table-cell>
          <table:table-cell table:formula="of:=IF([.B68] &gt; &quot;&quot;;[.A68]&amp;&quot;:{&quot;&amp;[.D68]&amp;&quot;,&quot;&quot;&quot;&amp;[.B68]&amp;&quot;&quot;&quot;},&quot;;&quot;// &quot; &amp;[.A68])" office:value-type="string" office:string-value="300:{3,&quot;System Trouble &quot;}," calcext:value-type="string">
            <text:p>300:{3,"System Trouble "},</text:p>
          </table:table-cell>
          <table:table-cell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C LOSS </text:p>
          </table:table-cell>
          <table:table-cell office:value-type="string" calcext:value-type="string">
            <text:p>Trouble-AC Power </text:p>
          </table:table-cell>
          <table:table-cell office:value-type="float" office:value="3" calcext:value-type="float">
            <text:p>3</text:p>
          </table:table-cell>
          <table:table-cell table:formula="of:=IF([.B69] &gt; &quot;&quot;;[.A69]&amp;&quot;:{&quot;&amp;[.D69]&amp;&quot;,&quot;&quot;&quot;&amp;[.B69]&amp;&quot;&quot;&quot;},&quot;;&quot;// &quot; &amp;[.A69])" office:value-type="string" office:string-value="301:{3,&quot;AC LOSS &quot;}," calcext:value-type="string">
            <text:p>301:{3,"AC LOSS "},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W SYSTEM BATT </text:p>
          </table:table-cell>
          <table:table-cell office:value-type="string" calcext:value-type="string">
            <text:p>Trouble-Low Battery (AC is lost, battery is getting low) </text:p>
          </table:table-cell>
          <table:table-cell office:value-type="float" office:value="3" calcext:value-type="float">
            <text:p>3</text:p>
          </table:table-cell>
          <table:table-cell table:formula="of:=IF([.B70] &gt; &quot;&quot;;[.A70]&amp;&quot;:{&quot;&amp;[.D70]&amp;&quot;,&quot;&quot;&quot;&amp;[.B70]&amp;&quot;&quot;&quot;},&quot;;&quot;// &quot; &amp;[.A70])" office:value-type="string" office:string-value="302:{3,&quot;LOW SYSTEM BATT &quot;}," calcext:value-type="string">
            <text:p>302:{3,"LOW SYSTEM BATT "},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M Checksum Bad </text:p>
          </table:table-cell>
          <table:table-cell office:value-type="string" calcext:value-type="string">
            <text:p>Trouble-Bad RAM Checksum (Restore Not Applicable) </text:p>
          </table:table-cell>
          <table:table-cell office:value-type="float" office:value="3" calcext:value-type="float">
            <text:p>3</text:p>
          </table:table-cell>
          <table:table-cell table:formula="of:=IF([.B71] &gt; &quot;&quot;;[.A71]&amp;&quot;:{&quot;&amp;[.D71]&amp;&quot;,&quot;&quot;&quot;&amp;[.B71]&amp;&quot;&quot;&quot;},&quot;;&quot;// &quot; &amp;[.A71])" office:value-type="string" office:string-value="303:{3,&quot;RAM Checksum Bad &quot;}," calcext:value-type="string">
            <text:p>303:{3,"RAM Checksum Bad "},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M Checksum Bad </text:p>
          </table:table-cell>
          <table:table-cell office:value-type="string" calcext:value-type="string">
            <text:p>Trouble-Bad ROM Checksum (Restore Not Applicable) </text:p>
          </table:table-cell>
          <table:table-cell office:value-type="float" office:value="3" calcext:value-type="float">
            <text:p>3</text:p>
          </table:table-cell>
          <table:table-cell table:formula="of:=IF([.B72] &gt; &quot;&quot;;[.A72]&amp;&quot;:{&quot;&amp;[.D72]&amp;&quot;,&quot;&quot;&quot;&amp;[.B72]&amp;&quot;&quot;&quot;},&quot;;&quot;// &quot; &amp;[.A72])" office:value-type="string" office:string-value="304:{3,&quot;ROM Checksum Bad &quot;}," calcext:value-type="string">
            <text:p>304:{3,"ROM Checksum Bad "},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YSTEM RESET </text:p>
          </table:table-cell>
          <table:table-cell office:value-type="string" calcext:value-type="string">
            <text:p>Trouble-System Rese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73] &gt; &quot;&quot;;[.A73]&amp;&quot;:{&quot;&amp;[.D73]&amp;&quot;,&quot;&quot;&quot;&amp;[.B73]&amp;&quot;&quot;&quot;},&quot;;&quot;// &quot; &amp;[.A73])" office:value-type="string" office:string-value="305:{3,&quot;SYSTEM RESET &quot;}," calcext:value-type="string">
            <text:p>305:{3,"SYSTEM RESET "},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ANEL PROG CHANGE </text:p>
          </table:table-cell>
          <table:table-cell office:value-type="string" calcext:value-type="string">
            <text:p>Trouble-Programming Chang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74] &gt; &quot;&quot;;[.A74]&amp;&quot;:{&quot;&amp;[.D74]&amp;&quot;,&quot;&quot;&quot;&amp;[.B74]&amp;&quot;&quot;&quot;},&quot;;&quot;// &quot; &amp;[.A74])" office:value-type="string" office:string-value="306:{3,&quot;PANEL PROG CHANGE &quot;}," calcext:value-type="string">
            <text:p>306:{3,"PANEL PROG CHANGE "},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elf-Test Failure </text:p>
          </table:table-cell>
          <table:table-cell office:value-type="string" calcext:value-type="string">
            <text:p>Trouble-Self Test Failure </text:p>
          </table:table-cell>
          <table:table-cell office:value-type="float" office:value="3" calcext:value-type="float">
            <text:p>3</text:p>
          </table:table-cell>
          <table:table-cell table:formula="of:=IF([.B75] &gt; &quot;&quot;;[.A75]&amp;&quot;:{&quot;&amp;[.D75]&amp;&quot;,&quot;&quot;&quot;&amp;[.B75]&amp;&quot;&quot;&quot;},&quot;;&quot;// &quot; &amp;[.A75])" office:value-type="string" office:string-value="307:{3,&quot;Self-Test Failure &quot;}," calcext:value-type="string">
            <text:p>307:{3,"Self-Test Failure "},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ystem Shutdown </text:p>
          </table:table-cell>
          <table:table-cell office:value-type="string" calcext:value-type="string">
            <text:p>Trouble-System Shutdown </text:p>
          </table:table-cell>
          <table:table-cell office:value-type="float" office:value="3" calcext:value-type="float">
            <text:p>3</text:p>
          </table:table-cell>
          <table:table-cell table:formula="of:=IF([.B76] &gt; &quot;&quot;;[.A76]&amp;&quot;:{&quot;&amp;[.D76]&amp;&quot;,&quot;&quot;&quot;&amp;[.B76]&amp;&quot;&quot;&quot;},&quot;;&quot;// &quot; &amp;[.A76])" office:value-type="string" office:string-value="308:{3,&quot;System Shutdown &quot;}," calcext:value-type="string">
            <text:p>308:{3,"System Shutdown "},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attery Test Fail </text:p>
          </table:table-cell>
          <table:table-cell office:value-type="string" calcext:value-type="string">
            <text:p>Trouble-Battery Test Failure (Battery failed at test interval) </text:p>
          </table:table-cell>
          <table:table-cell office:value-type="float" office:value="3" calcext:value-type="float">
            <text:p>3</text:p>
          </table:table-cell>
          <table:table-cell table:formula="of:=IF([.B77] &gt; &quot;&quot;;[.A77]&amp;&quot;:{&quot;&amp;[.D77]&amp;&quot;,&quot;&quot;&quot;&amp;[.B77]&amp;&quot;&quot;&quot;},&quot;;&quot;// &quot; &amp;[.A77])" office:value-type="string" office:string-value="309:{3,&quot;Battery Test Fail &quot;}," calcext:value-type="string">
            <text:p>309:{3,"Battery Test Fail "},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OUND FAULT </text:p>
          </table:table-cell>
          <table:table-cell office:value-type="string" calcext:value-type="string">
            <text:p>Trouble-Ground Fault-# </text:p>
          </table:table-cell>
          <table:table-cell office:value-type="float" office:value="3" calcext:value-type="float">
            <text:p>3</text:p>
          </table:table-cell>
          <table:table-cell table:formula="of:=IF([.B78] &gt; &quot;&quot;;[.A78]&amp;&quot;:{&quot;&amp;[.D78]&amp;&quot;,&quot;&quot;&quot;&amp;[.B78]&amp;&quot;&quot;&quot;},&quot;;&quot;// &quot; &amp;[.A78])" office:value-type="string" office:string-value="310:{3,&quot;GROUND FAULT &quot;}," calcext:value-type="string">
            <text:p>310:{3,"GROUND FAULT "},</text:p>
          </table:table-cell>
          <table:table-cell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ttery Missing </text:p>
          </table:table-cell>
          <table:table-cell office:value-type="string" calcext:value-type="string">
            <text:p>Trouble-Battery Missing </text:p>
          </table:table-cell>
          <table:table-cell office:value-type="float" office:value="3" calcext:value-type="float">
            <text:p>3</text:p>
          </table:table-cell>
          <table:table-cell table:formula="of:=IF([.B79] &gt; &quot;&quot;;[.A79]&amp;&quot;:{&quot;&amp;[.D79]&amp;&quot;,&quot;&quot;&quot;&amp;[.B79]&amp;&quot;&quot;&quot;},&quot;;&quot;// &quot; &amp;[.A79])" office:value-type="string" office:string-value="311:{3,&quot;Battery Missing &quot;}," calcext:value-type="string">
            <text:p>311:{3,"Battery Missing "},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ower Supply Overcurent </text:p>
          </table:table-cell>
          <table:table-cell office:value-type="string" calcext:value-type="string">
            <text:p>Trouble-Pwr. Supp. Overcur.-# </text:p>
          </table:table-cell>
          <table:table-cell office:value-type="float" office:value="3" calcext:value-type="float">
            <text:p>3</text:p>
          </table:table-cell>
          <table:table-cell table:formula="of:=IF([.B80] &gt; &quot;&quot;;[.A80]&amp;&quot;:{&quot;&amp;[.D80]&amp;&quot;,&quot;&quot;&quot;&amp;[.B80]&amp;&quot;&quot;&quot;},&quot;;&quot;// &quot; &amp;[.A80])" office:value-type="string" office:string-value="312:{3,&quot;Power Supply Overcurent &quot;}," calcext:value-type="string">
            <text:p>312:{3,"Power Supply Overcurent "},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ngineer Reset </text:p>
          </table:table-cell>
          <table:table-cell office:value-type="string" calcext:value-type="string">
            <text:p>Status-Engineer Reset – 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81] &gt; &quot;&quot;;[.A81]&amp;&quot;:{&quot;&amp;[.D81]&amp;&quot;,&quot;&quot;&quot;&amp;[.B81]&amp;&quot;&quot;&quot;},&quot;;&quot;// &quot; &amp;[.A81])" office:value-type="string" office:string-value="313:{3,&quot;Engineer Reset &quot;}," calcext:value-type="string">
            <text:p>313:{3,"Engineer Reset "},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rimary Power Supply Failure </text:p>
          </table:table-cell>
          <table:table-cell office:value-type="string" calcext:value-type="string">
            <text:p>Trouble – Pri Pwr Supply Fail - # (Sent by UL864 Rev 9 Fire panels like FBP) </text:p>
          </table:table-cell>
          <table:table-cell office:value-type="float" office:value="3" calcext:value-type="float">
            <text:p>3</text:p>
          </table:table-cell>
          <table:table-cell table:formula="of:=IF([.B82] &gt; &quot;&quot;;[.A82]&amp;&quot;:{&quot;&amp;[.D82]&amp;&quot;,&quot;&quot;&quot;&amp;[.B82]&amp;&quot;&quot;&quot;},&quot;;&quot;// &quot; &amp;[.A82])" office:value-type="string" office:string-value="314:{3,&quot;Primary Power Supply Failure &quot;}," calcext:value-type="string">
            <text:p>314:{3,"Primary Power Supply Failure "},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ystem Tamper </text:p>
          </table:table-cell>
          <table:table-cell office:value-type="string" calcext:value-type="string">
            <text:p>Trouble – APL System trouble - # </text:p>
          </table:table-cell>
          <table:table-cell office:value-type="float" office:value="3" calcext:value-type="float">
            <text:p>3</text:p>
          </table:table-cell>
          <table:table-cell table:formula="of:=IF([.B83] &gt; &quot;&quot;;[.A83]&amp;&quot;:{&quot;&amp;[.D83]&amp;&quot;,&quot;&quot;&quot;&amp;[.B83]&amp;&quot;&quot;&quot;},&quot;;&quot;// &quot; &amp;[.A83])" office:value-type="string" office:string-value="316:{3,&quot;System Tamper &quot;}," calcext:value-type="string">
            <text:p>316:{3,"System Tamper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ER/RELAY TROUBLES: </text:p>
          </table:table-cell>
          <table:table-cell table:number-columns-repeated="3"/>
          <table:table-cell table:formula="of:=IF([.B84] &gt; &quot;&quot;;[.A84]&amp;&quot;:{&quot;&amp;[.D84]&amp;&quot;,&quot;&quot;&quot;&amp;[.B84]&amp;&quot;&quot;&quot;},&quot;;&quot;// &quot; &amp;[.A84])" office:value-type="string" office:string-value="// SOUNDER/RELAY TROUBLES: " calcext:value-type="string">
            <text:p>// SOUNDER/RELAY TROUBLES: 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OUNDER / RELAY </text:p>
          </table:table-cell>
          <table:table-cell office:value-type="string" calcext:value-type="string">
            <text:p>Trouble-Sounder/Relay-# </text:p>
          </table:table-cell>
          <table:table-cell office:value-type="float" office:value="3" calcext:value-type="float">
            <text:p>3</text:p>
          </table:table-cell>
          <table:table-cell table:formula="of:=IF([.B85] &gt; &quot;&quot;;[.A85]&amp;&quot;:{&quot;&amp;[.D85]&amp;&quot;,&quot;&quot;&quot;&amp;[.B85]&amp;&quot;&quot;&quot;},&quot;;&quot;// &quot; &amp;[.A85])" office:value-type="string" office:string-value="320:{3,&quot;SOUNDER / RELAY &quot;}," calcext:value-type="string">
            <text:p>320:{3,"SOUNDER / RELAY "},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LL 1 </text:p>
          </table:table-cell>
          <table:table-cell office:value-type="string" calcext:value-type="string">
            <text:p>Trouble-Bell/Siren #1 (Event an Restore)</text:p>
          </table:table-cell>
          <table:table-cell office:value-type="float" office:value="3" calcext:value-type="float">
            <text:p>3</text:p>
          </table:table-cell>
          <table:table-cell table:formula="of:=IF([.B86] &gt; &quot;&quot;;[.A86]&amp;&quot;:{&quot;&amp;[.D86]&amp;&quot;,&quot;&quot;&quot;&amp;[.B86]&amp;&quot;&quot;&quot;},&quot;;&quot;// &quot; &amp;[.A86])" office:value-type="string" office:string-value="321:{3,&quot;BELL 1 &quot;}," calcext:value-type="string">
            <text:p>321:{3,"BELL 1 "},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ELL 2 </text:p>
          </table:table-cell>
          <table:table-cell office:value-type="string" calcext:value-type="string">
            <text:p>Trouble-Bell/Siren #2 (Event an Restore)</text:p>
          </table:table-cell>
          <table:table-cell office:value-type="float" office:value="3" calcext:value-type="float">
            <text:p>3</text:p>
          </table:table-cell>
          <table:table-cell table:formula="of:=IF([.B87] &gt; &quot;&quot;;[.A87]&amp;&quot;:{&quot;&amp;[.D87]&amp;&quot;,&quot;&quot;&quot;&amp;[.B87]&amp;&quot;&quot;&quot;},&quot;;&quot;// &quot; &amp;[.A87])" office:value-type="string" office:string-value="322:{3,&quot;BELL 2 &quot;}," calcext:value-type="string">
            <text:p>322:{3,"BELL 2 "},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larm Relay </text:p>
          </table:table-cell>
          <table:table-cell office:value-type="string" calcext:value-type="string">
            <text:p>Trouble-Alarm Relay </text:p>
          </table:table-cell>
          <table:table-cell office:value-type="float" office:value="3" calcext:value-type="float">
            <text:p>3</text:p>
          </table:table-cell>
          <table:table-cell table:formula="of:=IF([.B88] &gt; &quot;&quot;;[.A88]&amp;&quot;:{&quot;&amp;[.D88]&amp;&quot;,&quot;&quot;&quot;&amp;[.B88]&amp;&quot;&quot;&quot;},&quot;;&quot;// &quot; &amp;[.A88])" office:value-type="string" office:string-value="323:{3,&quot;Alarm Relay &quot;}," calcext:value-type="string">
            <text:p>323:{3,"Alarm Relay "},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rouble Relay </text:p>
          </table:table-cell>
          <table:table-cell office:value-type="string" calcext:value-type="string">
            <text:p>Trouble-Trouble Relay </text:p>
          </table:table-cell>
          <table:table-cell office:value-type="float" office:value="3" calcext:value-type="float">
            <text:p>3</text:p>
          </table:table-cell>
          <table:table-cell table:formula="of:=IF([.B89] &gt; &quot;&quot;;[.A89]&amp;&quot;:{&quot;&amp;[.D89]&amp;&quot;,&quot;&quot;&quot;&amp;[.B89]&amp;&quot;&quot;&quot;},&quot;;&quot;// &quot; &amp;[.A89])" office:value-type="string" office:string-value="324:{3,&quot;Trouble Relay &quot;}," calcext:value-type="string">
            <text:p>324:{3,"Trouble Relay "},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eversing Relay </text:p>
          </table:table-cell>
          <table:table-cell office:value-type="string" calcext:value-type="string">
            <text:p>Trouble-Reversing Relay </text:p>
          </table:table-cell>
          <table:table-cell office:value-type="float" office:value="3" calcext:value-type="float">
            <text:p>3</text:p>
          </table:table-cell>
          <table:table-cell table:formula="of:=IF([.B90] &gt; &quot;&quot;;[.A90]&amp;&quot;:{&quot;&amp;[.D90]&amp;&quot;,&quot;&quot;&quot;&amp;[.B90]&amp;&quot;&quot;&quot;},&quot;;&quot;// &quot; &amp;[.A90])" office:value-type="string" office:string-value="325:{3,&quot;Reversing Relay &quot;}," calcext:value-type="string">
            <text:p>325:{3,"Reversing Relay "},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otification Appliance Ckt. # 3 </text:p>
          </table:table-cell>
          <table:table-cell office:value-type="string" calcext:value-type="string">
            <text:p>Trouble-Notification Appl. Ckt#3 </text:p>
          </table:table-cell>
          <table:table-cell office:value-type="float" office:value="3" calcext:value-type="float">
            <text:p>3</text:p>
          </table:table-cell>
          <table:table-cell table:formula="of:=IF([.B91] &gt; &quot;&quot;;[.A91]&amp;&quot;:{&quot;&amp;[.D91]&amp;&quot;,&quot;&quot;&quot;&amp;[.B91]&amp;&quot;&quot;&quot;},&quot;;&quot;// &quot; &amp;[.A91])" office:value-type="string" office:string-value="326:{3,&quot;Notification Appliance Ckt. # 3 &quot;}," calcext:value-type="string">
            <text:p>326:{3,"Notification Appliance Ckt. # 3 "},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tification Appliance Ckt. # 4 </text:p>
          </table:table-cell>
          <table:table-cell office:value-type="string" calcext:value-type="string">
            <text:p>Trouble-Notification Appl. Ckt#4 </text:p>
          </table:table-cell>
          <table:table-cell office:value-type="float" office:value="3" calcext:value-type="float">
            <text:p>3</text:p>
          </table:table-cell>
          <table:table-cell table:formula="of:=IF([.B92] &gt; &quot;&quot;;[.A92]&amp;&quot;:{&quot;&amp;[.D92]&amp;&quot;,&quot;&quot;&quot;&amp;[.B92]&amp;&quot;&quot;&quot;},&quot;;&quot;// &quot; &amp;[.A92])" office:value-type="string" office:string-value="327:{3,&quot;Notification Appliance Ckt. # 4 &quot;}," calcext:value-type="string">
            <text:p>327:{3,"Notification Appliance Ckt. # 4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STEM PERIPHERAL TROUBLES: </text:p>
          </table:table-cell>
          <table:table-cell table:number-columns-repeated="3"/>
          <table:table-cell table:formula="of:=IF([.B93] &gt; &quot;&quot;;[.A93]&amp;&quot;:{&quot;&amp;[.D93]&amp;&quot;,&quot;&quot;&quot;&amp;[.B93]&amp;&quot;&quot;&quot;},&quot;;&quot;// &quot; &amp;[.A93])" office:value-type="string" office:string-value="// SYSTEM PERIPHERAL TROUBLES: " calcext:value-type="string">
            <text:p>// SYSTEM PERIPHERAL TROUBLES: 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ystem Peripheral (E355)</text:p>
          </table:table-cell>
          <table:table-cell office:value-type="string" calcext:value-type="string">
            <text:p>Trouble-Sys. Peripheral-#</text:p>
          </table:table-cell>
          <table:table-cell office:value-type="float" office:value="3" calcext:value-type="float">
            <text:p>3</text:p>
          </table:table-cell>
          <table:table-cell table:formula="of:=IF([.B94] &gt; &quot;&quot;;[.A94]&amp;&quot;:{&quot;&amp;[.D94]&amp;&quot;,&quot;&quot;&quot;&amp;[.B94]&amp;&quot;&quot;&quot;},&quot;;&quot;// &quot; &amp;[.A94])" office:value-type="string" office:string-value="330:{3,&quot;System Peripheral (E355)&quot;}," calcext:value-type="string">
            <text:p>330:{3,"System Peripheral (E355)"},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olling Loop Open </text:p>
          </table:table-cell>
          <table:table-cell office:value-type="string" calcext:value-type="string">
            <text:p>Trouble-Polling Loop Open </text:p>
          </table:table-cell>
          <table:table-cell office:value-type="float" office:value="3" calcext:value-type="float">
            <text:p>3</text:p>
          </table:table-cell>
          <table:table-cell table:formula="of:=IF([.B95] &gt; &quot;&quot;;[.A95]&amp;&quot;:{&quot;&amp;[.D95]&amp;&quot;,&quot;&quot;&quot;&amp;[.B95]&amp;&quot;&quot;&quot;},&quot;;&quot;// &quot; &amp;[.A95])" office:value-type="string" office:string-value="331:{3,&quot;Polling Loop Open &quot;}," calcext:value-type="string">
            <text:p>331:{3,"Polling Loop Open "},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LLING LOOP SHORT </text:p>
          </table:table-cell>
          <table:table-cell office:value-type="string" calcext:value-type="string">
            <text:p>Trouble-Polling Loop Short </text:p>
          </table:table-cell>
          <table:table-cell office:value-type="float" office:value="3" calcext:value-type="float">
            <text:p>3</text:p>
          </table:table-cell>
          <table:table-cell table:formula="of:=IF([.B96] &gt; &quot;&quot;;[.A96]&amp;&quot;:{&quot;&amp;[.D96]&amp;&quot;,&quot;&quot;&quot;&amp;[.B96]&amp;&quot;&quot;&quot;},&quot;;&quot;// &quot; &amp;[.A96])" office:value-type="string" office:string-value="332:{3,&quot;POLLING LOOP SHORT &quot;}," calcext:value-type="string">
            <text:p>332:{3,"POLLING LOOP SHORT "},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xp. Module Failure </text:p>
          </table:table-cell>
          <table:table-cell office:value-type="string" calcext:value-type="string">
            <text:p>Trouble-Exp. Module Fail-# ECP Path problem between panel to LRR, etc (new) </text:p>
          </table:table-cell>
          <table:table-cell office:value-type="float" office:value="3" calcext:value-type="float">
            <text:p>3</text:p>
          </table:table-cell>
          <table:table-cell table:formula="of:=IF([.B97] &gt; &quot;&quot;;[.A97]&amp;&quot;:{&quot;&amp;[.D97]&amp;&quot;,&quot;&quot;&quot;&amp;[.B97]&amp;&quot;&quot;&quot;},&quot;;&quot;// &quot; &amp;[.A97])" office:value-type="string" office:string-value="333:{3,&quot;Exp. Module Failure &quot;}," calcext:value-type="string">
            <text:p>333:{3,"Exp. Module Failure "},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peater Failure </text:p>
          </table:table-cell>
          <table:table-cell office:value-type="string" calcext:value-type="string">
            <text:p>Trouble-Repeater Failure-# </text:p>
          </table:table-cell>
          <table:table-cell office:value-type="float" office:value="3" calcext:value-type="float">
            <text:p>3</text:p>
          </table:table-cell>
          <table:table-cell table:formula="of:=IF([.B98] &gt; &quot;&quot;;[.A98]&amp;&quot;:{&quot;&amp;[.D98]&amp;&quot;,&quot;&quot;&quot;&amp;[.B98]&amp;&quot;&quot;&quot;},&quot;;&quot;// &quot; &amp;[.A98])" office:value-type="string" office:string-value="334:{3,&quot;Repeater Failure &quot;}," calcext:value-type="string">
            <text:p>334:{3,"Repeater Failure "},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ocal Printer Paper Out </text:p>
          </table:table-cell>
          <table:table-cell office:value-type="string" calcext:value-type="string">
            <text:p>Trouble-Printer Paper Out </text:p>
          </table:table-cell>
          <table:table-cell office:value-type="float" office:value="3" calcext:value-type="float">
            <text:p>3</text:p>
          </table:table-cell>
          <table:table-cell table:formula="of:=IF([.B99] &gt; &quot;&quot;;[.A99]&amp;&quot;:{&quot;&amp;[.D99]&amp;&quot;,&quot;&quot;&quot;&amp;[.B99]&amp;&quot;&quot;&quot;},&quot;;&quot;// &quot; &amp;[.A99])" office:value-type="string" office:string-value="335:{3,&quot;Local Printer Paper Out &quot;}," calcext:value-type="string">
            <text:p>335:{3,"Local Printer Paper Out "},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ocal Printer Failure </text:p>
          </table:table-cell>
          <table:table-cell office:value-type="string" calcext:value-type="string">
            <text:p>Trouble-Local Printer </text:p>
          </table:table-cell>
          <table:table-cell office:value-type="float" office:value="3" calcext:value-type="float">
            <text:p>3</text:p>
          </table:table-cell>
          <table:table-cell table:formula="of:=IF([.B100] &gt; &quot;&quot;;[.A100]&amp;&quot;:{&quot;&amp;[.D100]&amp;&quot;,&quot;&quot;&quot;&amp;[.B100]&amp;&quot;&quot;&quot;},&quot;;&quot;// &quot; &amp;[.A100])" office:value-type="string" office:string-value="336:{3,&quot;Local Printer Failure &quot;}," calcext:value-type="string">
            <text:p>336:{3,"Local Printer Failure "},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XP. MOD. DC LOSS </text:p>
          </table:table-cell>
          <table:table-cell office:value-type="string" calcext:value-type="string">
            <text:p>Trouble-Exp. Mod. DC Loss-# </text:p>
          </table:table-cell>
          <table:table-cell office:value-type="float" office:value="3" calcext:value-type="float">
            <text:p>3</text:p>
          </table:table-cell>
          <table:table-cell table:formula="of:=IF([.B101] &gt; &quot;&quot;;[.A101]&amp;&quot;:{&quot;&amp;[.D101]&amp;&quot;,&quot;&quot;&quot;&amp;[.B101]&amp;&quot;&quot;&quot;},&quot;;&quot;// &quot; &amp;[.A101])" office:value-type="string" office:string-value="337:{3,&quot;EXP. MOD. DC LOSS &quot;}," calcext:value-type="string">
            <text:p>337:{3,"EXP. MOD. DC LOSS "},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XP. MOD. LOW BAT </text:p>
          </table:table-cell>
          <table:table-cell office:value-type="string" calcext:value-type="string">
            <text:p>Trouble-Exp. Mod. Low Batt-# </text:p>
          </table:table-cell>
          <table:table-cell office:value-type="float" office:value="3" calcext:value-type="float">
            <text:p>3</text:p>
          </table:table-cell>
          <table:table-cell table:formula="of:=IF([.B102] &gt; &quot;&quot;;[.A102]&amp;&quot;:{&quot;&amp;[.D102]&amp;&quot;,&quot;&quot;&quot;&amp;[.B102]&amp;&quot;&quot;&quot;},&quot;;&quot;// &quot; &amp;[.A102])" office:value-type="string" office:string-value="338:{3,&quot;EXP. MOD. LOW BAT &quot;}," calcext:value-type="string">
            <text:p>338:{3,"EXP. MOD. LOW BAT "},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P. MOD. RESET</text:p>
          </table:table-cell>
          <table:table-cell office:value-type="string" calcext:value-type="string">
            <text:p>Trouble-Exp. Mod. Reset-# </text:p>
          </table:table-cell>
          <table:table-cell office:value-type="float" office:value="3" calcext:value-type="float">
            <text:p>3</text:p>
          </table:table-cell>
          <table:table-cell table:formula="of:=IF([.B103] &gt; &quot;&quot;;[.A103]&amp;&quot;:{&quot;&amp;[.D103]&amp;&quot;,&quot;&quot;&quot;&amp;[.B103]&amp;&quot;&quot;&quot;},&quot;;&quot;// &quot; &amp;[.A103])" office:value-type="string" office:string-value="339:{3,&quot;EXP. MOD. RESET&quot;}," calcext:value-type="string">
            <text:p>339:{3,"EXP. MOD. RESET"},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XP. MOD. TAMPER</text:p>
          </table:table-cell>
          <table:table-cell office:value-type="string" calcext:value-type="string">
            <text:p>Trouble-Exp. Mod. Tamper-#</text:p>
          </table:table-cell>
          <table:table-cell office:value-type="float" office:value="3" calcext:value-type="float">
            <text:p>3</text:p>
          </table:table-cell>
          <table:table-cell table:formula="of:=IF([.B104] &gt; &quot;&quot;;[.A104]&amp;&quot;:{&quot;&amp;[.D104]&amp;&quot;,&quot;&quot;&quot;&amp;[.B104]&amp;&quot;&quot;&quot;},&quot;;&quot;// &quot; &amp;[.A104])" office:value-type="string" office:string-value="341:{3,&quot;EXP. MOD. TAMPER&quot;}," calcext:value-type="string">
            <text:p>341:{3,"EXP. MOD. TAMPER"},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xp. Module AC Loss </text:p>
          </table:table-cell>
          <table:table-cell office:value-type="string" calcext:value-type="string">
            <text:p>Trouble-Exp. Module AC Loss-# </text:p>
          </table:table-cell>
          <table:table-cell office:value-type="float" office:value="3" calcext:value-type="float">
            <text:p>3</text:p>
          </table:table-cell>
          <table:table-cell table:formula="of:=IF([.B105] &gt; &quot;&quot;;[.A105]&amp;&quot;:{&quot;&amp;[.D105]&amp;&quot;,&quot;&quot;&quot;&amp;[.B105]&amp;&quot;&quot;&quot;},&quot;;&quot;// &quot; &amp;[.A105])" office:value-type="string" office:string-value="342:{3,&quot;Exp. Module AC Loss &quot;}," calcext:value-type="string">
            <text:p>342:{3,"Exp. Module AC Loss "},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xp. Module Self Test Fail </text:p>
          </table:table-cell>
          <table:table-cell office:value-type="string" calcext:value-type="string">
            <text:p>Trouble-Exp. Self-Test Fail-# </text:p>
          </table:table-cell>
          <table:table-cell office:value-type="float" office:value="3" calcext:value-type="float">
            <text:p>3</text:p>
          </table:table-cell>
          <table:table-cell table:formula="of:=IF([.B106] &gt; &quot;&quot;;[.A106]&amp;&quot;:{&quot;&amp;[.D106]&amp;&quot;,&quot;&quot;&quot;&amp;[.B106]&amp;&quot;&quot;&quot;},&quot;;&quot;// &quot; &amp;[.A106])" office:value-type="string" office:string-value="343:{3,&quot;Exp. Module Self Test Fail &quot;}," calcext:value-type="string">
            <text:p>343:{3,"Exp. Module Self Test Fail "},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F Rcvr Jam Detect # </text:p>
          </table:table-cell>
          <table:table-cell office:value-type="string" calcext:value-type="string">
            <text:p>Trouble-RF Rcvr Jam Detect-# </text:p>
          </table:table-cell>
          <table:table-cell office:value-type="float" office:value="3" calcext:value-type="float">
            <text:p>3</text:p>
          </table:table-cell>
          <table:table-cell table:formula="of:=IF([.B107] &gt; &quot;&quot;;[.A107]&amp;&quot;:{&quot;&amp;[.D107]&amp;&quot;,&quot;&quot;&quot;&amp;[.B107]&amp;&quot;&quot;&quot;},&quot;;&quot;// &quot; &amp;[.A107])" office:value-type="string" office:string-value="344:{3,&quot;RF Rcvr Jam Detect # &quot;}," calcext:value-type="string">
            <text:p>344:{3,"RF Rcvr Jam Detect # "},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ES Encryption disabled/enabled </text:p>
          </table:table-cell>
          <table:table-cell office:value-type="string" calcext:value-type="string">
            <text:p>Trouble-AES Encryption </text:p>
          </table:table-cell>
          <table:table-cell office:value-type="float" office:value="3" calcext:value-type="float">
            <text:p>3</text:p>
          </table:table-cell>
          <table:table-cell table:formula="of:=IF([.B108] &gt; &quot;&quot;;[.A108]&amp;&quot;:{&quot;&amp;[.D108]&amp;&quot;,&quot;&quot;&quot;&amp;[.B108]&amp;&quot;&quot;&quot;},&quot;;&quot;// &quot; &amp;[.A108])" office:value-type="string" office:string-value="345:{3,&quot;AES Encryption disabled/enabled &quot;}," calcext:value-type="string">
            <text:p>345:{3,"AES Encryption disabled/enabled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UNICATION TROUBLES: </text:p>
          </table:table-cell>
          <table:table-cell table:number-columns-repeated="3"/>
          <table:table-cell table:formula="of:=IF([.B109] &gt; &quot;&quot;;[.A109]&amp;&quot;:{&quot;&amp;[.D109]&amp;&quot;,&quot;&quot;&quot;&amp;[.B109]&amp;&quot;&quot;&quot;},&quot;;&quot;// &quot; &amp;[.A109])" office:value-type="string" office:string-value="// COMMUNICATION TROUBLES: " calcext:value-type="string">
            <text:p>// COMMUNICATION TROUBLES: 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ommunication </text:p>
          </table:table-cell>
          <table:table-cell office:value-type="string" calcext:value-type="string">
            <text:p>Trouble-Communication Failure </text:p>
          </table:table-cell>
          <table:table-cell office:value-type="float" office:value="3" calcext:value-type="float">
            <text:p>3</text:p>
          </table:table-cell>
          <table:table-cell table:formula="of:=IF([.B110] &gt; &quot;&quot;;[.A110]&amp;&quot;:{&quot;&amp;[.D110]&amp;&quot;,&quot;&quot;&quot;&amp;[.B110]&amp;&quot;&quot;&quot;},&quot;;&quot;// &quot; &amp;[.A110])" office:value-type="string" office:string-value="350:{3,&quot;Communication &quot;}," calcext:value-type="string">
            <text:p>350:{3,"Communication "},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ELCO 1 FAULT </text:p>
          </table:table-cell>
          <table:table-cell office:value-type="string" calcext:value-type="string">
            <text:p>Trouble-Phone line # 1</text:p>
          </table:table-cell>
          <table:table-cell office:value-type="float" office:value="3" calcext:value-type="float">
            <text:p>3</text:p>
          </table:table-cell>
          <table:table-cell table:formula="of:=IF([.B111] &gt; &quot;&quot;;[.A111]&amp;&quot;:{&quot;&amp;[.D111]&amp;&quot;,&quot;&quot;&quot;&amp;[.B111]&amp;&quot;&quot;&quot;},&quot;;&quot;// &quot; &amp;[.A111])" office:value-type="string" office:string-value="351:{3,&quot;TELCO 1 FAULT &quot;}," calcext:value-type="string">
            <text:p>351:{3,"TELCO 1 FAULT "},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ELCO 2 FAULT </text:p>
          </table:table-cell>
          <table:table-cell office:value-type="string" calcext:value-type="string">
            <text:p>Trouble-Phone Line # 2 </text:p>
          </table:table-cell>
          <table:table-cell office:value-type="float" office:value="3" calcext:value-type="float">
            <text:p>3</text:p>
          </table:table-cell>
          <table:table-cell table:formula="of:=IF([.B112] &gt; &quot;&quot;;[.A112]&amp;&quot;:{&quot;&amp;[.D112]&amp;&quot;,&quot;&quot;&quot;&amp;[.B112]&amp;&quot;&quot;&quot;},&quot;;&quot;// &quot; &amp;[.A112])" office:value-type="string" office:string-value="352:{3,&quot;TELCO 2 FAULT &quot;}," calcext:value-type="string">
            <text:p>352:{3,"TELCO 2 FAULT "},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R Radion Xmitter Fault (333) </text:p>
          </table:table-cell>
          <table:table-cell office:value-type="string" calcext:value-type="string">
            <text:p>Trouble-Radio Transmitter – Comm Path problem between panel and lrr (0ld) </text:p>
          </table:table-cell>
          <table:table-cell office:value-type="float" office:value="3" calcext:value-type="float">
            <text:p>3</text:p>
          </table:table-cell>
          <table:table-cell table:formula="of:=IF([.B113] &gt; &quot;&quot;;[.A113]&amp;&quot;:{&quot;&amp;[.D113]&amp;&quot;,&quot;&quot;&quot;&amp;[.B113]&amp;&quot;&quot;&quot;},&quot;;&quot;// &quot; &amp;[.A113])" office:value-type="string" office:string-value="353:{3,&quot;LR Radion Xmitter Fault (333) &quot;}," calcext:value-type="string">
            <text:p>353:{3,"LR Radion Xmitter Fault (333) "},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AILURE TO COMMUNICATE </text:p>
          </table:table-cell>
          <table:table-cell office:value-type="string" calcext:value-type="string">
            <text:p>Trouble-Fail to Communicate </text:p>
          </table:table-cell>
          <table:table-cell office:value-type="float" office:value="3" calcext:value-type="float">
            <text:p>3</text:p>
          </table:table-cell>
          <table:table-cell table:formula="of:=IF([.B114] &gt; &quot;&quot;;[.A114]&amp;&quot;:{&quot;&amp;[.D114]&amp;&quot;,&quot;&quot;&quot;&amp;[.B114]&amp;&quot;&quot;&quot;},&quot;;&quot;// &quot; &amp;[.A114])" office:value-type="string" office:string-value="354:{3,&quot;FAILURE TO COMMUNICATE &quot;}," calcext:value-type="string">
            <text:p>354:{3,"FAILURE TO COMMUNICATE "},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oss of Radio Super.(R330) </text:p>
          </table:table-cell>
          <table:table-cell office:value-type="string" calcext:value-type="string">
            <text:p>Trouble-Radio Supervision – From LRR - ECP data connection to panel </text:p>
          </table:table-cell>
          <table:table-cell office:value-type="float" office:value="3" calcext:value-type="float">
            <text:p>3</text:p>
          </table:table-cell>
          <table:table-cell table:formula="of:=IF([.B115] &gt; &quot;&quot;;[.A115]&amp;&quot;:{&quot;&amp;[.D115]&amp;&quot;,&quot;&quot;&quot;&amp;[.B115]&amp;&quot;&quot;&quot;},&quot;;&quot;// &quot; &amp;[.A115])" office:value-type="string" office:string-value="355:{3,&quot;Loss of Radio Super.(R330) &quot;}," calcext:value-type="string">
            <text:p>355:{3,"Loss of Radio Super.(R330) "},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oss of Central Polling </text:p>
          </table:table-cell>
          <table:table-cell office:value-type="string" calcext:value-type="string">
            <text:p>Trouble-Central Radion Polling </text:p>
          </table:table-cell>
          <table:table-cell office:value-type="float" office:value="3" calcext:value-type="float">
            <text:p>3</text:p>
          </table:table-cell>
          <table:table-cell table:formula="of:=IF([.B116] &gt; &quot;&quot;;[.A116]&amp;&quot;:{&quot;&amp;[.D116]&amp;&quot;,&quot;&quot;&quot;&amp;[.B116]&amp;&quot;&quot;&quot;},&quot;;&quot;// &quot; &amp;[.A116])" office:value-type="string" office:string-value="356:{3,&quot;Loss of Central Polling &quot;}," calcext:value-type="string">
            <text:p>356:{3,"Loss of Central Polling "},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RR XMTR. VSWR </text:p>
          </table:table-cell>
          <table:table-cell office:value-type="string" calcext:value-type="string">
            <text:p>Trouble-Radio Xmitter. VSWR-# </text:p>
          </table:table-cell>
          <table:table-cell office:value-type="float" office:value="3" calcext:value-type="float">
            <text:p>3</text:p>
          </table:table-cell>
          <table:table-cell table:formula="of:=IF([.B117] &gt; &quot;&quot;;[.A117]&amp;&quot;:{&quot;&amp;[.D117]&amp;&quot;,&quot;&quot;&quot;&amp;[.B117]&amp;&quot;&quot;&quot;},&quot;;&quot;// &quot; &amp;[.A117])" office:value-type="string" office:string-value="357:{3,&quot;LRR XMTR. VSWR &quot;}," calcext:value-type="string">
            <text:p>357:{3,"LRR XMTR. VSWR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CTION LOOP: </text:p>
          </table:table-cell>
          <table:table-cell table:number-columns-repeated="3"/>
          <table:table-cell table:formula="of:=IF([.B118] &gt; &quot;&quot;;[.A118]&amp;&quot;:{&quot;&amp;[.D118]&amp;&quot;,&quot;&quot;&quot;&amp;[.B118]&amp;&quot;&quot;&quot;},&quot;;&quot;// &quot; &amp;[.A118])" office:value-type="string" office:string-value="// PROTECTION LOOP: " calcext:value-type="string">
            <text:p>// PROTECTION LOOP: 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rotection Loop </text:p>
          </table:table-cell>
          <table:table-cell office:value-type="string" calcext:value-type="string">
            <text:p>Trouble-Protection Loop-# </text:p>
          </table:table-cell>
          <table:table-cell office:value-type="float" office:value="3" calcext:value-type="float">
            <text:p>3</text:p>
          </table:table-cell>
          <table:table-cell table:formula="of:=IF([.B119] &gt; &quot;&quot;;[.A119]&amp;&quot;:{&quot;&amp;[.D119]&amp;&quot;,&quot;&quot;&quot;&amp;[.B119]&amp;&quot;&quot;&quot;},&quot;;&quot;// &quot; &amp;[.A119])" office:value-type="string" office:string-value="370:{3,&quot;Protection Loop &quot;}," calcext:value-type="string">
            <text:p>370:{3,"Protection Loop "},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rotection Loop Open </text:p>
          </table:table-cell>
          <table:table-cell office:value-type="string" calcext:value-type="string">
            <text:p>Trouble-Prot. Loop Open-# </text:p>
          </table:table-cell>
          <table:table-cell office:value-type="float" office:value="3" calcext:value-type="float">
            <text:p>3</text:p>
          </table:table-cell>
          <table:table-cell table:formula="of:=IF([.B120] &gt; &quot;&quot;;[.A120]&amp;&quot;:{&quot;&amp;[.D120]&amp;&quot;,&quot;&quot;&quot;&amp;[.B120]&amp;&quot;&quot;&quot;},&quot;;&quot;// &quot; &amp;[.A120])" office:value-type="string" office:string-value="371:{3,&quot;Protection Loop Open &quot;}," calcext:value-type="string">
            <text:p>371:{3,"Protection Loop Open "},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otection Loop Short </text:p>
          </table:table-cell>
          <table:table-cell office:value-type="string" calcext:value-type="string">
            <text:p>Trouble-Prot. Loop Short-# </text:p>
          </table:table-cell>
          <table:table-cell office:value-type="float" office:value="3" calcext:value-type="float">
            <text:p>3</text:p>
          </table:table-cell>
          <table:table-cell table:formula="of:=IF([.B121] &gt; &quot;&quot;;[.A121]&amp;&quot;:{&quot;&amp;[.D121]&amp;&quot;,&quot;&quot;&quot;&amp;[.B121]&amp;&quot;&quot;&quot;},&quot;;&quot;// &quot; &amp;[.A121])" office:value-type="string" office:string-value="372:{3,&quot;Protection Loop Short &quot;}," calcext:value-type="string">
            <text:p>372:{3,"Protection Loop Short "},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IRE TROUBLE </text:p>
          </table:table-cell>
          <table:table-cell office:value-type="string" calcext:value-type="string">
            <text:p>Trouble-Fire Loop-#</text:p>
          </table:table-cell>
          <table:table-cell office:value-type="float" office:value="3" calcext:value-type="float">
            <text:p>3</text:p>
          </table:table-cell>
          <table:table-cell table:formula="of:=IF([.B122] &gt; &quot;&quot;;[.A122]&amp;&quot;:{&quot;&amp;[.D122]&amp;&quot;,&quot;&quot;&quot;&amp;[.B122]&amp;&quot;&quot;&quot;},&quot;;&quot;// &quot; &amp;[.A122])" office:value-type="string" office:string-value="373:{3,&quot;FIRE TROUBLE &quot;}," calcext:value-type="string">
            <text:p>373:{3,"FIRE TROUBLE "},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XIT ERROR (BY USER) </text:p>
          </table:table-cell>
          <table:table-cell office:value-type="string" calcext:value-type="string">
            <text:p>Alarm-Exit Error-# </text:p>
          </table:table-cell>
          <table:table-cell office:value-type="float" office:value="3" calcext:value-type="float">
            <text:p>3</text:p>
          </table:table-cell>
          <table:table-cell table:formula="of:=IF([.B123] &gt; &quot;&quot;;[.A123]&amp;&quot;:{&quot;&amp;[.D123]&amp;&quot;,&quot;&quot;&quot;&amp;[.B123]&amp;&quot;&quot;&quot;},&quot;;&quot;// &quot; &amp;[.A123])" office:value-type="string" office:string-value="374:{3,&quot;EXIT ERROR (BY USER) &quot;}," calcext:value-type="string">
            <text:p>374:{3,"EXIT ERROR (BY USER) "},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anic Zone Trouble </text:p>
          </table:table-cell>
          <table:table-cell office:value-type="string" calcext:value-type="string">
            <text:p>Trouble-PA Trouble-# </text:p>
          </table:table-cell>
          <table:table-cell office:value-type="float" office:value="3" calcext:value-type="float">
            <text:p>3</text:p>
          </table:table-cell>
          <table:table-cell table:formula="of:=IF([.B124] &gt; &quot;&quot;;[.A124]&amp;&quot;:{&quot;&amp;[.D124]&amp;&quot;,&quot;&quot;&quot;&amp;[.B124]&amp;&quot;&quot;&quot;},&quot;;&quot;// &quot; &amp;[.A124])" office:value-type="string" office:string-value="375:{3,&quot;Panic Zone Trouble &quot;}," calcext:value-type="string">
            <text:p>375:{3,"Panic Zone Trouble "},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ld-Up Zone Trouble </text:p>
          </table:table-cell>
          <table:table-cell office:value-type="string" calcext:value-type="string">
            <text:p>Trouble-Hold-Up Trouble-# </text:p>
          </table:table-cell>
          <table:table-cell office:value-type="float" office:value="3" calcext:value-type="float">
            <text:p>3</text:p>
          </table:table-cell>
          <table:table-cell table:formula="of:=IF([.B125] &gt; &quot;&quot;;[.A125]&amp;&quot;:{&quot;&amp;[.D125]&amp;&quot;,&quot;&quot;&quot;&amp;[.B125]&amp;&quot;&quot;&quot;},&quot;;&quot;// &quot; &amp;[.A125])" office:value-type="string" office:string-value="376:{3,&quot;Hold-Up Zone Trouble &quot;}," calcext:value-type="string">
            <text:p>376:{3,"Hold-Up Zone Trouble "},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winger Trouble </text:p>
          </table:table-cell>
          <table:table-cell office:value-type="string" calcext:value-type="string">
            <text:p>Trouble – Swinger Trouble-# </text:p>
          </table:table-cell>
          <table:table-cell office:value-type="float" office:value="3" calcext:value-type="float">
            <text:p>3</text:p>
          </table:table-cell>
          <table:table-cell table:formula="of:=IF([.B126] &gt; &quot;&quot;;[.A126]&amp;&quot;:{&quot;&amp;[.D126]&amp;&quot;,&quot;&quot;&quot;&amp;[.B126]&amp;&quot;&quot;&quot;},&quot;;&quot;// &quot; &amp;[.A126])" office:value-type="string" office:string-value="377:{3,&quot;Swinger Trouble &quot;}," calcext:value-type="string">
            <text:p>377:{3,"Swinger Trouble "},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ross-zone Trouble </text:p>
          </table:table-cell>
          <table:table-cell office:value-type="string" calcext:value-type="string">
            <text:p>Trouble – Cross Zone Trouble -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27] &gt; &quot;&quot;;[.A127]&amp;&quot;:{&quot;&amp;[.D127]&amp;&quot;,&quot;&quot;&quot;&amp;[.B127]&amp;&quot;&quot;&quot;},&quot;;&quot;// &quot; &amp;[.A127])" office:value-type="string" office:string-value="378:{3,&quot;Cross-zone Trouble &quot;}," calcext:value-type="string">
            <text:p>378:{3,"Cross-zone Trouble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: </text:p>
          </table:table-cell>
          <table:table-cell table:number-columns-repeated="3"/>
          <table:table-cell table:formula="of:=IF([.B128] &gt; &quot;&quot;;[.A128]&amp;&quot;:{&quot;&amp;[.D128]&amp;&quot;,&quot;&quot;&quot;&amp;[.B128]&amp;&quot;&quot;&quot;},&quot;;&quot;// &quot; &amp;[.A128])" office:value-type="string" office:string-value="// SENSOR: " calcext:value-type="string">
            <text:p>// SENSOR: 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ENSOR TRBL - GLOBAL </text:p>
          </table:table-cell>
          <table:table-cell office:value-type="string" calcext:value-type="string">
            <text:p>Trouble-Sensor Trouble-#</text:p>
          </table:table-cell>
          <table:table-cell office:value-type="float" office:value="3" calcext:value-type="float">
            <text:p>3</text:p>
          </table:table-cell>
          <table:table-cell table:formula="of:=IF([.B129] &gt; &quot;&quot;;[.A129]&amp;&quot;:{&quot;&amp;[.D129]&amp;&quot;,&quot;&quot;&quot;&amp;[.B129]&amp;&quot;&quot;&quot;},&quot;;&quot;// &quot; &amp;[.A129])" office:value-type="string" office:string-value="380:{3,&quot;SENSOR TRBL - GLOBAL &quot;}," calcext:value-type="string">
            <text:p>380:{3,"SENSOR TRBL - GLOBAL "},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SS OF SUPERVISION </text:p>
          </table:table-cell>
          <table:table-cell office:value-type="string" calcext:value-type="string">
            <text:p>Trouble-RF Sensor Super.-# </text:p>
          </table:table-cell>
          <table:table-cell office:value-type="float" office:value="3" calcext:value-type="float">
            <text:p>3</text:p>
          </table:table-cell>
          <table:table-cell table:formula="of:=IF([.B130] &gt; &quot;&quot;;[.A130]&amp;&quot;:{&quot;&amp;[.D130]&amp;&quot;,&quot;&quot;&quot;&amp;[.B130]&amp;&quot;&quot;&quot;},&quot;;&quot;// &quot; &amp;[.A130])" office:value-type="string" office:string-value="381:{3,&quot;LOSS OF SUPERVISION &quot;}," calcext:value-type="string">
            <text:p>381:{3,"LOSS OF SUPERVISION "},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SS OF SUPRVSN </text:p>
          </table:table-cell>
          <table:table-cell office:value-type="string" calcext:value-type="string">
            <text:p>Trouble-RPM Sensor Super.-# </text:p>
          </table:table-cell>
          <table:table-cell office:value-type="float" office:value="3" calcext:value-type="float">
            <text:p>3</text:p>
          </table:table-cell>
          <table:table-cell table:formula="of:=IF([.B131] &gt; &quot;&quot;;[.A131]&amp;&quot;:{&quot;&amp;[.D131]&amp;&quot;,&quot;&quot;&quot;&amp;[.B131]&amp;&quot;&quot;&quot;},&quot;;&quot;// &quot; &amp;[.A131])" office:value-type="string" office:string-value="382:{3,&quot;LOSS OF SUPRVSN &quot;}," calcext:value-type="string">
            <text:p>382:{3,"LOSS OF SUPRVSN "},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ENSOR TAMPER </text:p>
          </table:table-cell>
          <table:table-cell office:value-type="string" calcext:value-type="string">
            <text:p>Trouble-Sensor Tamper-# (Cover or Base) </text:p>
          </table:table-cell>
          <table:table-cell office:value-type="float" office:value="3" calcext:value-type="float">
            <text:p>3</text:p>
          </table:table-cell>
          <table:table-cell table:formula="of:=IF([.B132] &gt; &quot;&quot;;[.A132]&amp;&quot;:{&quot;&amp;[.D132]&amp;&quot;,&quot;&quot;&quot;&amp;[.B132]&amp;&quot;&quot;&quot;},&quot;;&quot;// &quot; &amp;[.A132])" office:value-type="string" office:string-value="383:{3,&quot;SENSOR TAMPER &quot;}," calcext:value-type="string">
            <text:p>383:{3,"SENSOR TAMPER "},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F LOW BATTERY </text:p>
          </table:table-cell>
          <table:table-cell office:value-type="string" calcext:value-type="string">
            <text:p>Trouble-RF Sensor Battery-# </text:p>
          </table:table-cell>
          <table:table-cell office:value-type="float" office:value="3" calcext:value-type="float">
            <text:p>3</text:p>
          </table:table-cell>
          <table:table-cell table:formula="of:=IF([.B133] &gt; &quot;&quot;;[.A133]&amp;&quot;:{&quot;&amp;[.D133]&amp;&quot;,&quot;&quot;&quot;&amp;[.B133]&amp;&quot;&quot;&quot;},&quot;;&quot;// &quot; &amp;[.A133])" office:value-type="string" office:string-value="384:{3,&quot;RF LOW BATTERY &quot;}," calcext:value-type="string">
            <text:p>384:{3,"RF LOW BATTERY "},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MOKE HI SENS. </text:p>
          </table:table-cell>
          <table:table-cell office:value-type="string" calcext:value-type="string">
            <text:p>Trouble-Smoke Hi Sens.-# </text:p>
          </table:table-cell>
          <table:table-cell office:value-type="float" office:value="3" calcext:value-type="float">
            <text:p>3</text:p>
          </table:table-cell>
          <table:table-cell table:formula="of:=IF([.B134] &gt; &quot;&quot;;[.A134]&amp;&quot;:{&quot;&amp;[.D134]&amp;&quot;,&quot;&quot;&quot;&amp;[.B134]&amp;&quot;&quot;&quot;},&quot;;&quot;// &quot; &amp;[.A134])" office:value-type="string" office:string-value="385:{3,&quot;SMOKE HI SENS. &quot;}," calcext:value-type="string">
            <text:p>385:{3,"SMOKE HI SENS. "},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MOKE LO SENS.</text:p>
          </table:table-cell>
          <table:table-cell office:value-type="string" calcext:value-type="string">
            <text:p>Trouble-Smoke Lo Sens.-# </text:p>
          </table:table-cell>
          <table:table-cell office:value-type="float" office:value="3" calcext:value-type="float">
            <text:p>3</text:p>
          </table:table-cell>
          <table:table-cell table:formula="of:=IF([.B135] &gt; &quot;&quot;;[.A135]&amp;&quot;:{&quot;&amp;[.D135]&amp;&quot;,&quot;&quot;&quot;&amp;[.B135]&amp;&quot;&quot;&quot;},&quot;;&quot;// &quot; &amp;[.A135])" office:value-type="string" office:string-value="386:{3,&quot;SMOKE LO SENS.&quot;}," calcext:value-type="string">
            <text:p>386:{3,"SMOKE LO SENS."},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NTRUSION HI SENS. </text:p>
          </table:table-cell>
          <table:table-cell office:value-type="string" calcext:value-type="string">
            <text:p>Trouble-Intrusion Hi Sens.-# </text:p>
          </table:table-cell>
          <table:table-cell office:value-type="float" office:value="3" calcext:value-type="float">
            <text:p>3</text:p>
          </table:table-cell>
          <table:table-cell table:formula="of:=IF([.B136] &gt; &quot;&quot;;[.A136]&amp;&quot;:{&quot;&amp;[.D136]&amp;&quot;,&quot;&quot;&quot;&amp;[.B136]&amp;&quot;&quot;&quot;},&quot;;&quot;// &quot; &amp;[.A136])" office:value-type="string" office:string-value="387:{3,&quot;INTRUSION HI SENS. &quot;}," calcext:value-type="string">
            <text:p>387:{3,"INTRUSION HI SENS. "},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NTRUSION LO SENS. </text:p>
          </table:table-cell>
          <table:table-cell office:value-type="string" calcext:value-type="string">
            <text:p>Trouble-Intrusion Lo Sens.-#</text:p>
          </table:table-cell>
          <table:table-cell office:value-type="float" office:value="3" calcext:value-type="float">
            <text:p>3</text:p>
          </table:table-cell>
          <table:table-cell table:formula="of:=IF([.B137] &gt; &quot;&quot;;[.A137]&amp;&quot;:{&quot;&amp;[.D137]&amp;&quot;,&quot;&quot;&quot;&amp;[.B137]&amp;&quot;&quot;&quot;},&quot;;&quot;// &quot; &amp;[.A137])" office:value-type="string" office:string-value="388:{3,&quot;INTRUSION LO SENS. &quot;}," calcext:value-type="string">
            <text:p>388:{3,"INTRUSION LO SENS. "},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ET. SELF TEST FAIL </text:p>
          </table:table-cell>
          <table:table-cell office:value-type="string" calcext:value-type="string">
            <text:p>Trouble-Sensor Test Fail-# (see Direct Wire #84) </text:p>
          </table:table-cell>
          <table:table-cell office:value-type="float" office:value="3" calcext:value-type="float">
            <text:p>3</text:p>
          </table:table-cell>
          <table:table-cell table:formula="of:=IF([.B138] &gt; &quot;&quot;;[.A138]&amp;&quot;:{&quot;&amp;[.D138]&amp;&quot;,&quot;&quot;&quot;&amp;[.B138]&amp;&quot;&quot;&quot;},&quot;;&quot;// &quot; &amp;[.A138])" office:value-type="string" office:string-value="389:{3,&quot;DET. SELF TEST FAIL &quot;}," calcext:value-type="string">
            <text:p>389:{3,"DET. SELF TEST FAIL "},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ensor Watch Failure </text:p>
          </table:table-cell>
          <table:table-cell office:value-type="string" calcext:value-type="string">
            <text:p>Trouble-Sensor Watch Fail-# </text:p>
          </table:table-cell>
          <table:table-cell office:value-type="float" office:value="3" calcext:value-type="float">
            <text:p>3</text:p>
          </table:table-cell>
          <table:table-cell table:formula="of:=IF([.B139] &gt; &quot;&quot;;[.A139]&amp;&quot;:{&quot;&amp;[.D139]&amp;&quot;,&quot;&quot;&quot;&amp;[.B139]&amp;&quot;&quot;&quot;},&quot;;&quot;// &quot; &amp;[.A139])" office:value-type="string" office:string-value="391:{3,&quot;Sensor Watch Failure &quot;}," calcext:value-type="string">
            <text:p>391:{3,"Sensor Watch Failure "},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rift Comp. Error </text:p>
          </table:table-cell>
          <table:table-cell office:value-type="string" calcext:value-type="string">
            <text:p>Trouble-Drift Comp. Error-# - Reported by Firelite panels.</text:p>
          </table:table-cell>
          <table:table-cell office:value-type="float" office:value="3" calcext:value-type="float">
            <text:p>3</text:p>
          </table:table-cell>
          <table:table-cell table:formula="of:=IF([.B140] &gt; &quot;&quot;;[.A140]&amp;&quot;:{&quot;&amp;[.D140]&amp;&quot;,&quot;&quot;&quot;&amp;[.B140]&amp;&quot;&quot;&quot;},&quot;;&quot;// &quot; &amp;[.A140])" office:value-type="string" office:string-value="392:{3,&quot;Drift Comp. Error &quot;}," calcext:value-type="string">
            <text:p>392:{3,"Drift Comp. Error "},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intenance Alert </text:p>
          </table:table-cell>
          <table:table-cell office:value-type="string" calcext:value-type="string">
            <text:p>Trouble-Maintenance Alert-# </text:p>
          </table:table-cell>
          <table:table-cell office:value-type="float" office:value="3" calcext:value-type="float">
            <text:p>3</text:p>
          </table:table-cell>
          <table:table-cell table:formula="of:=IF([.B141] &gt; &quot;&quot;;[.A141]&amp;&quot;:{&quot;&amp;[.D141]&amp;&quot;,&quot;&quot;&quot;&amp;[.B141]&amp;&quot;&quot;&quot;},&quot;;&quot;// &quot; &amp;[.A141])" office:value-type="string" office:string-value="393:{3,&quot;Maintenance Alert &quot;}," calcext:value-type="string">
            <text:p>393:{3,"Maintenance Alert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/CLOSE: </text:p>
          </table:table-cell>
          <table:table-cell table:number-columns-repeated="3"/>
          <table:table-cell table:formula="of:=IF([.B142] &gt; &quot;&quot;;[.A142]&amp;&quot;:{&quot;&amp;[.D142]&amp;&quot;,&quot;&quot;&quot;&amp;[.B142]&amp;&quot;&quot;&quot;},&quot;;&quot;// &quot; &amp;[.A142])" office:value-type="string" office:string-value="// OPEN/CLOSE: " calcext:value-type="string">
            <text:p>// OPEN/CLOSE: 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pen/Close </text:p>
          </table:table-cell>
          <table:table-cell office:value-type="string" calcext:value-type="string">
            <text:p>Opening/Closing E = Open, R = Close</text:p>
          </table:table-cell>
          <table:table-cell office:value-type="float" office:value="3" calcext:value-type="float">
            <text:p>3</text:p>
          </table:table-cell>
          <table:table-cell table:formula="of:=IF([.B143] &gt; &quot;&quot;;[.A143]&amp;&quot;:{&quot;&amp;[.D143]&amp;&quot;,&quot;&quot;&quot;&amp;[.B143]&amp;&quot;&quot;&quot;},&quot;;&quot;// &quot; &amp;[.A143])" office:value-type="string" office:string-value="400:{3,&quot;Open/Close &quot;}," calcext:value-type="string">
            <text:p>400:{3,"Open/Close "},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PEN/CLOSE BY USER </text:p>
          </table:table-cell>
          <table:table-cell office:value-type="string" calcext:value-type="string">
            <text:p>Opening-User #</text:p>
          </table:table-cell>
          <table:table-cell office:value-type="float" office:value="3" calcext:value-type="float">
            <text:p>3</text:p>
          </table:table-cell>
          <table:table-cell table:formula="of:=IF([.B144] &gt; &quot;&quot;;[.A144]&amp;&quot;:{&quot;&amp;[.D144]&amp;&quot;,&quot;&quot;&quot;&amp;[.B144]&amp;&quot;&quot;&quot;},&quot;;&quot;// &quot; &amp;[.A144])" office:value-type="string" office:string-value="401:{3,&quot;OPEN/CLOSE BY USER &quot;}," calcext:value-type="string">
            <text:p>401:{3,"OPEN/CLOSE BY USER "},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oup O/C </text:p>
          </table:table-cell>
          <table:table-cell office:value-type="string" calcext:value-type="string">
            <text:p>Closing-Group User # </text:p>
          </table:table-cell>
          <table:table-cell office:value-type="float" office:value="3" calcext:value-type="float">
            <text:p>3</text:p>
          </table:table-cell>
          <table:table-cell table:formula="of:=IF([.B145] &gt; &quot;&quot;;[.A145]&amp;&quot;:{&quot;&amp;[.D145]&amp;&quot;,&quot;&quot;&quot;&amp;[.B145]&amp;&quot;&quot;&quot;},&quot;;&quot;// &quot; &amp;[.A145])" office:value-type="string" office:string-value="402:{3,&quot;Group O/C &quot;}," calcext:value-type="string">
            <text:p>402:{3,"Group O/C "},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UTOMATIC OPEN/CLOSE </text:p>
          </table:table-cell>
          <table:table-cell office:value-type="string" calcext:value-type="string">
            <text:p>Opening-Automatic</text:p>
          </table:table-cell>
          <table:table-cell office:value-type="float" office:value="3" calcext:value-type="float">
            <text:p>3</text:p>
          </table:table-cell>
          <table:table-cell table:formula="of:=IF([.B146] &gt; &quot;&quot;;[.A146]&amp;&quot;:{&quot;&amp;[.D146]&amp;&quot;,&quot;&quot;&quot;&amp;[.B146]&amp;&quot;&quot;&quot;},&quot;;&quot;// &quot; &amp;[.A146])" office:value-type="string" office:string-value="403:{3,&quot;AUTOMATIC OPEN/CLOSE &quot;}," calcext:value-type="string">
            <text:p>403:{3,"AUTOMATIC OPEN/CLOSE "},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te to O/C </text:p>
          </table:table-cell>
          <table:table-cell office:value-type="string" calcext:value-type="string">
            <text:p>Opening-Late</text:p>
          </table:table-cell>
          <table:table-cell office:value-type="float" office:value="3" calcext:value-type="float">
            <text:p>3</text:p>
          </table:table-cell>
          <table:table-cell table:formula="of:=IF([.B147] &gt; &quot;&quot;;[.A147]&amp;&quot;:{&quot;&amp;[.D147]&amp;&quot;,&quot;&quot;&quot;&amp;[.B147]&amp;&quot;&quot;&quot;},&quot;;&quot;// &quot; &amp;[.A147])" office:value-type="string" office:string-value="404:{3,&quot;Late to O/C &quot;}," calcext:value-type="string">
            <text:p>404:{3,"Late to O/C "},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ferred O/C </text:p>
          </table:table-cell>
          <table:table-cell office:value-type="string" calcext:value-type="string">
            <text:p>Event &amp; Restore Not Applicable </text:p>
          </table:table-cell>
          <table:table-cell office:value-type="float" office:value="3" calcext:value-type="float">
            <text:p>3</text:p>
          </table:table-cell>
          <table:table-cell table:formula="of:=IF([.B148] &gt; &quot;&quot;;[.A148]&amp;&quot;:{&quot;&amp;[.D148]&amp;&quot;,&quot;&quot;&quot;&amp;[.B148]&amp;&quot;&quot;&quot;},&quot;;&quot;// &quot; &amp;[.A148])" office:value-type="string" office:string-value="405:{3,&quot;Deferred O/C &quot;}," calcext:value-type="string">
            <text:p>405:{3,"Deferred O/C "},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NCEL (BY USER) </text:p>
          </table:table-cell>
          <table:table-cell office:value-type="string" calcext:value-type="string">
            <text:p>Opening-Cancel </text:p>
          </table:table-cell>
          <table:table-cell office:value-type="float" office:value="3" calcext:value-type="float">
            <text:p>3</text:p>
          </table:table-cell>
          <table:table-cell table:formula="of:=IF([.B149] &gt; &quot;&quot;;[.A149]&amp;&quot;:{&quot;&amp;[.D149]&amp;&quot;,&quot;&quot;&quot;&amp;[.B149]&amp;&quot;&quot;&quot;},&quot;;&quot;// &quot; &amp;[.A149])" office:value-type="string" office:string-value="406:{3,&quot;CANCEL (BY USER) &quot;}," calcext:value-type="string">
            <text:p>406:{3,"CANCEL (BY USER) "},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EMOTE ARM/DISARM </text:p>
          </table:table-cell>
          <table:table-cell office:value-type="string" calcext:value-type="string">
            <text:p>Opening-Remote</text:p>
          </table:table-cell>
          <table:table-cell office:value-type="float" office:value="3" calcext:value-type="float">
            <text:p>3</text:p>
          </table:table-cell>
          <table:table-cell table:formula="of:=IF([.B150] &gt; &quot;&quot;;[.A150]&amp;&quot;:{&quot;&amp;[.D150]&amp;&quot;,&quot;&quot;&quot;&amp;[.B150]&amp;&quot;&quot;&quot;},&quot;;&quot;// &quot; &amp;[.A150])" office:value-type="string" office:string-value="407:{3,&quot;REMOTE ARM/DISARM &quot;}," calcext:value-type="string">
            <text:p>407:{3,"REMOTE ARM/DISARM "},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QUICK ARM </text:p>
          </table:table-cell>
          <table:table-cell office:value-type="string" calcext:value-type="string">
            <text:p>Event Not Applicable for opening</text:p>
          </table:table-cell>
          <table:table-cell office:value-type="float" office:value="3" calcext:value-type="float">
            <text:p>3</text:p>
          </table:table-cell>
          <table:table-cell table:formula="of:=IF([.B151] &gt; &quot;&quot;;[.A151]&amp;&quot;:{&quot;&amp;[.D151]&amp;&quot;,&quot;&quot;&quot;&amp;[.B151]&amp;&quot;&quot;&quot;},&quot;;&quot;// &quot; &amp;[.A151])" office:value-type="string" office:string-value="408:{3,&quot;QUICK ARM &quot;}," calcext:value-type="string">
            <text:p>408:{3,"QUICK ARM "},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KEYSWITCH OPEN/CLOSE </text:p>
          </table:table-cell>
          <table:table-cell office:value-type="string" calcext:value-type="string">
            <text:p>Opening-Keyswitch</text:p>
          </table:table-cell>
          <table:table-cell office:value-type="float" office:value="3" calcext:value-type="float">
            <text:p>3</text:p>
          </table:table-cell>
          <table:table-cell table:formula="of:=IF([.B152] &gt; &quot;&quot;;[.A152]&amp;&quot;:{&quot;&amp;[.D152]&amp;&quot;,&quot;&quot;&quot;&amp;[.B152]&amp;&quot;&quot;&quot;},&quot;;&quot;// &quot; &amp;[.A152])" office:value-type="string" office:string-value="409:{3,&quot;KEYSWITCH OPEN/CLOSE &quot;}," calcext:value-type="string">
            <text:p>409:{3,"KEYSWITCH OPEN/CLOSE "},</text:p>
          </table:table-cell>
          <table:table-cell table:number-columns-repeated="101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econd Person Access </text:p>
          </table:table-cell>
          <table:table-cell office:value-type="string" calcext:value-type="string">
            <text:p>ACCESS – User # </text:p>
          </table:table-cell>
          <table:table-cell office:value-type="float" office:value="3" calcext:value-type="float">
            <text:p>3</text:p>
          </table:table-cell>
          <table:table-cell table:formula="of:=IF([.B153] &gt; &quot;&quot;;[.A153]&amp;&quot;:{&quot;&amp;[.D153]&amp;&quot;,&quot;&quot;&quot;&amp;[.B153]&amp;&quot;&quot;&quot;},&quot;;&quot;// &quot; &amp;[.A153])" office:value-type="string" office:string-value="435:{3,&quot;Second Person Access &quot;}," calcext:value-type="string">
            <text:p>435:{3,"Second Person Access "},</text:p>
          </table:table-cell>
          <table:table-cell table:number-columns-repeated="101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Irregular Access </text:p>
          </table:table-cell>
          <table:table-cell office:value-type="string" calcext:value-type="string">
            <text:p>ACCESS – Irregular Access – User # </text:p>
          </table:table-cell>
          <table:table-cell office:value-type="float" office:value="3" calcext:value-type="float">
            <text:p>3</text:p>
          </table:table-cell>
          <table:table-cell table:formula="of:=IF([.B154] &gt; &quot;&quot;;[.A154]&amp;&quot;:{&quot;&amp;[.D154]&amp;&quot;,&quot;&quot;&quot;&amp;[.B154]&amp;&quot;&quot;&quot;},&quot;;&quot;// &quot; &amp;[.A154])" office:value-type="string" office:string-value="436:{3,&quot;Irregular Access &quot;}," calcext:value-type="string">
            <text:p>436:{3,"Irregular Access "},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rmed Stay </text:p>
          </table:table-cell>
          <table:table-cell office:value-type="string" calcext:value-type="string">
            <text:p>Opening-Armed Stay</text:p>
          </table:table-cell>
          <table:table-cell office:value-type="float" office:value="3" calcext:value-type="float">
            <text:p>3</text:p>
          </table:table-cell>
          <table:table-cell table:formula="of:=IF([.B155] &gt; &quot;&quot;;[.A155]&amp;&quot;:{&quot;&amp;[.D155]&amp;&quot;,&quot;&quot;&quot;&amp;[.B155]&amp;&quot;&quot;&quot;},&quot;;&quot;// &quot; &amp;[.A155])" office:value-type="string" office:string-value="441:{3,&quot;Armed Stay &quot;}," calcext:value-type="string">
            <text:p>441:{3,"Armed Stay "},</text:p>
          </table:table-cell>
          <table:table-cell table:number-columns-repeated="101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eyswitch Armed Stay </text:p>
          </table:table-cell>
          <table:table-cell office:value-type="string" calcext:value-type="string">
            <text:p>Opening-Keysw. Arm Stay</text:p>
          </table:table-cell>
          <table:table-cell office:value-type="float" office:value="3" calcext:value-type="float">
            <text:p>3</text:p>
          </table:table-cell>
          <table:table-cell table:formula="of:=IF([.B156] &gt; &quot;&quot;;[.A156]&amp;&quot;:{&quot;&amp;[.D156]&amp;&quot;,&quot;&quot;&quot;&amp;[.B156]&amp;&quot;&quot;&quot;},&quot;;&quot;// &quot; &amp;[.A156])" office:value-type="string" office:string-value="442:{3,&quot;Keyswitch Armed Stay &quot;}," calcext:value-type="string">
            <text:p>442:{3,"Keyswitch Armed Stay "},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xception O/C </text:p>
          </table:table-cell>
          <table:table-cell office:value-type="string" calcext:value-type="string">
            <text:p>Opening-Exception</text:p>
          </table:table-cell>
          <table:table-cell office:value-type="float" office:value="3" calcext:value-type="float">
            <text:p>3</text:p>
          </table:table-cell>
          <table:table-cell table:formula="of:=IF([.B157] &gt; &quot;&quot;;[.A157]&amp;&quot;:{&quot;&amp;[.D157]&amp;&quot;,&quot;&quot;&quot;&amp;[.B157]&amp;&quot;&quot;&quot;},&quot;;&quot;// &quot; &amp;[.A157])" office:value-type="string" office:string-value="450:{3,&quot;Exception O/C &quot;}," calcext:value-type="string">
            <text:p>450:{3,"Exception O/C "},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arly O/C </text:p>
          </table:table-cell>
          <table:table-cell office:value-type="string" calcext:value-type="string">
            <text:p>Opening-Early</text:p>
          </table:table-cell>
          <table:table-cell office:value-type="float" office:value="3" calcext:value-type="float">
            <text:p>3</text:p>
          </table:table-cell>
          <table:table-cell table:formula="of:=IF([.B158] &gt; &quot;&quot;;[.A158]&amp;&quot;:{&quot;&amp;[.D158]&amp;&quot;,&quot;&quot;&quot;&amp;[.B158]&amp;&quot;&quot;&quot;},&quot;;&quot;// &quot; &amp;[.A158])" office:value-type="string" office:string-value="451:{3,&quot;Early O/C &quot;}," calcext:value-type="string">
            <text:p>451:{3,"Early O/C "},</text:p>
          </table:table-cell>
          <table:table-cell table:number-columns-repeated="101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ate O/C </text:p>
          </table:table-cell>
          <table:table-cell office:value-type="string" calcext:value-type="string">
            <text:p>Opening-Late</text:p>
          </table:table-cell>
          <table:table-cell office:value-type="float" office:value="3" calcext:value-type="float">
            <text:p>3</text:p>
          </table:table-cell>
          <table:table-cell table:formula="of:=IF([.B159] &gt; &quot;&quot;;[.A159]&amp;&quot;:{&quot;&amp;[.D159]&amp;&quot;,&quot;&quot;&quot;&amp;[.B159]&amp;&quot;&quot;&quot;},&quot;;&quot;// &quot; &amp;[.A159])" office:value-type="string" office:string-value="452:{3,&quot;Late O/C &quot;}," calcext:value-type="string">
            <text:p>452:{3,"Late O/C "},</text:p>
          </table:table-cell>
          <table:table-cell table:number-columns-repeated="101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ailed to Open </text:p>
          </table:table-cell>
          <table:table-cell office:value-type="string" calcext:value-type="string">
            <text:p>Trouble-Fail to open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0] &gt; &quot;&quot;;[.A160]&amp;&quot;:{&quot;&amp;[.D160]&amp;&quot;,&quot;&quot;&quot;&amp;[.B160]&amp;&quot;&quot;&quot;},&quot;;&quot;// &quot; &amp;[.A160])" office:value-type="string" office:string-value="453:{3,&quot;Failed to Open &quot;}," calcext:value-type="string">
            <text:p>453:{3,"Failed to Open "},</text:p>
          </table:table-cell>
          <table:table-cell table:number-columns-repeated="101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ailed to Close </text:p>
          </table:table-cell>
          <table:table-cell office:value-type="string" calcext:value-type="string">
            <text:p>Trouble-Fail to Close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1] &gt; &quot;&quot;;[.A161]&amp;&quot;:{&quot;&amp;[.D161]&amp;&quot;,&quot;&quot;&quot;&amp;[.B161]&amp;&quot;&quot;&quot;},&quot;;&quot;// &quot; &amp;[.A161])" office:value-type="string" office:string-value="454:{3,&quot;Failed to Close &quot;}," calcext:value-type="string">
            <text:p>454:{3,"Failed to Close "},</text:p>
          </table:table-cell>
          <table:table-cell table:number-columns-repeated="101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uto-Arm Failed </text:p>
          </table:table-cell>
          <table:table-cell office:value-type="string" calcext:value-type="string">
            <text:p>Trouble-Auto Arm Fail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2] &gt; &quot;&quot;;[.A162]&amp;&quot;:{&quot;&amp;[.D162]&amp;&quot;,&quot;&quot;&quot;&amp;[.B162]&amp;&quot;&quot;&quot;},&quot;;&quot;// &quot; &amp;[.A162])" office:value-type="string" office:string-value="455:{3,&quot;Auto-Arm Failed &quot;}," calcext:value-type="string">
            <text:p>455:{3,"Auto-Arm Failed "},</text:p>
          </table:table-cell>
          <table:table-cell table:number-columns-repeated="101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artial Arm </text:p>
          </table:table-cell>
          <table:table-cell office:value-type="string" calcext:value-type="string">
            <text:p>Closing-Partial arm-User # </text:p>
          </table:table-cell>
          <table:table-cell office:value-type="float" office:value="3" calcext:value-type="float">
            <text:p>3</text:p>
          </table:table-cell>
          <table:table-cell table:formula="of:=IF([.B163] &gt; &quot;&quot;;[.A163]&amp;&quot;:{&quot;&amp;[.D163]&amp;&quot;,&quot;&quot;&quot;&amp;[.B163]&amp;&quot;&quot;&quot;},&quot;;&quot;// &quot; &amp;[.A163])" office:value-type="string" office:string-value="456:{3,&quot;Partial Arm &quot;}," calcext:value-type="string">
            <text:p>456:{3,"Partial Arm "},</text:p>
          </table:table-cell>
          <table:table-cell table:number-columns-repeated="101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xit Error (User) </text:p>
          </table:table-cell>
          <table:table-cell office:value-type="string" calcext:value-type="string">
            <text:p>Closing-Exit Error-User # </text:p>
          </table:table-cell>
          <table:table-cell office:value-type="float" office:value="3" calcext:value-type="float">
            <text:p>3</text:p>
          </table:table-cell>
          <table:table-cell table:formula="of:=IF([.B164] &gt; &quot;&quot;;[.A164]&amp;&quot;:{&quot;&amp;[.D164]&amp;&quot;,&quot;&quot;&quot;&amp;[.B164]&amp;&quot;&quot;&quot;},&quot;;&quot;// &quot; &amp;[.A164])" office:value-type="string" office:string-value="457:{3,&quot;Exit Error (User) &quot;}," calcext:value-type="string">
            <text:p>457:{3,"Exit Error (User) "},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ser on Premises </text:p>
          </table:table-cell>
          <table:table-cell office:value-type="string" calcext:value-type="string">
            <text:p>Opening-User on Prem. – User # </text:p>
          </table:table-cell>
          <table:table-cell office:value-type="float" office:value="3" calcext:value-type="float">
            <text:p>3</text:p>
          </table:table-cell>
          <table:table-cell table:formula="of:=IF([.B165] &gt; &quot;&quot;;[.A165]&amp;&quot;:{&quot;&amp;[.D165]&amp;&quot;,&quot;&quot;&quot;&amp;[.B165]&amp;&quot;&quot;&quot;},&quot;;&quot;// &quot; &amp;[.A165])" office:value-type="string" office:string-value="458:{3,&quot;User on Premises &quot;}," calcext:value-type="string">
            <text:p>458:{3,"User on Premises "},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cent Close </text:p>
          </table:table-cell>
          <table:table-cell office:value-type="string" calcext:value-type="string">
            <text:p>Trouble-Recent Close – 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6] &gt; &quot;&quot;;[.A166]&amp;&quot;:{&quot;&amp;[.D166]&amp;&quot;,&quot;&quot;&quot;&amp;[.B166]&amp;&quot;&quot;&quot;},&quot;;&quot;// &quot; &amp;[.A166])" office:value-type="string" office:string-value="459:{3,&quot;Recent Close &quot;}," calcext:value-type="string">
            <text:p>459:{3,"Recent Close "},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rong Code Entry </text:p>
          </table:table-cell>
          <table:table-cell office:value-type="string" calcext:value-type="string">
            <text:p>Access – Wrong Code entry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7] &gt; &quot;&quot;;[.A167]&amp;&quot;:{&quot;&amp;[.D167]&amp;&quot;,&quot;&quot;&quot;&amp;[.B167]&amp;&quot;&quot;&quot;},&quot;;&quot;// &quot; &amp;[.A167])" office:value-type="string" office:string-value="461:{3,&quot;Wrong Code Entry &quot;}," calcext:value-type="string">
            <text:p>461:{3,"Wrong Code Entry "},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egal Code Entry </text:p>
          </table:table-cell>
          <table:table-cell office:value-type="string" calcext:value-type="string">
            <text:p>Acces-Legal Code entry – 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8] &gt; &quot;&quot;;[.A168]&amp;&quot;:{&quot;&amp;[.D168]&amp;&quot;,&quot;&quot;&quot;&amp;[.B168]&amp;&quot;&quot;&quot;},&quot;;&quot;// &quot; &amp;[.A168])" office:value-type="string" office:string-value="462:{3,&quot;Legal Code Entry &quot;}," calcext:value-type="string">
            <text:p>462:{3,"Legal Code Entry "},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e-arm after Alarm </text:p>
          </table:table-cell>
          <table:table-cell office:value-type="string" calcext:value-type="string">
            <text:p>Status-Re Arm After Alarm-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69] &gt; &quot;&quot;;[.A169]&amp;&quot;:{&quot;&amp;[.D169]&amp;&quot;,&quot;&quot;&quot;&amp;[.B169]&amp;&quot;&quot;&quot;},&quot;;&quot;// &quot; &amp;[.A169])" office:value-type="string" office:string-value="463:{3,&quot;Re-arm after Alarm &quot;}," calcext:value-type="string">
            <text:p>463:{3,"Re-arm after Alarm "},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uto Arm Time Extended </text:p>
          </table:table-cell>
          <table:table-cell office:value-type="string" calcext:value-type="string">
            <text:p>Status-Auto Arm Time Ext. – 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70] &gt; &quot;&quot;;[.A170]&amp;&quot;:{&quot;&amp;[.D170]&amp;&quot;,&quot;&quot;&quot;&amp;[.B170]&amp;&quot;&quot;&quot;},&quot;;&quot;// &quot; &amp;[.A170])" office:value-type="string" office:string-value="464:{3,&quot;Auto Arm Time Extended &quot;}," calcext:value-type="string">
            <text:p>464:{3,"Auto Arm Time Extended "},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anic Alarm Reset </text:p>
          </table:table-cell>
          <table:table-cell office:value-type="string" calcext:value-type="string">
            <text:p>Status-PA Rese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71] &gt; &quot;&quot;;[.A171]&amp;&quot;:{&quot;&amp;[.D171]&amp;&quot;,&quot;&quot;&quot;&amp;[.B171]&amp;&quot;&quot;&quot;},&quot;;&quot;// &quot; &amp;[.A171])" office:value-type="string" office:string-value="465:{3,&quot;Panic Alarm Reset &quot;}," calcext:value-type="string">
            <text:p>465:{3,"Panic Alarm Reset "},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ervice On/Off Premises </text:p>
          </table:table-cell>
          <table:table-cell office:value-type="string" calcext:value-type="string">
            <text:p>Access – Service on Prem – User # </text:p>
          </table:table-cell>
          <table:table-cell office:value-type="float" office:value="3" calcext:value-type="float">
            <text:p>3</text:p>
          </table:table-cell>
          <table:table-cell table:formula="of:=IF([.B172] &gt; &quot;&quot;;[.A172]&amp;&quot;:{&quot;&amp;[.D172]&amp;&quot;,&quot;&quot;&quot;&amp;[.B172]&amp;&quot;&quot;&quot;},&quot;;&quot;// &quot; &amp;[.A172])" office:value-type="string" office:string-value="466:{3,&quot;Service On/Off Premises &quot;}," calcext:value-type="string">
            <text:p>466:{3,"Service On/Off Premises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 ACCESS: </text:p>
          </table:table-cell>
          <table:table-cell table:number-columns-repeated="3"/>
          <table:table-cell table:formula="of:=IF([.B173] &gt; &quot;&quot;;[.A173]&amp;&quot;:{&quot;&amp;[.D173]&amp;&quot;,&quot;&quot;&quot;&amp;[.B173]&amp;&quot;&quot;&quot;},&quot;;&quot;// &quot; &amp;[.A173])" office:value-type="string" office:string-value="// REMOTE ACCESS: " calcext:value-type="string">
            <text:p>// REMOTE ACCESS: 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LLBACK REQUESTED </text:p>
          </table:table-cell>
          <table:table-cell office:value-type="string" calcext:value-type="string">
            <text:p>Remote-Callback Requested (No Restore) Enabled with O/C reports </text:p>
          </table:table-cell>
          <table:table-cell office:value-type="float" office:value="3" calcext:value-type="float">
            <text:p>3</text:p>
          </table:table-cell>
          <table:table-cell table:formula="of:=IF([.B174] &gt; &quot;&quot;;[.A174]&amp;&quot;:{&quot;&amp;[.D174]&amp;&quot;,&quot;&quot;&quot;&amp;[.B174]&amp;&quot;&quot;&quot;},&quot;;&quot;// &quot; &amp;[.A174])" office:value-type="string" office:string-value="411:{3,&quot;CALLBACK REQUESTED &quot;}," calcext:value-type="string">
            <text:p>411:{3,"CALLBACK REQUESTED "},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ccess-Download/access </text:p>
          </table:table-cell>
          <table:table-cell office:value-type="string" calcext:value-type="string">
            <text:p>Remote-Successful Access (Restore Not Appllicable) </text:p>
          </table:table-cell>
          <table:table-cell office:value-type="float" office:value="3" calcext:value-type="float">
            <text:p>3</text:p>
          </table:table-cell>
          <table:table-cell table:formula="of:=IF([.B175] &gt; &quot;&quot;;[.A175]&amp;&quot;:{&quot;&amp;[.D175]&amp;&quot;,&quot;&quot;&quot;&amp;[.B175]&amp;&quot;&quot;&quot;},&quot;;&quot;// &quot; &amp;[.A175])" office:value-type="string" office:string-value="412:{3,&quot;Success-Download/access &quot;}," calcext:value-type="string">
            <text:p>412:{3,"Success-Download/access "},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Unsuccessful Access </text:p>
          </table:table-cell>
          <table:table-cell office:value-type="string" calcext:value-type="string">
            <text:p>Remote-Unsuccessful Access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76] &gt; &quot;&quot;;[.A176]&amp;&quot;:{&quot;&amp;[.D176]&amp;&quot;,&quot;&quot;&quot;&amp;[.B176]&amp;&quot;&quot;&quot;},&quot;;&quot;// &quot; &amp;[.A176])" office:value-type="string" office:string-value="413:{3,&quot;Unsuccessful Access &quot;}," calcext:value-type="string">
            <text:p>413:{3,"Unsuccessful Access "},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ystem Shutdown </text:p>
          </table:table-cell>
          <table:table-cell office:value-type="string" calcext:value-type="string">
            <text:p>Remote-System Shutdown </text:p>
          </table:table-cell>
          <table:table-cell office:value-type="float" office:value="3" calcext:value-type="float">
            <text:p>3</text:p>
          </table:table-cell>
          <table:table-cell table:formula="of:=IF([.B177] &gt; &quot;&quot;;[.A177]&amp;&quot;:{&quot;&amp;[.D177]&amp;&quot;,&quot;&quot;&quot;&amp;[.B177]&amp;&quot;&quot;&quot;},&quot;;&quot;// &quot; &amp;[.A177])" office:value-type="string" office:string-value="414:{3,&quot;System Shutdown &quot;}," calcext:value-type="string">
            <text:p>414:{3,"System Shutdown "},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ialer Shutdown </text:p>
          </table:table-cell>
          <table:table-cell office:value-type="string" calcext:value-type="string">
            <text:p>Remote-Dialer Shutdown </text:p>
          </table:table-cell>
          <table:table-cell office:value-type="float" office:value="3" calcext:value-type="float">
            <text:p>3</text:p>
          </table:table-cell>
          <table:table-cell table:formula="of:=IF([.B178] &gt; &quot;&quot;;[.A178]&amp;&quot;:{&quot;&amp;[.D178]&amp;&quot;,&quot;&quot;&quot;&amp;[.B178]&amp;&quot;&quot;&quot;},&quot;;&quot;// &quot; &amp;[.A178])" office:value-type="string" office:string-value="415:{3,&quot;Dialer Shutdown &quot;}," calcext:value-type="string">
            <text:p>415:{3,"Dialer Shutdown "},</text:p>
          </table:table-cell>
          <table:table-cell table:number-columns-repeated="101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ccessful Upload </text:p>
          </table:table-cell>
          <table:table-cell office:value-type="string" calcext:value-type="string">
            <text:p>Remote-Successful Uploa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79] &gt; &quot;&quot;;[.A179]&amp;&quot;:{&quot;&amp;[.D179]&amp;&quot;,&quot;&quot;&quot;&amp;[.B179]&amp;&quot;&quot;&quot;},&quot;;&quot;// &quot; &amp;[.A179])" office:value-type="string" office:string-value="416:{3,&quot;Successful Upload &quot;}," calcext:value-type="string">
            <text:p>416:{3,"Successful Upload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 CONTROL: </text:p>
          </table:table-cell>
          <table:table-cell table:number-columns-repeated="3"/>
          <table:table-cell table:formula="of:=IF([.B180] &gt; &quot;&quot;;[.A180]&amp;&quot;:{&quot;&amp;[.D180]&amp;&quot;,&quot;&quot;&quot;&amp;[.B180]&amp;&quot;&quot;&quot;},&quot;;&quot;// &quot; &amp;[.A180])" office:value-type="string" office:string-value="// ACCESS CONTROL: " calcext:value-type="string">
            <text:p>// ACCESS CONTROL: 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cess Denied </text:p>
          </table:table-cell>
          <table:table-cell office:value-type="string" calcext:value-type="string">
            <text:p>Access-Access Denied-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81] &gt; &quot;&quot;;[.A181]&amp;&quot;:{&quot;&amp;[.D181]&amp;&quot;,&quot;&quot;&quot;&amp;[.B181]&amp;&quot;&quot;&quot;},&quot;;&quot;// &quot; &amp;[.A181])" office:value-type="string" office:string-value="421:{3,&quot;Access Denied &quot;}," calcext:value-type="string">
            <text:p>421:{3,"Access Denied "},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cess Report by User </text:p>
          </table:table-cell>
          <table:table-cell office:value-type="string" calcext:value-type="string">
            <text:p>Access-Access Gained –User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82] &gt; &quot;&quot;;[.A182]&amp;&quot;:{&quot;&amp;[.D182]&amp;&quot;,&quot;&quot;&quot;&amp;[.B182]&amp;&quot;&quot;&quot;},&quot;;&quot;// &quot; &amp;[.A182])" office:value-type="string" office:string-value="422:{3,&quot;Access Report by User &quot;}," calcext:value-type="string">
            <text:p>422:{3,"Access Report by User "},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orced Access </text:p>
          </table:table-cell>
          <table:table-cell office:value-type="string" calcext:value-type="string">
            <text:p>Panic-Forced Access-# </text:p>
          </table:table-cell>
          <table:table-cell office:value-type="float" office:value="3" calcext:value-type="float">
            <text:p>3</text:p>
          </table:table-cell>
          <table:table-cell table:formula="of:=IF([.B183] &gt; &quot;&quot;;[.A183]&amp;&quot;:{&quot;&amp;[.D183]&amp;&quot;,&quot;&quot;&quot;&amp;[.B183]&amp;&quot;&quot;&quot;},&quot;;&quot;// &quot; &amp;[.A183])" office:value-type="string" office:string-value="423:{3,&quot;Forced Access &quot;}," calcext:value-type="string">
            <text:p>423:{3,"Forced Access "},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gress Denied </text:p>
          </table:table-cell>
          <table:table-cell office:value-type="string" calcext:value-type="string">
            <text:p>Access-Egress Deni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84] &gt; &quot;&quot;;[.A184]&amp;&quot;:{&quot;&amp;[.D184]&amp;&quot;,&quot;&quot;&quot;&amp;[.B184]&amp;&quot;&quot;&quot;},&quot;;&quot;// &quot; &amp;[.A184])" office:value-type="string" office:string-value="424:{3,&quot;Egress Denied &quot;}," calcext:value-type="string">
            <text:p>424:{3,"Egress Denied "},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gress Granted </text:p>
          </table:table-cell>
          <table:table-cell office:value-type="string" calcext:value-type="string">
            <text:p>Access-Egress Granted-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85] &gt; &quot;&quot;;[.A185]&amp;&quot;:{&quot;&amp;[.D185]&amp;&quot;,&quot;&quot;&quot;&amp;[.B185]&amp;&quot;&quot;&quot;},&quot;;&quot;// &quot; &amp;[.A185])" office:value-type="string" office:string-value="425:{3,&quot;Egress Granted &quot;}," calcext:value-type="string">
            <text:p>425:{3,"Egress Granted "},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cess Door Propped Open </text:p>
          </table:table-cell>
          <table:table-cell office:value-type="string" calcext:value-type="string">
            <text:p>Access-Door Propped Open-# </text:p>
          </table:table-cell>
          <table:table-cell office:value-type="float" office:value="3" calcext:value-type="float">
            <text:p>3</text:p>
          </table:table-cell>
          <table:table-cell table:formula="of:=IF([.B186] &gt; &quot;&quot;;[.A186]&amp;&quot;:{&quot;&amp;[.D186]&amp;&quot;,&quot;&quot;&quot;&amp;[.B186]&amp;&quot;&quot;&quot;},&quot;;&quot;// &quot; &amp;[.A186])" office:value-type="string" office:string-value="426:{3,&quot;Access Door Propped Open &quot;}," calcext:value-type="string">
            <text:p>426:{3,"Access Door Propped Open "},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ccess Point DSM Trouble </text:p>
          </table:table-cell>
          <table:table-cell office:value-type="string" calcext:value-type="string">
            <text:p>Access-ACS Point DSM Trbl.-# </text:p>
          </table:table-cell>
          <table:table-cell office:value-type="float" office:value="3" calcext:value-type="float">
            <text:p>3</text:p>
          </table:table-cell>
          <table:table-cell table:formula="of:=IF([.B187] &gt; &quot;&quot;;[.A187]&amp;&quot;:{&quot;&amp;[.D187]&amp;&quot;,&quot;&quot;&quot;&amp;[.B187]&amp;&quot;&quot;&quot;},&quot;;&quot;// &quot; &amp;[.A187])" office:value-type="string" office:string-value="427:{3,&quot;Access Point DSM Trouble &quot;}," calcext:value-type="string">
            <text:p>427:{3,"Access Point DSM Trouble "},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cess Point RTE Trouble </text:p>
          </table:table-cell>
          <table:table-cell office:value-type="string" calcext:value-type="string">
            <text:p>Access-ACS Point RTE Trbl.-# </text:p>
          </table:table-cell>
          <table:table-cell office:value-type="float" office:value="3" calcext:value-type="float">
            <text:p>3</text:p>
          </table:table-cell>
          <table:table-cell table:formula="of:=IF([.B188] &gt; &quot;&quot;;[.A188]&amp;&quot;:{&quot;&amp;[.D188]&amp;&quot;,&quot;&quot;&quot;&amp;[.B188]&amp;&quot;&quot;&quot;},&quot;;&quot;// &quot; &amp;[.A188])" office:value-type="string" office:string-value="428:{3,&quot;Access Point RTE Trouble &quot;}," calcext:value-type="string">
            <text:p>428:{3,"Access Point RTE Trouble "},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cess Program Mode Entry </text:p>
          </table:table-cell>
          <table:table-cell office:value-type="string" calcext:value-type="string">
            <text:p>Access-ACS Prog. Entry-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89] &gt; &quot;&quot;;[.A189]&amp;&quot;:{&quot;&amp;[.D189]&amp;&quot;,&quot;&quot;&quot;&amp;[.B189]&amp;&quot;&quot;&quot;},&quot;;&quot;// &quot; &amp;[.A189])" office:value-type="string" office:string-value="429:{3,&quot;Access Program Mode Entry &quot;}," calcext:value-type="string">
            <text:p>429:{3,"Access Program Mode Entry "},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ccess Program Mode Exit </text:p>
          </table:table-cell>
          <table:table-cell office:value-type="string" calcext:value-type="string">
            <text:p>Access-ACS Prog. Exit-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190] &gt; &quot;&quot;;[.A190]&amp;&quot;:{&quot;&amp;[.D190]&amp;&quot;,&quot;&quot;&quot;&amp;[.B190]&amp;&quot;&quot;&quot;},&quot;;&quot;// &quot; &amp;[.A190])" office:value-type="string" office:string-value="430:{3,&quot;Access Program Mode Exit &quot;}," calcext:value-type="string">
            <text:p>430:{3,"Access Program Mode Exit "},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cess Threat Level Change </text:p>
          </table:table-cell>
          <table:table-cell office:value-type="string" calcext:value-type="string">
            <text:p>Access-ACS Threat Level Chg. </text:p>
          </table:table-cell>
          <table:table-cell office:value-type="float" office:value="3" calcext:value-type="float">
            <text:p>3</text:p>
          </table:table-cell>
          <table:table-cell table:formula="of:=IF([.B191] &gt; &quot;&quot;;[.A191]&amp;&quot;:{&quot;&amp;[.D191]&amp;&quot;,&quot;&quot;&quot;&amp;[.B191]&amp;&quot;&quot;&quot;},&quot;;&quot;// &quot; &amp;[.A191])" office:value-type="string" office:string-value="431:{3,&quot;Access Threat Level Change &quot;}," calcext:value-type="string">
            <text:p>431:{3,"Access Threat Level Change "},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ccess Relay/Trigger Fail </text:p>
          </table:table-cell>
          <table:table-cell office:value-type="string" calcext:value-type="string">
            <text:p>Access-ACS Relay/Trig. Fail-# </text:p>
          </table:table-cell>
          <table:table-cell office:value-type="float" office:value="3" calcext:value-type="float">
            <text:p>3</text:p>
          </table:table-cell>
          <table:table-cell table:formula="of:=IF([.B192] &gt; &quot;&quot;;[.A192]&amp;&quot;:{&quot;&amp;[.D192]&amp;&quot;,&quot;&quot;&quot;&amp;[.B192]&amp;&quot;&quot;&quot;},&quot;;&quot;// &quot; &amp;[.A192])" office:value-type="string" office:string-value="432:{3,&quot;Access Relay/Trigger Fail &quot;}," calcext:value-type="string">
            <text:p>432:{3,"Access Relay/Trigger Fail "},</text:p>
          </table:table-cell>
          <table:table-cell table:number-columns-repeated="10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ccess RTE Shunt </text:p>
          </table:table-cell>
          <table:table-cell office:value-type="string" calcext:value-type="string">
            <text:p>Access-ACS RTE Shunt-# </text:p>
          </table:table-cell>
          <table:table-cell office:value-type="float" office:value="3" calcext:value-type="float">
            <text:p>3</text:p>
          </table:table-cell>
          <table:table-cell table:formula="of:=IF([.B193] &gt; &quot;&quot;;[.A193]&amp;&quot;:{&quot;&amp;[.D193]&amp;&quot;,&quot;&quot;&quot;&amp;[.B193]&amp;&quot;&quot;&quot;},&quot;;&quot;// &quot; &amp;[.A193])" office:value-type="string" office:string-value="433:{3,&quot;Access RTE Shunt &quot;}," calcext:value-type="string">
            <text:p>433:{3,"Access RTE Shunt "},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ccess DSM Shunt </text:p>
          </table:table-cell>
          <table:table-cell office:value-type="string" calcext:value-type="string">
            <text:p>Access-ACS DSM Shunt-# </text:p>
          </table:table-cell>
          <table:table-cell office:value-type="float" office:value="3" calcext:value-type="float">
            <text:p>3</text:p>
          </table:table-cell>
          <table:table-cell table:formula="of:=IF([.B194] &gt; &quot;&quot;;[.A194]&amp;&quot;:{&quot;&amp;[.D194]&amp;&quot;,&quot;&quot;&quot;&amp;[.B194]&amp;&quot;&quot;&quot;},&quot;;&quot;// &quot; &amp;[.A194])" office:value-type="string" office:string-value="434:{3,&quot;Access DSM Shunt &quot;}," calcext:value-type="string">
            <text:p>434:{3,"Access DSM Shunt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STEM DISABLES: </text:p>
          </table:table-cell>
          <table:table-cell table:number-columns-repeated="3"/>
          <table:table-cell table:formula="of:=IF([.B195] &gt; &quot;&quot;;[.A195]&amp;&quot;:{&quot;&amp;[.D195]&amp;&quot;,&quot;&quot;&quot;&amp;[.B195]&amp;&quot;&quot;&quot;},&quot;;&quot;// &quot; &amp;[.A195])" office:value-type="string" office:string-value="// SYSTEM DISABLES: " calcext:value-type="string">
            <text:p>// SYSTEM DISABLES: </text:p>
          </table:table-cell>
          <table:table-cell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ccess Reader Disable </text:p>
          </table:table-cell>
          <table:table-cell office:value-type="string" calcext:value-type="string">
            <text:p>Disable-Access Rdr. Disable-# </text:p>
          </table:table-cell>
          <table:table-cell office:value-type="float" office:value="3" calcext:value-type="float">
            <text:p>3</text:p>
          </table:table-cell>
          <table:table-cell table:formula="of:=IF([.B196] &gt; &quot;&quot;;[.A196]&amp;&quot;:{&quot;&amp;[.D196]&amp;&quot;,&quot;&quot;&quot;&amp;[.B196]&amp;&quot;&quot;&quot;},&quot;;&quot;// &quot; &amp;[.A196])" office:value-type="string" office:string-value="501:{3,&quot;Access Reader Disable &quot;}," calcext:value-type="string">
            <text:p>501:{3,"Access Reader Disable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ER/RELAY DISABLES: </text:p>
          </table:table-cell>
          <table:table-cell table:number-columns-repeated="3"/>
          <table:table-cell table:formula="of:=IF([.B197] &gt; &quot;&quot;;[.A197]&amp;&quot;:{&quot;&amp;[.D197]&amp;&quot;,&quot;&quot;&quot;&amp;[.B197]&amp;&quot;&quot;&quot;},&quot;;&quot;// &quot; &amp;[.A197])" office:value-type="string" office:string-value="// SOUNDER/RELAY DISABLES: " calcext:value-type="string">
            <text:p>// SOUNDER/RELAY DISABLES: 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ounder/Relay Disable </text:p>
          </table:table-cell>
          <table:table-cell office:value-type="string" calcext:value-type="string">
            <text:p>Disable-Sounder/Relay-# </text:p>
          </table:table-cell>
          <table:table-cell office:value-type="float" office:value="3" calcext:value-type="float">
            <text:p>3</text:p>
          </table:table-cell>
          <table:table-cell table:formula="of:=IF([.B198] &gt; &quot;&quot;;[.A198]&amp;&quot;:{&quot;&amp;[.D198]&amp;&quot;,&quot;&quot;&quot;&amp;[.B198]&amp;&quot;&quot;&quot;},&quot;;&quot;// &quot; &amp;[.A198])" office:value-type="string" office:string-value="520:{3,&quot;Sounder/Relay Disable &quot;}," calcext:value-type="string">
            <text:p>520:{3,"Sounder/Relay Disable "},</text:p>
          </table:table-cell>
          <table:table-cell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ll 1 Disable </text:p>
          </table:table-cell>
          <table:table-cell office:value-type="string" calcext:value-type="string">
            <text:p>Disable-Bell/Siren # 1 </text:p>
          </table:table-cell>
          <table:table-cell office:value-type="float" office:value="3" calcext:value-type="float">
            <text:p>3</text:p>
          </table:table-cell>
          <table:table-cell table:formula="of:=IF([.B199] &gt; &quot;&quot;;[.A199]&amp;&quot;:{&quot;&amp;[.D199]&amp;&quot;,&quot;&quot;&quot;&amp;[.B199]&amp;&quot;&quot;&quot;},&quot;;&quot;// &quot; &amp;[.A199])" office:value-type="string" office:string-value="521:{3,&quot;Bell 1 Disable &quot;}," calcext:value-type="string">
            <text:p>521:{3,"Bell 1 Disable "},</text:p>
          </table:table-cell>
          <table:table-cell table:number-columns-repeated="101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ll 2 Disable </text:p>
          </table:table-cell>
          <table:table-cell office:value-type="string" calcext:value-type="string">
            <text:p>Disable-Bell/Siren # 2 </text:p>
          </table:table-cell>
          <table:table-cell office:value-type="float" office:value="3" calcext:value-type="float">
            <text:p>3</text:p>
          </table:table-cell>
          <table:table-cell table:formula="of:=IF([.B200] &gt; &quot;&quot;;[.A200]&amp;&quot;:{&quot;&amp;[.D200]&amp;&quot;,&quot;&quot;&quot;&amp;[.B200]&amp;&quot;&quot;&quot;},&quot;;&quot;// &quot; &amp;[.A200])" office:value-type="string" office:string-value="522:{3,&quot;Bell 2 Disable &quot;}," calcext:value-type="string">
            <text:p>522:{3,"Bell 2 Disable "},</text:p>
          </table:table-cell>
          <table:table-cell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larm Relay Disable </text:p>
          </table:table-cell>
          <table:table-cell office:value-type="string" calcext:value-type="string">
            <text:p>Disable-Alarm Relay </text:p>
          </table:table-cell>
          <table:table-cell office:value-type="float" office:value="3" calcext:value-type="float">
            <text:p>3</text:p>
          </table:table-cell>
          <table:table-cell table:formula="of:=IF([.B201] &gt; &quot;&quot;;[.A201]&amp;&quot;:{&quot;&amp;[.D201]&amp;&quot;,&quot;&quot;&quot;&amp;[.B201]&amp;&quot;&quot;&quot;},&quot;;&quot;// &quot; &amp;[.A201])" office:value-type="string" office:string-value="523:{3,&quot;Alarm Relay Disable &quot;}," calcext:value-type="string">
            <text:p>523:{3,"Alarm Relay Disable "},</text:p>
          </table:table-cell>
          <table:table-cell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rouble Relay Disable </text:p>
          </table:table-cell>
          <table:table-cell office:value-type="string" calcext:value-type="string">
            <text:p>Disable-Trouble Relay </text:p>
          </table:table-cell>
          <table:table-cell office:value-type="float" office:value="3" calcext:value-type="float">
            <text:p>3</text:p>
          </table:table-cell>
          <table:table-cell table:formula="of:=IF([.B202] &gt; &quot;&quot;;[.A202]&amp;&quot;:{&quot;&amp;[.D202]&amp;&quot;,&quot;&quot;&quot;&amp;[.B202]&amp;&quot;&quot;&quot;},&quot;;&quot;// &quot; &amp;[.A202])" office:value-type="string" office:string-value="524:{3,&quot;Trouble Relay Disable &quot;}," calcext:value-type="string">
            <text:p>524:{3,"Trouble Relay Disable "},</text:p>
          </table:table-cell>
          <table:table-cell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eversing Relay Disable </text:p>
          </table:table-cell>
          <table:table-cell office:value-type="string" calcext:value-type="string">
            <text:p>Disable-Reversing Relay </text:p>
          </table:table-cell>
          <table:table-cell office:value-type="float" office:value="3" calcext:value-type="float">
            <text:p>3</text:p>
          </table:table-cell>
          <table:table-cell table:formula="of:=IF([.B203] &gt; &quot;&quot;;[.A203]&amp;&quot;:{&quot;&amp;[.D203]&amp;&quot;,&quot;&quot;&quot;&amp;[.B203]&amp;&quot;&quot;&quot;},&quot;;&quot;// &quot; &amp;[.A203])" office:value-type="string" office:string-value="525:{3,&quot;Reversing Relay Disable &quot;}," calcext:value-type="string">
            <text:p>525:{3,"Reversing Relay Disable "},</text:p>
          </table:table-cell>
          <table:table-cell table:number-columns-repeated="101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otification Appliance Ckt # 3 </text:p>
          </table:table-cell>
          <table:table-cell office:value-type="string" calcext:value-type="string">
            <text:p>Disable-Notification Appl. Ckt#3 </text:p>
          </table:table-cell>
          <table:table-cell office:value-type="float" office:value="3" calcext:value-type="float">
            <text:p>3</text:p>
          </table:table-cell>
          <table:table-cell table:formula="of:=IF([.B204] &gt; &quot;&quot;;[.A204]&amp;&quot;:{&quot;&amp;[.D204]&amp;&quot;,&quot;&quot;&quot;&amp;[.B204]&amp;&quot;&quot;&quot;},&quot;;&quot;// &quot; &amp;[.A204])" office:value-type="string" office:string-value="526:{3,&quot;Notification Appliance Ckt # 3 &quot;}," calcext:value-type="string">
            <text:p>526:{3,"Notification Appliance Ckt # 3 "},</text:p>
          </table:table-cell>
          <table:table-cell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tification Appliance Ckt # 4 </text:p>
          </table:table-cell>
          <table:table-cell office:value-type="string" calcext:value-type="string">
            <text:p>Disable-Notification Appl. Ckt#4 </text:p>
          </table:table-cell>
          <table:table-cell office:value-type="float" office:value="3" calcext:value-type="float">
            <text:p>3</text:p>
          </table:table-cell>
          <table:table-cell table:formula="of:=IF([.B205] &gt; &quot;&quot;;[.A205]&amp;&quot;:{&quot;&amp;[.D205]&amp;&quot;,&quot;&quot;&quot;&amp;[.B205]&amp;&quot;&quot;&quot;},&quot;;&quot;// &quot; &amp;[.A205])" office:value-type="string" office:string-value="527:{3,&quot;Notification Appliance Ckt # 4 &quot;}," calcext:value-type="string">
            <text:p>527:{3,"Notification Appliance Ckt # 4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STEM PERIPHERAL DISABLES: </text:p>
          </table:table-cell>
          <table:table-cell table:number-columns-repeated="3"/>
          <table:table-cell table:formula="of:=IF([.B206] &gt; &quot;&quot;;[.A206]&amp;&quot;:{&quot;&amp;[.D206]&amp;&quot;,&quot;&quot;&quot;&amp;[.B206]&amp;&quot;&quot;&quot;},&quot;;&quot;// &quot; &amp;[.A206])" office:value-type="string" office:string-value="// SYSTEM PERIPHERAL DISABLES: " calcext:value-type="string">
            <text:p>// SYSTEM PERIPHERAL DISABLES: </text:p>
          </table:table-cell>
          <table:table-cell table:number-columns-repeated="101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odule Added </text:p>
          </table:table-cell>
          <table:table-cell office:value-type="string" calcext:value-type="string">
            <text:p>Super.-Module Add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07] &gt; &quot;&quot;;[.A207]&amp;&quot;:{&quot;&amp;[.D207]&amp;&quot;,&quot;&quot;&quot;&amp;[.B207]&amp;&quot;&quot;&quot;},&quot;;&quot;// &quot; &amp;[.A207])" office:value-type="string" office:string-value="531:{3,&quot;Module Added &quot;}," calcext:value-type="string">
            <text:p>531:{3,"Module Added "},</text:p>
          </table:table-cell>
          <table:table-cell table:number-columns-repeated="101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odule Removed </text:p>
          </table:table-cell>
          <table:table-cell office:value-type="string" calcext:value-type="string">
            <text:p>Super.-Module Remov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08] &gt; &quot;&quot;;[.A208]&amp;&quot;:{&quot;&amp;[.D208]&amp;&quot;,&quot;&quot;&quot;&amp;[.B208]&amp;&quot;&quot;&quot;},&quot;;&quot;// &quot; &amp;[.A208])" office:value-type="string" office:string-value="532:{3,&quot;Module Removed &quot;}," calcext:value-type="string">
            <text:p>532:{3,"Module Removed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UNICATION DISABLES: </text:p>
          </table:table-cell>
          <table:table-cell table:number-columns-repeated="3"/>
          <table:table-cell table:formula="of:=IF([.B209] &gt; &quot;&quot;;[.A209]&amp;&quot;:{&quot;&amp;[.D209]&amp;&quot;,&quot;&quot;&quot;&amp;[.B209]&amp;&quot;&quot;&quot;},&quot;;&quot;// &quot; &amp;[.A209])" office:value-type="string" office:string-value="// COMMUNICATION DISABLES: " calcext:value-type="string">
            <text:p>// COMMUNICATION DISABLES: </text:p>
          </table:table-cell>
          <table:table-cell table:number-columns-repeated="101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ialer Disabled </text:p>
          </table:table-cell>
          <table:table-cell office:value-type="string" calcext:value-type="string">
            <text:p>Disable-Dialer Disable </text:p>
          </table:table-cell>
          <table:table-cell office:value-type="float" office:value="3" calcext:value-type="float">
            <text:p>3</text:p>
          </table:table-cell>
          <table:table-cell table:formula="of:=IF([.B210] &gt; &quot;&quot;;[.A210]&amp;&quot;:{&quot;&amp;[.D210]&amp;&quot;,&quot;&quot;&quot;&amp;[.B210]&amp;&quot;&quot;&quot;},&quot;;&quot;// &quot; &amp;[.A210])" office:value-type="string" office:string-value="551:{3,&quot;Dialer Disabled &quot;}," calcext:value-type="string">
            <text:p>551:{3,"Dialer Disabled "},</text:p>
          </table:table-cell>
          <table:table-cell table:number-columns-repeated="101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adio Xmitter Disabled </text:p>
          </table:table-cell>
          <table:table-cell office:value-type="string" calcext:value-type="string">
            <text:p>Disable-Radio Disable </text:p>
          </table:table-cell>
          <table:table-cell office:value-type="float" office:value="3" calcext:value-type="float">
            <text:p>3</text:p>
          </table:table-cell>
          <table:table-cell table:formula="of:=IF([.B211] &gt; &quot;&quot;;[.A211]&amp;&quot;:{&quot;&amp;[.D211]&amp;&quot;,&quot;&quot;&quot;&amp;[.B211]&amp;&quot;&quot;&quot;},&quot;;&quot;// &quot; &amp;[.A211])" office:value-type="string" office:string-value="552:{3,&quot;Radio Xmitter Disabled &quot;}," calcext:value-type="string">
            <text:p>552:{3,"Radio Xmitter Disabled "},</text:p>
          </table:table-cell>
          <table:table-cell table:number-columns-repeated="101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mote Upload/Download </text:p>
          </table:table-cell>
          <table:table-cell office:value-type="string" calcext:value-type="string">
            <text:p>Disable-Rem. Up/download Disable </text:p>
          </table:table-cell>
          <table:table-cell office:value-type="float" office:value="3" calcext:value-type="float">
            <text:p>3</text:p>
          </table:table-cell>
          <table:table-cell table:formula="of:=IF([.B212] &gt; &quot;&quot;;[.A212]&amp;&quot;:{&quot;&amp;[.D212]&amp;&quot;,&quot;&quot;&quot;&amp;[.B212]&amp;&quot;&quot;&quot;},&quot;;&quot;// &quot; &amp;[.A212])" office:value-type="string" office:string-value="553:{3,&quot;Remote Upload/Download &quot;}," calcext:value-type="string">
            <text:p>553:{3,"Remote Upload/Download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PASSES: </text:p>
          </table:table-cell>
          <table:table-cell table:number-columns-repeated="3"/>
          <table:table-cell table:formula="of:=IF([.B213] &gt; &quot;&quot;;[.A213]&amp;&quot;:{&quot;&amp;[.D213]&amp;&quot;,&quot;&quot;&quot;&amp;[.B213]&amp;&quot;&quot;&quot;},&quot;;&quot;// &quot; &amp;[.A213])" office:value-type="string" office:string-value="// BYPASSES: " calcext:value-type="string">
            <text:p>// BYPASSES: </text:p>
          </table:table-cell>
          <table:table-cell table:number-columns-repeated="101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NE/SENSOR BYPASS </text:p>
          </table:table-cell>
          <table:table-cell office:value-type="string" calcext:value-type="string">
            <text:p>Bypass-Zone Bypass-# </text:p>
          </table:table-cell>
          <table:table-cell office:value-type="float" office:value="3" calcext:value-type="float">
            <text:p>3</text:p>
          </table:table-cell>
          <table:table-cell table:formula="of:=IF([.B214] &gt; &quot;&quot;;[.A214]&amp;&quot;:{&quot;&amp;[.D214]&amp;&quot;,&quot;&quot;&quot;&amp;[.B214]&amp;&quot;&quot;&quot;},&quot;;&quot;// &quot; &amp;[.A214])" office:value-type="string" office:string-value="570:{3,&quot;ZONE/SENSOR BYPASS &quot;}," calcext:value-type="string">
            <text:p>570:{3,"ZONE/SENSOR BYPASS "},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ire Bypass </text:p>
          </table:table-cell>
          <table:table-cell office:value-type="string" calcext:value-type="string">
            <text:p>Bypass-Fire Bypass-# </text:p>
          </table:table-cell>
          <table:table-cell office:value-type="float" office:value="3" calcext:value-type="float">
            <text:p>3</text:p>
          </table:table-cell>
          <table:table-cell table:formula="of:=IF([.B215] &gt; &quot;&quot;;[.A215]&amp;&quot;:{&quot;&amp;[.D215]&amp;&quot;,&quot;&quot;&quot;&amp;[.B215]&amp;&quot;&quot;&quot;},&quot;;&quot;// &quot; &amp;[.A215])" office:value-type="string" office:string-value="571:{3,&quot;Fire Bypass &quot;}," calcext:value-type="string">
            <text:p>571:{3,"Fire Bypass "},</text:p>
          </table:table-cell>
          <table:table-cell table:number-columns-repeated="101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4 Hour Zone Bypass </text:p>
          </table:table-cell>
          <table:table-cell office:value-type="string" calcext:value-type="string">
            <text:p>Bypass-24 Hour Bypass-# </text:p>
          </table:table-cell>
          <table:table-cell office:value-type="float" office:value="3" calcext:value-type="float">
            <text:p>3</text:p>
          </table:table-cell>
          <table:table-cell table:formula="of:=IF([.B216] &gt; &quot;&quot;;[.A216]&amp;&quot;:{&quot;&amp;[.D216]&amp;&quot;,&quot;&quot;&quot;&amp;[.B216]&amp;&quot;&quot;&quot;},&quot;;&quot;// &quot; &amp;[.A216])" office:value-type="string" office:string-value="572:{3,&quot;24 Hour Zone Bypass &quot;}," calcext:value-type="string">
            <text:p>572:{3,"24 Hour Zone Bypass "},</text:p>
          </table:table-cell>
          <table:table-cell table:number-columns-repeated="101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urg. Bypass </text:p>
          </table:table-cell>
          <table:table-cell office:value-type="string" calcext:value-type="string">
            <text:p>Bypass-Burg. Bypass-# </text:p>
          </table:table-cell>
          <table:table-cell office:value-type="float" office:value="3" calcext:value-type="float">
            <text:p>3</text:p>
          </table:table-cell>
          <table:table-cell table:formula="of:=IF([.B217] &gt; &quot;&quot;;[.A217]&amp;&quot;:{&quot;&amp;[.D217]&amp;&quot;,&quot;&quot;&quot;&amp;[.B217]&amp;&quot;&quot;&quot;},&quot;;&quot;// &quot; &amp;[.A217])" office:value-type="string" office:string-value="573:{3,&quot;Burg. Bypass &quot;}," calcext:value-type="string">
            <text:p>573:{3,"Burg. Bypass "},</text:p>
          </table:table-cell>
          <table:table-cell table:number-columns-repeated="101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roup Bypass </text:p>
          </table:table-cell>
          <table:table-cell office:value-type="string" calcext:value-type="string">
            <text:p>Bypass-Group Bypass-User # </text:p>
          </table:table-cell>
          <table:table-cell office:value-type="float" office:value="3" calcext:value-type="float">
            <text:p>3</text:p>
          </table:table-cell>
          <table:table-cell table:formula="of:=IF([.B218] &gt; &quot;&quot;;[.A218]&amp;&quot;:{&quot;&amp;[.D218]&amp;&quot;,&quot;&quot;&quot;&amp;[.B218]&amp;&quot;&quot;&quot;},&quot;;&quot;// &quot; &amp;[.A218])" office:value-type="string" office:string-value="574:{3,&quot;Group Bypass &quot;}," calcext:value-type="string">
            <text:p>574:{3,"Group Bypass "},</text:p>
          </table:table-cell>
          <table:table-cell table:number-columns-repeated="101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WINGER BYPASS </text:p>
          </table:table-cell>
          <table:table-cell office:value-type="string" calcext:value-type="string">
            <text:p>Bypass-Swinger Bypass-# </text:p>
          </table:table-cell>
          <table:table-cell office:value-type="float" office:value="3" calcext:value-type="float">
            <text:p>3</text:p>
          </table:table-cell>
          <table:table-cell table:formula="of:=IF([.B219] &gt; &quot;&quot;;[.A219]&amp;&quot;:{&quot;&amp;[.D219]&amp;&quot;,&quot;&quot;&quot;&amp;[.B219]&amp;&quot;&quot;&quot;},&quot;;&quot;// &quot; &amp;[.A219])" office:value-type="string" office:string-value="575:{3,&quot;SWINGER BYPASS &quot;}," calcext:value-type="string">
            <text:p>575:{3,"SWINGER BYPASS "},</text:p>
          </table:table-cell>
          <table:table-cell table:number-columns-repeated="101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ccess Zone Shunt </text:p>
          </table:table-cell>
          <table:table-cell office:value-type="string" calcext:value-type="string">
            <text:p>Access-ACS Zone Shunt-# </text:p>
          </table:table-cell>
          <table:table-cell office:value-type="float" office:value="3" calcext:value-type="float">
            <text:p>3</text:p>
          </table:table-cell>
          <table:table-cell table:formula="of:=IF([.B220] &gt; &quot;&quot;;[.A220]&amp;&quot;:{&quot;&amp;[.D220]&amp;&quot;,&quot;&quot;&quot;&amp;[.B220]&amp;&quot;&quot;&quot;},&quot;;&quot;// &quot; &amp;[.A220])" office:value-type="string" office:string-value="576:{3,&quot;Access Zone Shunt &quot;}," calcext:value-type="string">
            <text:p>576:{3,"Access Zone Shunt "},</text:p>
          </table:table-cell>
          <table:table-cell table:number-columns-repeated="101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ccess Point Bypass </text:p>
          </table:table-cell>
          <table:table-cell office:value-type="string" calcext:value-type="string">
            <text:p>Access-ACS Point Bypass-# </text:p>
          </table:table-cell>
          <table:table-cell office:value-type="float" office:value="3" calcext:value-type="float">
            <text:p>3</text:p>
          </table:table-cell>
          <table:table-cell table:formula="of:=IF([.B221] &gt; &quot;&quot;;[.A221]&amp;&quot;:{&quot;&amp;[.D221]&amp;&quot;,&quot;&quot;&quot;&amp;[.B221]&amp;&quot;&quot;&quot;},&quot;;&quot;// &quot; &amp;[.A221])" office:value-type="string" office:string-value="577:{3,&quot;Access Point Bypass &quot;}," calcext:value-type="string">
            <text:p>577:{3,"Access Point Bypass "},</text:p>
          </table:table-cell>
          <table:table-cell table:number-columns-repeated="101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Zone Bypass </text:p>
          </table:table-cell>
          <table:table-cell office:value-type="string" calcext:value-type="string">
            <text:p>Bypass – Vault Bypass - # </text:p>
          </table:table-cell>
          <table:table-cell office:value-type="float" office:value="3" calcext:value-type="float">
            <text:p>3</text:p>
          </table:table-cell>
          <table:table-cell table:formula="of:=IF([.B222] &gt; &quot;&quot;;[.A222]&amp;&quot;:{&quot;&amp;[.D222]&amp;&quot;,&quot;&quot;&quot;&amp;[.B222]&amp;&quot;&quot;&quot;},&quot;;&quot;// &quot; &amp;[.A222])" office:value-type="string" office:string-value="578:{3,&quot;Zone Bypass &quot;}," calcext:value-type="string">
            <text:p>578:{3,"Zone Bypass "},</text:p>
          </table:table-cell>
          <table:table-cell table:number-columns-repeated="101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Zone Bypass </text:p>
          </table:table-cell>
          <table:table-cell office:value-type="string" calcext:value-type="string">
            <text:p>Bypass – Vent Zone Bypass - # </text:p>
          </table:table-cell>
          <table:table-cell office:value-type="float" office:value="3" calcext:value-type="float">
            <text:p>3</text:p>
          </table:table-cell>
          <table:table-cell table:formula="of:=IF([.B223] &gt; &quot;&quot;;[.A223]&amp;&quot;:{&quot;&amp;[.D223]&amp;&quot;,&quot;&quot;&quot;&amp;[.B223]&amp;&quot;&quot;&quot;},&quot;;&quot;// &quot; &amp;[.A223])" office:value-type="string" office:string-value="579:{3,&quot;Zone Bypass &quot;}," calcext:value-type="string">
            <text:p>579:{3,"Zone Bypass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/ MISC: </text:p>
          </table:table-cell>
          <table:table-cell table:number-columns-repeated="3"/>
          <table:table-cell table:formula="of:=IF([.B224] &gt; &quot;&quot;;[.A224]&amp;&quot;:{&quot;&amp;[.D224]&amp;&quot;,&quot;&quot;&quot;&amp;[.B224]&amp;&quot;&quot;&quot;},&quot;;&quot;// &quot; &amp;[.A224])" office:value-type="string" office:string-value="// TEST / MISC: " calcext:value-type="string">
            <text:p>// TEST / MISC: </text:p>
          </table:table-cell>
          <table:table-cell table:number-columns-repeated="101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NUAL TEST </text:p>
          </table:table-cell>
          <table:table-cell office:value-type="string" calcext:value-type="string">
            <text:p>Test-Manually Trigger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25] &gt; &quot;&quot;;[.A225]&amp;&quot;:{&quot;&amp;[.D225]&amp;&quot;,&quot;&quot;&quot;&amp;[.B225]&amp;&quot;&quot;&quot;},&quot;;&quot;// &quot; &amp;[.A225])" office:value-type="string" office:string-value="601:{3,&quot;MANUAL TEST &quot;}," calcext:value-type="string">
            <text:p>601:{3,"MANUAL TEST "},</text:p>
          </table:table-cell>
          <table:table-cell table:number-columns-repeated="101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ERIODIC TEST </text:p>
          </table:table-cell>
          <table:table-cell office:value-type="string" calcext:value-type="string">
            <text:p>Test-Periodic (Restore Not Applicable </text:p>
          </table:table-cell>
          <table:table-cell office:value-type="float" office:value="3" calcext:value-type="float">
            <text:p>3</text:p>
          </table:table-cell>
          <table:table-cell table:formula="of:=IF([.B226] &gt; &quot;&quot;;[.A226]&amp;&quot;:{&quot;&amp;[.D226]&amp;&quot;,&quot;&quot;&quot;&amp;[.B226]&amp;&quot;&quot;&quot;},&quot;;&quot;// &quot; &amp;[.A226])" office:value-type="string" office:string-value="602:{3,&quot;PERIODIC TEST &quot;}," calcext:value-type="string">
            <text:p>602:{3,"PERIODIC TEST "},</text:p>
          </table:table-cell>
          <table:table-cell table:number-columns-repeated="101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eriodic RF Xmission </text:p>
          </table:table-cell>
          <table:table-cell office:value-type="string" calcext:value-type="string">
            <text:p>Test-Periodic Radio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27] &gt; &quot;&quot;;[.A227]&amp;&quot;:{&quot;&amp;[.D227]&amp;&quot;,&quot;&quot;&quot;&amp;[.B227]&amp;&quot;&quot;&quot;},&quot;;&quot;// &quot; &amp;[.A227])" office:value-type="string" office:string-value="603:{3,&quot;Periodic RF Xmission &quot;}," calcext:value-type="string">
            <text:p>603:{3,"Periodic RF Xmission "},</text:p>
          </table:table-cell>
          <table:table-cell table:number-columns-repeated="101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IRE TEST </text:p>
          </table:table-cell>
          <table:table-cell office:value-type="string" calcext:value-type="string">
            <text:p>Test-Fire Walk Test-User # </text:p>
          </table:table-cell>
          <table:table-cell office:value-type="float" office:value="3" calcext:value-type="float">
            <text:p>3</text:p>
          </table:table-cell>
          <table:table-cell table:formula="of:=IF([.B228] &gt; &quot;&quot;;[.A228]&amp;&quot;:{&quot;&amp;[.D228]&amp;&quot;,&quot;&quot;&quot;&amp;[.B228]&amp;&quot;&quot;&quot;},&quot;;&quot;// &quot; &amp;[.A228])" office:value-type="string" office:string-value="604:{3,&quot;FIRE TEST &quot;}," calcext:value-type="string">
            <text:p>604:{3,"FIRE TEST "},</text:p>
          </table:table-cell>
          <table:table-cell table:number-columns-repeated="101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atus Report To Follow </text:p>
          </table:table-cell>
          <table:table-cell office:value-type="string" calcext:value-type="string">
            <text:p>Test-Fire Walk Test-User # </text:p>
          </table:table-cell>
          <table:table-cell office:value-type="float" office:value="3" calcext:value-type="float">
            <text:p>3</text:p>
          </table:table-cell>
          <table:table-cell table:formula="of:=IF([.B229] &gt; &quot;&quot;;[.A229]&amp;&quot;:{&quot;&amp;[.D229]&amp;&quot;,&quot;&quot;&quot;&amp;[.B229]&amp;&quot;&quot;&quot;},&quot;;&quot;// &quot; &amp;[.A229])" office:value-type="string" office:string-value="605:{3,&quot;Status Report To Follow &quot;}," calcext:value-type="string">
            <text:p>605:{3,"Status Report To Follow "},</text:p>
          </table:table-cell>
          <table:table-cell table:number-columns-repeated="101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LISTEN-IN TO FOLLOW </text:p>
          </table:table-cell>
          <table:table-cell office:value-type="string" calcext:value-type="string">
            <text:p>Listen-Listen-In Active (Restore Not Applicble) </text:p>
          </table:table-cell>
          <table:table-cell office:value-type="float" office:value="3" calcext:value-type="float">
            <text:p>3</text:p>
          </table:table-cell>
          <table:table-cell table:formula="of:=IF([.B230] &gt; &quot;&quot;;[.A230]&amp;&quot;:{&quot;&amp;[.D230]&amp;&quot;,&quot;&quot;&quot;&amp;[.B230]&amp;&quot;&quot;&quot;},&quot;;&quot;// &quot; &amp;[.A230])" office:value-type="string" office:string-value="606:{3,&quot;LISTEN-IN TO FOLLOW &quot;}," calcext:value-type="string">
            <text:p>606:{3,"LISTEN-IN TO FOLLOW "},</text:p>
          </table:table-cell>
          <table:table-cell table:number-columns-repeated="101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WALK-TEST MODE </text:p>
          </table:table-cell>
          <table:table-cell office:value-type="string" calcext:value-type="string">
            <text:p>Test-Walk Test Mode-User # </text:p>
          </table:table-cell>
          <table:table-cell office:value-type="float" office:value="3" calcext:value-type="float">
            <text:p>3</text:p>
          </table:table-cell>
          <table:table-cell table:formula="of:=IF([.B231] &gt; &quot;&quot;;[.A231]&amp;&quot;:{&quot;&amp;[.D231]&amp;&quot;,&quot;&quot;&quot;&amp;[.B231]&amp;&quot;&quot;&quot;},&quot;;&quot;// &quot; &amp;[.A231])" office:value-type="string" office:string-value="607:{3,&quot;WALK-TEST MODE &quot;}," calcext:value-type="string">
            <text:p>607:{3,"WALK-TEST MODE "},</text:p>
          </table:table-cell>
          <table:table-cell table:number-columns-repeated="101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ystem Trouble Present </text:p>
          </table:table-cell>
          <table:table-cell office:value-type="string" calcext:value-type="string">
            <text:p>Test-System Trouble Presen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2] &gt; &quot;&quot;;[.A232]&amp;&quot;:{&quot;&amp;[.D232]&amp;&quot;,&quot;&quot;&quot;&amp;[.B232]&amp;&quot;&quot;&quot;},&quot;;&quot;// &quot; &amp;[.A232])" office:value-type="string" office:string-value="608:{3,&quot;System Trouble Present &quot;}," calcext:value-type="string">
            <text:p>608:{3,"System Trouble Present "},</text:p>
          </table:table-cell>
          <table:table-cell table:number-columns-repeated="101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DEO XMTR ACTIVE </text:p>
          </table:table-cell>
          <table:table-cell office:value-type="string" calcext:value-type="string">
            <text:p>Listen-Video Xmitter Active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3] &gt; &quot;&quot;;[.A233]&amp;&quot;:{&quot;&amp;[.D233]&amp;&quot;,&quot;&quot;&quot;&amp;[.B233]&amp;&quot;&quot;&quot;},&quot;;&quot;// &quot; &amp;[.A233])" office:value-type="string" office:string-value="609:{3,&quot;VIDEO XMTR ACTIVE &quot;}," calcext:value-type="string">
            <text:p>609:{3,"VIDEO XMTR ACTIVE "},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OINT TESTED OK </text:p>
          </table:table-cell>
          <table:table-cell office:value-type="string" calcext:value-type="string">
            <text:p>Test-Point Tested OK-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4] &gt; &quot;&quot;;[.A234]&amp;&quot;:{&quot;&amp;[.D234]&amp;&quot;,&quot;&quot;&quot;&amp;[.B234]&amp;&quot;&quot;&quot;},&quot;;&quot;// &quot; &amp;[.A234])" office:value-type="string" office:string-value="611:{3,&quot;POINT TESTED OK &quot;}," calcext:value-type="string">
            <text:p>611:{3,"POINT TESTED OK "},</text:p>
          </table:table-cell>
          <table:table-cell table:number-columns-repeated="101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OINT NOT TESTED </text:p>
          </table:table-cell>
          <table:table-cell office:value-type="string" calcext:value-type="string">
            <text:p>Test-Point Not Tested-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5] &gt; &quot;&quot;;[.A235]&amp;&quot;:{&quot;&amp;[.D235]&amp;&quot;,&quot;&quot;&quot;&amp;[.B235]&amp;&quot;&quot;&quot;},&quot;;&quot;// &quot; &amp;[.A235])" office:value-type="string" office:string-value="612:{3,&quot;POINT NOT TESTED &quot;}," calcext:value-type="string">
            <text:p>612:{3,"POINT NOT TESTED "},</text:p>
          </table:table-cell>
          <table:table-cell table:number-columns-repeated="101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ntrusion Zone Walk Tested </text:p>
          </table:table-cell>
          <table:table-cell office:value-type="string" calcext:value-type="string">
            <text:p>Test-TntrnZone Walk Test-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6] &gt; &quot;&quot;;[.A236]&amp;&quot;:{&quot;&amp;[.D236]&amp;&quot;,&quot;&quot;&quot;&amp;[.B236]&amp;&quot;&quot;&quot;},&quot;;&quot;// &quot; &amp;[.A236])" office:value-type="string" office:string-value="613:{3,&quot;Intrusion Zone Walk Tested &quot;}," calcext:value-type="string">
            <text:p>613:{3,"Intrusion Zone Walk Tested "},</text:p>
          </table:table-cell>
          <table:table-cell table:number-columns-repeated="101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ire Zone Walk Tested </text:p>
          </table:table-cell>
          <table:table-cell office:value-type="string" calcext:value-type="string">
            <text:p>Test-Fire Zone Walk Test-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7] &gt; &quot;&quot;;[.A237]&amp;&quot;:{&quot;&amp;[.D237]&amp;&quot;,&quot;&quot;&quot;&amp;[.B237]&amp;&quot;&quot;&quot;},&quot;;&quot;// &quot; &amp;[.A237])" office:value-type="string" office:string-value="614:{3,&quot;Fire Zone Walk Tested &quot;}," calcext:value-type="string">
            <text:p>614:{3,"Fire Zone Walk Tested "},</text:p>
          </table:table-cell>
          <table:table-cell table:number-columns-repeated="101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anic Zone Walk Tested </text:p>
          </table:table-cell>
          <table:table-cell office:value-type="string" calcext:value-type="string">
            <text:p>Test-PA Zone Walk Tes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38] &gt; &quot;&quot;;[.A238]&amp;&quot;:{&quot;&amp;[.D238]&amp;&quot;,&quot;&quot;&quot;&amp;[.B238]&amp;&quot;&quot;&quot;},&quot;;&quot;// &quot; &amp;[.A238])" office:value-type="string" office:string-value="615:{3,&quot;Panic Zone Walk Tested &quot;}," calcext:value-type="string">
            <text:p>615:{3,"Panic Zone Walk Tested "},</text:p>
          </table:table-cell>
          <table:table-cell table:number-columns-repeated="101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rvice Request </text:p>
          </table:table-cell>
          <table:table-cell office:value-type="string" calcext:value-type="string">
            <text:p>Trouble-Service Request </text:p>
          </table:table-cell>
          <table:table-cell office:value-type="float" office:value="3" calcext:value-type="float">
            <text:p>3</text:p>
          </table:table-cell>
          <table:table-cell table:formula="of:=IF([.B239] &gt; &quot;&quot;;[.A239]&amp;&quot;:{&quot;&amp;[.D239]&amp;&quot;,&quot;&quot;&quot;&amp;[.B239]&amp;&quot;&quot;&quot;},&quot;;&quot;// &quot; &amp;[.A239])" office:value-type="string" office:string-value="616:{3,&quot;Service Request &quot;}," calcext:value-type="string">
            <text:p>616:{3,"Service Request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 LOG: </text:p>
          </table:table-cell>
          <table:table-cell table:number-columns-repeated="3"/>
          <table:table-cell table:formula="of:=IF([.B240] &gt; &quot;&quot;;[.A240]&amp;&quot;:{&quot;&amp;[.D240]&amp;&quot;,&quot;&quot;&quot;&amp;[.B240]&amp;&quot;&quot;&quot;},&quot;;&quot;// &quot; &amp;[.A240])" office:value-type="string" office:string-value="// EVENT LOG: " calcext:value-type="string">
            <text:p>// EVENT LOG: </text:p>
          </table:table-cell>
          <table:table-cell table:number-columns-repeated="101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VENT LOG RESET </text:p>
          </table:table-cell>
          <table:table-cell office:value-type="string" calcext:value-type="string">
            <text:p>Trouble-Event Log Rese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1] &gt; &quot;&quot;;[.A241]&amp;&quot;:{&quot;&amp;[.D241]&amp;&quot;,&quot;&quot;&quot;&amp;[.B241]&amp;&quot;&quot;&quot;},&quot;;&quot;// &quot; &amp;[.A241])" office:value-type="string" office:string-value="621:{3,&quot;EVENT LOG RESET &quot;}," calcext:value-type="string">
            <text:p>621:{3,"EVENT LOG RESET "},</text:p>
          </table:table-cell>
          <table:table-cell table:number-columns-repeated="101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VENT LOG 50% FULL </text:p>
          </table:table-cell>
          <table:table-cell office:value-type="string" calcext:value-type="string">
            <text:p>Trouble-Event Log 50% Full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2] &gt; &quot;&quot;;[.A242]&amp;&quot;:{&quot;&amp;[.D242]&amp;&quot;,&quot;&quot;&quot;&amp;[.B242]&amp;&quot;&quot;&quot;},&quot;;&quot;// &quot; &amp;[.A242])" office:value-type="string" office:string-value="622:{3,&quot;EVENT LOG 50% FULL &quot;}," calcext:value-type="string">
            <text:p>622:{3,"EVENT LOG 50% FULL "},</text:p>
          </table:table-cell>
          <table:table-cell table:number-columns-repeated="101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VENT LOG 90% FULL </text:p>
          </table:table-cell>
          <table:table-cell office:value-type="string" calcext:value-type="string">
            <text:p>Trouble-Event Log 90% Full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3] &gt; &quot;&quot;;[.A243]&amp;&quot;:{&quot;&amp;[.D243]&amp;&quot;,&quot;&quot;&quot;&amp;[.B243]&amp;&quot;&quot;&quot;},&quot;;&quot;// &quot; &amp;[.A243])" office:value-type="string" office:string-value="623:{3,&quot;EVENT LOG 90% FULL &quot;}," calcext:value-type="string">
            <text:p>623:{3,"EVENT LOG 90% FULL "},</text:p>
          </table:table-cell>
          <table:table-cell table:number-columns-repeated="101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VENT LOG OVERFLOW </text:p>
          </table:table-cell>
          <table:table-cell office:value-type="string" calcext:value-type="string">
            <text:p>Trouble-Event Log Overflow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4] &gt; &quot;&quot;;[.A244]&amp;&quot;:{&quot;&amp;[.D244]&amp;&quot;,&quot;&quot;&quot;&amp;[.B244]&amp;&quot;&quot;&quot;},&quot;;&quot;// &quot; &amp;[.A244])" office:value-type="string" office:string-value="624:{3,&quot;EVENT LOG OVERFLOW &quot;}," calcext:value-type="string">
            <text:p>624:{3,"EVENT LOG OVERFLOW "},</text:p>
          </table:table-cell>
          <table:table-cell table:number-columns-repeated="10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IME/DATE RESET </text:p>
          </table:table-cell>
          <table:table-cell office:value-type="string" calcext:value-type="string">
            <text:p>Trouble-Time/Date Reset-User #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5] &gt; &quot;&quot;;[.A245]&amp;&quot;:{&quot;&amp;[.D245]&amp;&quot;,&quot;&quot;&quot;&amp;[.B245]&amp;&quot;&quot;&quot;},&quot;;&quot;// &quot; &amp;[.A245])" office:value-type="string" office:string-value="625:{3,&quot;TIME/DATE RESET &quot;}," calcext:value-type="string">
            <text:p>625:{3,"TIME/DATE RESET "},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ME/DATE INACCURATE </text:p>
          </table:table-cell>
          <table:table-cell office:value-type="string" calcext:value-type="string">
            <text:p>Trouble-Time/Date Invalid (clock not stamping to log correctly) </text:p>
          </table:table-cell>
          <table:table-cell office:value-type="float" office:value="3" calcext:value-type="float">
            <text:p>3</text:p>
          </table:table-cell>
          <table:table-cell table:formula="of:=IF([.B246] &gt; &quot;&quot;;[.A246]&amp;&quot;:{&quot;&amp;[.D246]&amp;&quot;,&quot;&quot;&quot;&amp;[.B246]&amp;&quot;&quot;&quot;},&quot;;&quot;// &quot; &amp;[.A246])" office:value-type="string" office:string-value="626:{3,&quot;TIME/DATE INACCURATE &quot;}," calcext:value-type="string">
            <text:p>626:{3,"TIME/DATE INACCURATE "},</text:p>
          </table:table-cell>
          <table:table-cell table:number-columns-repeated="101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ROGRAM MODE ENTRY </text:p>
          </table:table-cell>
          <table:table-cell office:value-type="string" calcext:value-type="string">
            <text:p>Trouble-Program Mode Entry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47] &gt; &quot;&quot;;[.A247]&amp;&quot;:{&quot;&amp;[.D247]&amp;&quot;,&quot;&quot;&quot;&amp;[.B247]&amp;&quot;&quot;&quot;},&quot;;&quot;// &quot; &amp;[.A247])" office:value-type="string" office:string-value="627:{3,&quot;PROGRAM MODE ENTRY &quot;}," calcext:value-type="string">
            <text:p>627:{3,"PROGRAM MODE ENTRY "},</text:p>
          </table:table-cell>
          <table:table-cell table:number-columns-repeated="101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ROGRAM MODE EXIT </text:p>
          </table:table-cell>
          <table:table-cell office:value-type="string" calcext:value-type="string">
            <text:p>Trouble-Program Mode Exit (Restore Not Applicable </text:p>
          </table:table-cell>
          <table:table-cell office:value-type="float" office:value="3" calcext:value-type="float">
            <text:p>3</text:p>
          </table:table-cell>
          <table:table-cell table:formula="of:=IF([.B248] &gt; &quot;&quot;;[.A248]&amp;&quot;:{&quot;&amp;[.D248]&amp;&quot;,&quot;&quot;&quot;&amp;[.B248]&amp;&quot;&quot;&quot;},&quot;;&quot;// &quot; &amp;[.A248])" office:value-type="string" office:string-value="628:{3,&quot;PROGRAM MODE EXIT &quot;}," calcext:value-type="string">
            <text:p>628:{3,"PROGRAM MODE EXIT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DULING: </text:p>
          </table:table-cell>
          <table:table-cell table:number-columns-repeated="3"/>
          <table:table-cell table:formula="of:=IF([.B249] &gt; &quot;&quot;;[.A249]&amp;&quot;:{&quot;&amp;[.D249]&amp;&quot;,&quot;&quot;&quot;&amp;[.B249]&amp;&quot;&quot;&quot;},&quot;;&quot;// &quot; &amp;[.A249])" office:value-type="string" office:string-value="// SCHEDULING: " calcext:value-type="string">
            <text:p>// SCHEDULING: </text:p>
          </table:table-cell>
          <table:table-cell table:number-columns-repeated="101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chedule Change </text:p>
          </table:table-cell>
          <table:table-cell office:value-type="string" calcext:value-type="string">
            <text:p>Trouble-Schedule Chang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50] &gt; &quot;&quot;;[.A250]&amp;&quot;:{&quot;&amp;[.D250]&amp;&quot;,&quot;&quot;&quot;&amp;[.B250]&amp;&quot;&quot;&quot;},&quot;;&quot;// &quot; &amp;[.A250])" office:value-type="string" office:string-value="630:{3,&quot;Schedule Change &quot;}," calcext:value-type="string">
            <text:p>630:{3,"Schedule Change "},</text:p>
          </table:table-cell>
          <table:table-cell table:number-columns-repeated="101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xception Sched. Change </text:p>
          </table:table-cell>
          <table:table-cell office:value-type="string" calcext:value-type="string">
            <text:p>Trouble-Esc. Sched. Chang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51] &gt; &quot;&quot;;[.A251]&amp;&quot;:{&quot;&amp;[.D251]&amp;&quot;,&quot;&quot;&quot;&amp;[.B251]&amp;&quot;&quot;&quot;},&quot;;&quot;// &quot; &amp;[.A251])" office:value-type="string" office:string-value="631:{3,&quot;Exception Sched. Change &quot;}," calcext:value-type="string">
            <text:p>631:{3,"Exception Sched. Change "},</text:p>
          </table:table-cell>
          <table:table-cell table:number-columns-repeated="101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ccess Schedule Change </text:p>
          </table:table-cell>
          <table:table-cell office:value-type="string" calcext:value-type="string">
            <text:p>Trouble-Access Sched. Changed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52] &gt; &quot;&quot;;[.A252]&amp;&quot;:{&quot;&amp;[.D252]&amp;&quot;,&quot;&quot;&quot;&amp;[.B252]&amp;&quot;&quot;&quot;},&quot;;&quot;// &quot; &amp;[.A252])" office:value-type="string" office:string-value="632:{3,&quot;Access Schedule Change &quot;}," calcext:value-type="string">
            <text:p>632:{3,"Access Schedule Change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NEL MONITORING: </text:p>
          </table:table-cell>
          <table:table-cell table:number-columns-repeated="3"/>
          <table:table-cell table:formula="of:=IF([.B253] &gt; &quot;&quot;;[.A253]&amp;&quot;:{&quot;&amp;[.D253]&amp;&quot;,&quot;&quot;&quot;&amp;[.B253]&amp;&quot;&quot;&quot;},&quot;;&quot;// &quot; &amp;[.A253])" office:value-type="string" office:string-value="// PERSONNEL MONITORING: " calcext:value-type="string">
            <text:p>// PERSONNEL MONITORING: </text:p>
          </table:table-cell>
          <table:table-cell table:number-columns-repeated="101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nior Watch Trouble </text:p>
          </table:table-cell>
          <table:table-cell office:value-type="string" calcext:value-type="string">
            <text:p>Trouble-Senior Watch Trouble</text:p>
          </table:table-cell>
          <table:table-cell office:value-type="float" office:value="3" calcext:value-type="float">
            <text:p>3</text:p>
          </table:table-cell>
          <table:table-cell table:formula="of:=IF([.B254] &gt; &quot;&quot;;[.A254]&amp;&quot;:{&quot;&amp;[.D254]&amp;&quot;,&quot;&quot;&quot;&amp;[.B254]&amp;&quot;&quot;&quot;},&quot;;&quot;// &quot; &amp;[.A254])" office:value-type="string" office:string-value="641:{3,&quot;Senior Watch Trouble &quot;}," calcext:value-type="string">
            <text:p>641:{3,"Senior Watch Trouble "},</text:p>
          </table:table-cell>
          <table:table-cell table:number-columns-repeated="101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Latch-key Supervision </text:p>
          </table:table-cell>
          <table:table-cell office:value-type="string" calcext:value-type="string">
            <text:p>Status-Latch-key Super-User # (Restore Not Applicable) Used to report when a</text:p>
          </table:table-cell>
          <table:table-cell office:value-type="float" office:value="3" calcext:value-type="float">
            <text:p>3</text:p>
          </table:table-cell>
          <table:table-cell table:formula="of:=IF([.B255] &gt; &quot;&quot;;[.A255]&amp;&quot;:{&quot;&amp;[.D255]&amp;&quot;,&quot;&quot;&quot;&amp;[.B255]&amp;&quot;&quot;&quot;},&quot;;&quot;// &quot; &amp;[.A255])" office:value-type="string" office:string-value="642:{3,&quot;Latch-key Supervision &quot;}," calcext:value-type="string">
            <text:p>642:{3,"Latch-key Supervision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 CODES: </text:p>
          </table:table-cell>
          <table:table-cell table:number-columns-repeated="3"/>
          <table:table-cell table:formula="of:=IF([.B256] &gt; &quot;&quot;;[.A256]&amp;&quot;:{&quot;&amp;[.D256]&amp;&quot;,&quot;&quot;&quot;&amp;[.B256]&amp;&quot;&quot;&quot;},&quot;;&quot;// &quot; &amp;[.A256])" office:value-type="string" office:string-value="// SPECIAL CODES: " calcext:value-type="string">
            <text:p>// SPECIAL CODES: </text:p>
          </table:table-cell>
          <table:table-cell table:number-columns-repeated="101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DT Authorised dealer</text:p>
          </table:table-cell>
          <table:table-cell office:value-type="string" calcext:value-type="string">
            <text:p>Code sent to Identify the control panel as an ADT Authorized Dealer. </text:p>
          </table:table-cell>
          <table:table-cell office:value-type="float" office:value="3" calcext:value-type="float">
            <text:p>3</text:p>
          </table:table-cell>
          <table:table-cell table:formula="of:=IF([.B257] &gt; &quot;&quot;;[.A257]&amp;&quot;:{&quot;&amp;[.D257]&amp;&quot;,&quot;&quot;&quot;&amp;[.B257]&amp;&quot;&quot;&quot;},&quot;;&quot;// &quot; &amp;[.A257])" office:value-type="string" office:string-value="651:{3,&quot;ADT Authorised dealer&quot;}," calcext:value-type="string">
            <text:p>651:{3,"ADT Authorised dealer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: </text:p>
          </table:table-cell>
          <table:table-cell table:number-columns-repeated="3"/>
          <table:table-cell table:formula="of:=IF([.B258] &gt; &quot;&quot;;[.A258]&amp;&quot;:{&quot;&amp;[.D258]&amp;&quot;,&quot;&quot;&quot;&amp;[.B258]&amp;&quot;&quot;&quot;},&quot;;&quot;// &quot; &amp;[.A258])" office:value-type="string" office:string-value="// Miscellaneous: " calcext:value-type="string">
            <text:p>// Miscellaneous: </text:p>
          </table:table-cell>
          <table:table-cell table:number-columns-repeated="101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ystem Inactivity </text:p>
          </table:table-cell>
          <table:table-cell office:value-type="string" calcext:value-type="string">
            <text:p>Trouble – System Inactivity </text:p>
          </table:table-cell>
          <table:table-cell office:value-type="float" office:value="3" calcext:value-type="float">
            <text:p>3</text:p>
          </table:table-cell>
          <table:table-cell table:formula="of:=IF([.B259] &gt; &quot;&quot;;[.A259]&amp;&quot;:{&quot;&amp;[.D259]&amp;&quot;,&quot;&quot;&quot;&amp;[.B259]&amp;&quot;&quot;&quot;},&quot;;&quot;// &quot; &amp;[.A259])" office:value-type="string" office:string-value="654:{3,&quot;System Inactivity &quot;}," calcext:value-type="string">
            <text:p>654:{3,"System Inactivity "},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ownload Abort </text:p>
          </table:table-cell>
          <table:table-cell office:value-type="string" calcext:value-type="string">
            <text:p>Remote – Download Abort (Restore not applicable) </text:p>
          </table:table-cell>
          <table:table-cell office:value-type="float" office:value="3" calcext:value-type="float">
            <text:p>3</text:p>
          </table:table-cell>
          <table:table-cell table:formula="of:=IF([.B260] &gt; &quot;&quot;;[.A260]&amp;&quot;:{&quot;&amp;[.D260]&amp;&quot;,&quot;&quot;&quot;&amp;[.B260]&amp;&quot;&quot;&quot;},&quot;;&quot;// &quot; &amp;[.A260])" office:value-type="string" office:string-value="900:{3,&quot;Download Abort &quot;}," calcext:value-type="string">
            <text:p>900:{3,"Download Abort "},</text:p>
          </table:table-cell>
          <table:table-cell table:number-columns-repeated="101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ownload Start/End </text:p>
          </table:table-cell>
          <table:table-cell office:value-type="string" calcext:value-type="string">
            <text:p>Remote – Download Start/End - # </text:p>
          </table:table-cell>
          <table:table-cell office:value-type="float" office:value="3" calcext:value-type="float">
            <text:p>3</text:p>
          </table:table-cell>
          <table:table-cell table:formula="of:=IF([.B261] &gt; &quot;&quot;;[.A261]&amp;&quot;:{&quot;&amp;[.D261]&amp;&quot;,&quot;&quot;&quot;&amp;[.B261]&amp;&quot;&quot;&quot;},&quot;;&quot;// &quot; &amp;[.A261])" office:value-type="string" office:string-value="901:{3,&quot;Download Start/End &quot;}," calcext:value-type="string">
            <text:p>901:{3,"Download Start/End "},</text:p>
          </table:table-cell>
          <table:table-cell table:number-columns-repeated="101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Download Interrupted </text:p>
          </table:table-cell>
          <table:table-cell office:value-type="string" calcext:value-type="string">
            <text:p>Remote – Download Interrupt - # </text:p>
          </table:table-cell>
          <table:table-cell office:value-type="float" office:value="3" calcext:value-type="float">
            <text:p>3</text:p>
          </table:table-cell>
          <table:table-cell table:formula="of:=IF([.B262] &gt; &quot;&quot;;[.A262]&amp;&quot;:{&quot;&amp;[.D262]&amp;&quot;,&quot;&quot;&quot;&amp;[.B262]&amp;&quot;&quot;&quot;},&quot;;&quot;// &quot; &amp;[.A262])" office:value-type="string" office:string-value="902:{3,&quot;Download Interrupted &quot;}," calcext:value-type="string">
            <text:p>902:{3,"Download Interrupted "},</text:p>
          </table:table-cell>
          <table:table-cell table:number-columns-repeated="101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Auto-Close with Bypass </text:p>
          </table:table-cell>
          <table:table-cell office:value-type="string" calcext:value-type="string">
            <text:p>Closing – Auto Close – Bypass - # </text:p>
          </table:table-cell>
          <table:table-cell office:value-type="float" office:value="3" calcext:value-type="float">
            <text:p>3</text:p>
          </table:table-cell>
          <table:table-cell table:formula="of:=IF([.B263] &gt; &quot;&quot;;[.A263]&amp;&quot;:{&quot;&amp;[.D263]&amp;&quot;,&quot;&quot;&quot;&amp;[.B263]&amp;&quot;&quot;&quot;},&quot;;&quot;// &quot; &amp;[.A263])" office:value-type="string" office:string-value="910:{3,&quot;Auto-Close with Bypass &quot;}," calcext:value-type="string">
            <text:p>910:{3,"Auto-Close with Bypass "},</text:p>
          </table:table-cell>
          <table:table-cell table:number-columns-repeated="101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ypass Closing </text:p>
          </table:table-cell>
          <table:table-cell office:value-type="string" calcext:value-type="string">
            <text:p>Closing – Bypass Closing - # </text:p>
          </table:table-cell>
          <table:table-cell office:value-type="float" office:value="3" calcext:value-type="float">
            <text:p>3</text:p>
          </table:table-cell>
          <table:table-cell table:formula="of:=IF([.B264] &gt; &quot;&quot;;[.A264]&amp;&quot;:{&quot;&amp;[.D264]&amp;&quot;,&quot;&quot;&quot;&amp;[.B264]&amp;&quot;&quot;&quot;},&quot;;&quot;// &quot; &amp;[.A264])" office:value-type="string" office:string-value="911:{3,&quot;Bypass Closing &quot;}," calcext:value-type="string">
            <text:p>911:{3,"Bypass Closing "},</text:p>
          </table:table-cell>
          <table:table-cell table:number-columns-repeated="101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ire Alarm Silenced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65] &gt; &quot;&quot;;[.A265]&amp;&quot;:{&quot;&amp;[.D265]&amp;&quot;,&quot;&quot;&quot;&amp;[.B265]&amp;&quot;&quot;&quot;},&quot;;&quot;// &quot; &amp;[.A265])" office:value-type="string" office:string-value="912:{3,&quot;Fire Alarm Silenced &quot;}," calcext:value-type="string">
            <text:p>912:{3,"Fire Alarm Silenced "},</text:p>
          </table:table-cell>
          <table:table-cell table:number-columns-repeated="101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upervisory Point test Start/End Event - User-# 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B266] &gt; &quot;&quot;;[.A266]&amp;&quot;:{&quot;&amp;[.D266]&amp;&quot;,&quot;&quot;&quot;&amp;[.B266]&amp;&quot;&quot;&quot;},&quot;;&quot;// &quot; &amp;[.A266])" office:value-type="string" office:string-value="913:{3,&quot;Supervisory Point test Start/End Event - User-# &quot;}," calcext:value-type="string">
            <text:p>913:{3,"Supervisory Point test Start/End Event - User-# "},</text:p>
          </table:table-cell>
          <table:table-cell table:number-columns-repeated="101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Hold-up test Start/End </text:p>
          </table:table-cell>
          <table:table-cell office:value-type="string" calcext:value-type="string">
            <text:p>Event - User-# </text:p>
          </table:table-cell>
          <table:table-cell office:value-type="float" office:value="3" calcext:value-type="float">
            <text:p>3</text:p>
          </table:table-cell>
          <table:table-cell table:formula="of:=IF([.B267] &gt; &quot;&quot;;[.A267]&amp;&quot;:{&quot;&amp;[.D267]&amp;&quot;,&quot;&quot;&quot;&amp;[.B267]&amp;&quot;&quot;&quot;},&quot;;&quot;// &quot; &amp;[.A267])" office:value-type="string" office:string-value="914:{3,&quot;Hold-up test Start/End &quot;}," calcext:value-type="string">
            <text:p>914:{3,"Hold-up test Start/End "},</text:p>
          </table:table-cell>
          <table:table-cell table:number-columns-repeated="101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urg. Test Print Start/End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68] &gt; &quot;&quot;;[.A268]&amp;&quot;:{&quot;&amp;[.D268]&amp;&quot;,&quot;&quot;&quot;&amp;[.B268]&amp;&quot;&quot;&quot;},&quot;;&quot;// &quot; &amp;[.A268])" office:value-type="string" office:string-value="915:{3,&quot;Burg. Test Print Start/End &quot;}," calcext:value-type="string">
            <text:p>915:{3,"Burg. Test Print Start/End "},</text:p>
          </table:table-cell>
          <table:table-cell table:number-columns-repeated="101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upervisory Test Print Start/End Event 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B269] &gt; &quot;&quot;;[.A269]&amp;&quot;:{&quot;&amp;[.D269]&amp;&quot;,&quot;&quot;&quot;&amp;[.B269]&amp;&quot;&quot;&quot;},&quot;;&quot;// &quot; &amp;[.A269])" office:value-type="string" office:string-value="916:{3,&quot;Supervisory Test Print Start/End Event &quot;}," calcext:value-type="string">
            <text:p>916:{3,"Supervisory Test Print Start/End Event "},</text:p>
          </table:table-cell>
          <table:table-cell table:number-columns-repeated="101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urg. Diagnostics Start/End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70] &gt; &quot;&quot;;[.A270]&amp;&quot;:{&quot;&amp;[.D270]&amp;&quot;,&quot;&quot;&quot;&amp;[.B270]&amp;&quot;&quot;&quot;},&quot;;&quot;// &quot; &amp;[.A270])" office:value-type="string" office:string-value="917:{3,&quot;Burg. Diagnostics Start/End &quot;}," calcext:value-type="string">
            <text:p>917:{3,"Burg. Diagnostics Start/End "},</text:p>
          </table:table-cell>
          <table:table-cell table:number-columns-repeated="101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ire Diagnostics Start/End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71] &gt; &quot;&quot;;[.A271]&amp;&quot;:{&quot;&amp;[.D271]&amp;&quot;,&quot;&quot;&quot;&amp;[.B271]&amp;&quot;&quot;&quot;},&quot;;&quot;// &quot; &amp;[.A271])" office:value-type="string" office:string-value="918:{3,&quot;Fire Diagnostics Start/End &quot;}," calcext:value-type="string">
            <text:p>918:{3,"Fire Diagnostics Start/End "},</text:p>
          </table:table-cell>
          <table:table-cell table:number-columns-repeated="101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Untyped diagnostics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72] &gt; &quot;&quot;;[.A272]&amp;&quot;:{&quot;&amp;[.D272]&amp;&quot;,&quot;&quot;&quot;&amp;[.B272]&amp;&quot;&quot;&quot;},&quot;;&quot;// &quot; &amp;[.A272])" office:value-type="string" office:string-value="919:{3,&quot;Untyped diagnostics &quot;}," calcext:value-type="string">
            <text:p>919:{3,"Untyped diagnostics "},</text:p>
          </table:table-cell>
          <table:table-cell table:number-columns-repeated="101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rouble Closing (closed with burg. during exit) 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B273] &gt; &quot;&quot;;[.A273]&amp;&quot;:{&quot;&amp;[.D273]&amp;&quot;,&quot;&quot;&quot;&amp;[.B273]&amp;&quot;&quot;&quot;},&quot;;&quot;// &quot; &amp;[.A273])" office:value-type="string" office:string-value="920:{3,&quot;Trouble Closing (closed with burg. during exit) &quot;}," calcext:value-type="string">
            <text:p>920:{3,"Trouble Closing (closed with burg. during exit) "},</text:p>
          </table:table-cell>
          <table:table-cell table:number-columns-repeated="101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ccess Denied Code Unknown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74] &gt; &quot;&quot;;[.A274]&amp;&quot;:{&quot;&amp;[.D274]&amp;&quot;,&quot;&quot;&quot;&amp;[.B274]&amp;&quot;&quot;&quot;},&quot;;&quot;// &quot; &amp;[.A274])" office:value-type="string" office:string-value="921:{3,&quot;Access Denied Code Unknown &quot;}," calcext:value-type="string">
            <text:p>921:{3,"Access Denied Code Unknown "},</text:p>
          </table:table-cell>
          <table:table-cell table:number-columns-repeated="101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upervisory Point Alarm </text:p>
          </table:table-cell>
          <table:table-cell office:value-type="string" calcext:value-type="string">
            <text:p>Alarm – Zone # </text:p>
          </table:table-cell>
          <table:table-cell office:value-type="float" office:value="3" calcext:value-type="float">
            <text:p>3</text:p>
          </table:table-cell>
          <table:table-cell table:formula="of:=IF([.B275] &gt; &quot;&quot;;[.A275]&amp;&quot;:{&quot;&amp;[.D275]&amp;&quot;,&quot;&quot;&quot;&amp;[.B275]&amp;&quot;&quot;&quot;},&quot;;&quot;// &quot; &amp;[.A275])" office:value-type="string" office:string-value="922:{3,&quot;Supervisory Point Alarm &quot;}," calcext:value-type="string">
            <text:p>922:{3,"Supervisory Point Alarm "},</text:p>
          </table:table-cell>
          <table:table-cell table:number-columns-repeated="101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upervisory Point Bypass </text:p>
          </table:table-cell>
          <table:table-cell office:value-type="string" calcext:value-type="string">
            <text:p>Event – Zone # </text:p>
          </table:table-cell>
          <table:table-cell office:value-type="float" office:value="3" calcext:value-type="float">
            <text:p>3</text:p>
          </table:table-cell>
          <table:table-cell table:formula="of:=IF([.B276] &gt; &quot;&quot;;[.A276]&amp;&quot;:{&quot;&amp;[.D276]&amp;&quot;,&quot;&quot;&quot;&amp;[.B276]&amp;&quot;&quot;&quot;},&quot;;&quot;// &quot; &amp;[.A276])" office:value-type="string" office:string-value="923:{3,&quot;Supervisory Point Bypass &quot;}," calcext:value-type="string">
            <text:p>923:{3,"Supervisory Point Bypass "},</text:p>
          </table:table-cell>
          <table:table-cell table:number-columns-repeated="101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upervisory Point Trouble </text:p>
          </table:table-cell>
          <table:table-cell office:value-type="string" calcext:value-type="string">
            <text:p>Trouble – Zone # </text:p>
          </table:table-cell>
          <table:table-cell office:value-type="float" office:value="3" calcext:value-type="float">
            <text:p>3</text:p>
          </table:table-cell>
          <table:table-cell table:formula="of:=IF([.B277] &gt; &quot;&quot;;[.A277]&amp;&quot;:{&quot;&amp;[.D277]&amp;&quot;,&quot;&quot;&quot;&amp;[.B277]&amp;&quot;&quot;&quot;},&quot;;&quot;// &quot; &amp;[.A277])" office:value-type="string" office:string-value="924:{3,&quot;Supervisory Point Trouble &quot;}," calcext:value-type="string">
            <text:p>924:{3,"Supervisory Point Trouble "},</text:p>
          </table:table-cell>
          <table:table-cell table:number-columns-repeated="10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Hold-up Point Bypass </text:p>
          </table:table-cell>
          <table:table-cell office:value-type="string" calcext:value-type="string">
            <text:p>Event – Zone # </text:p>
          </table:table-cell>
          <table:table-cell office:value-type="float" office:value="3" calcext:value-type="float">
            <text:p>3</text:p>
          </table:table-cell>
          <table:table-cell table:formula="of:=IF([.B278] &gt; &quot;&quot;;[.A278]&amp;&quot;:{&quot;&amp;[.D278]&amp;&quot;,&quot;&quot;&quot;&amp;[.B278]&amp;&quot;&quot;&quot;},&quot;;&quot;// &quot; &amp;[.A278])" office:value-type="string" office:string-value="925:{3,&quot;Hold-up Point Bypass &quot;}," calcext:value-type="string">
            <text:p>925:{3,"Hold-up Point Bypass "},</text:p>
          </table:table-cell>
          <table:table-cell table:number-columns-repeated="101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AC Failure for 4 hours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79] &gt; &quot;&quot;;[.A279]&amp;&quot;:{&quot;&amp;[.D279]&amp;&quot;,&quot;&quot;&quot;&amp;[.B279]&amp;&quot;&quot;&quot;},&quot;;&quot;// &quot; &amp;[.A279])" office:value-type="string" office:string-value="926:{3,&quot;AC Failure for 4 hours &quot;}," calcext:value-type="string">
            <text:p>926:{3,"AC Failure for 4 hours "},</text:p>
          </table:table-cell>
          <table:table-cell table:number-columns-repeated="101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Output Trouble </text:p>
          </table:table-cell>
          <table:table-cell office:value-type="string" calcext:value-type="string">
            <text:p>Trouble </text:p>
          </table:table-cell>
          <table:table-cell office:value-type="float" office:value="3" calcext:value-type="float">
            <text:p>3</text:p>
          </table:table-cell>
          <table:table-cell table:formula="of:=IF([.B280] &gt; &quot;&quot;;[.A280]&amp;&quot;:{&quot;&amp;[.D280]&amp;&quot;,&quot;&quot;&quot;&amp;[.B280]&amp;&quot;&quot;&quot;},&quot;;&quot;// &quot; &amp;[.A280])" office:value-type="string" office:string-value="927:{3,&quot;Output Trouble &quot;}," calcext:value-type="string">
            <text:p>927:{3,"Output Trouble "},</text:p>
          </table:table-cell>
          <table:table-cell table:number-columns-repeated="101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User code for event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81] &gt; &quot;&quot;;[.A281]&amp;&quot;:{&quot;&amp;[.D281]&amp;&quot;,&quot;&quot;&quot;&amp;[.B281]&amp;&quot;&quot;&quot;},&quot;;&quot;// &quot; &amp;[.A281])" office:value-type="string" office:string-value="928:{3,&quot;User code for event &quot;}," calcext:value-type="string">
            <text:p>928:{3,"User code for event "},</text:p>
          </table:table-cell>
          <table:table-cell table:number-columns-repeated="101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Log-off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82] &gt; &quot;&quot;;[.A282]&amp;&quot;:{&quot;&amp;[.D282]&amp;&quot;,&quot;&quot;&quot;&amp;[.B282]&amp;&quot;&quot;&quot;},&quot;;&quot;// &quot; &amp;[.A282])" office:value-type="string" office:string-value="929:{3,&quot;Log-off &quot;}," calcext:value-type="string">
            <text:p>929:{3,"Log-off "},</text:p>
          </table:table-cell>
          <table:table-cell table:number-columns-repeated="101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S Connection Failure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83] &gt; &quot;&quot;;[.A283]&amp;&quot;:{&quot;&amp;[.D283]&amp;&quot;,&quot;&quot;&quot;&amp;[.B283]&amp;&quot;&quot;&quot;},&quot;;&quot;// &quot; &amp;[.A283])" office:value-type="string" office:string-value="954:{3,&quot;CS Connection Failure &quot;}," calcext:value-type="string">
            <text:p>954:{3,"CS Connection Failure "},</text:p>
          </table:table-cell>
          <table:table-cell table:number-columns-repeated="101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cvr Database Connection Fail/Restore 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B284] &gt; &quot;&quot;;[.A284]&amp;&quot;:{&quot;&amp;[.D284]&amp;&quot;,&quot;&quot;&quot;&amp;[.B284]&amp;&quot;&quot;&quot;},&quot;;&quot;// &quot; &amp;[.A284])" office:value-type="string" office:string-value="961:{3,&quot;Rcvr Database Connection Fail/Restore &quot;}," calcext:value-type="string">
            <text:p>961:{3,"Rcvr Database Connection Fail/Restore "},</text:p>
          </table:table-cell>
          <table:table-cell table:number-columns-repeated="101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License Expiration Notify </text:p>
          </table:table-cell>
          <table:table-cell office:value-type="string" calcext:value-type="string">
            <text:p>Event </text:p>
          </table:table-cell>
          <table:table-cell office:value-type="float" office:value="3" calcext:value-type="float">
            <text:p>3</text:p>
          </table:table-cell>
          <table:table-cell table:formula="of:=IF([.B285] &gt; &quot;&quot;;[.A285]&amp;&quot;:{&quot;&amp;[.D285]&amp;&quot;,&quot;&quot;&quot;&amp;[.B285]&amp;&quot;&quot;&quot;},&quot;;&quot;// &quot; &amp;[.A285])" office:value-type="string" office:string-value="962:{3,&quot;License Expiration Notify &quot;}," calcext:value-type="string">
            <text:p>962:{3,"License Expiration Notify "}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: </text:p>
          </table:table-cell>
          <table:table-cell table:number-columns-repeated="3"/>
          <table:table-cell table:formula="of:=IF([.B286] &gt; &quot;&quot;;[.A286]&amp;&quot;:{&quot;&amp;[.D286]&amp;&quot;,&quot;&quot;&quot;&amp;[.B286]&amp;&quot;&quot;&quot;},&quot;;&quot;// &quot; &amp;[.A286])" office:value-type="string" office:string-value="// Other: " calcext:value-type="string">
            <text:p>// Other: 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1 and 1/3 DAY NO READ LOG </text:p>
          </table:table-cell>
          <table:table-cell office:value-type="string" calcext:value-type="string">
            <text:p>EVENT LOG ONLY, No report to CS.</text:p>
          </table:table-cell>
          <table:table-cell office:value-type="float" office:value="3" calcext:value-type="float">
            <text:p>3</text:p>
          </table:table-cell>
          <table:table-cell table:formula="of:=IF([.B287] &gt; &quot;&quot;;[.A287]&amp;&quot;:{&quot;&amp;[.D287]&amp;&quot;,&quot;&quot;&quot;&amp;[.B287]&amp;&quot;&quot;&quot;},&quot;;&quot;// &quot; &amp;[.A287])" office:value-type="string" office:string-value="999:{3,&quot;1 and 1/3 DAY NO READ LOG &quot;}," calcext:value-type="string">
            <text:p>999:{3,"1 and 1/3 DAY NO READ LOG "},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4:12:36.983866291</dc:date>
    <meta:editing-duration>PT45M22S</meta:editing-duration>
    <meta:editing-cycles>7</meta:editing-cycles>
    <meta:generator>LibreOffice/7.3.7.2$Linux_X86_64 LibreOffice_project/30$Build-2</meta:generator>
    <meta:document-statistic meta:table-count="1" meta:cell-count="1347" meta:object-count="0"/>
  </office:meta>
</office:document-meta>
</file>